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FF" style:cell-protect="none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FF0000" style:vertical-align="top" fo:wrap-option="wrap" style:cell-protect="none" style:repeat-content="false"/>
      <style:paragraph-properties fo:text-align="start" fo:margin-left="0cm" style:writing-mode="lr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1.42875cm" style:use-optimal-column-width="true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11.0066666666667cm" style:use-optimal-column-width="true"/>
    </style:style>
    <style:style style:name="co5" style:family="table-column">
      <style:table-column-properties fo:break-before="auto" style:column-width="9.10166666666667cm" style:use-optimal-column-width="true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4.894791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7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7">
            <text:p>id</text:p>
          </table:table-cell>
          <table:table-cell office:value-type="string" table:style-name="ce1">
            <text:p>estatus</text:p>
          </table:table-cell>
          <table:table-cell office:value-type="string" table:style-name="ce1">
            <text:p>metodoPago</text:p>
          </table:table-cell>
          <table:table-cell office:value-type="string" table:style-name="ce1">
            <text:p>tipoAnuncio</text:p>
          </table:table-cell>
          <table:table-cell office:value-type="string" table:style-name="ce2">
            <text:p>nombreCliente</text:p>
          </table:table-cell>
          <table:table-cell office:value-type="string" table:style-name="ce1">
            <text:p>nombreNegocio</text:p>
          </table:table-cell>
          <table:table-cell office:value-type="string" table:style-name="ce1">
            <text:p>pago</text:p>
          </table:table-cell>
          <table:table-cell office:value-type="string" table:style-name="ce1">
            <text:p>id_serv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telefonoCliente</text:p>
          </table:table-cell>
          <table:table-cell office:value-type="string" table:style-name="ce1">
            <text:p>telefonoNegocio</text:p>
          </table:table-cell>
          <table:table-cell office:value-type="string" table:style-name="ce1">
            <text:p>direccionNegocio</text:p>
          </table:table-cell>
          <table:table-cell office:value-type="string" table:style-name="ce3">
            <text:p>pueblo</text:p>
          </table:table-cell>
          <table:table-cell office:value-type="string" table:style-name="ce1">
            <text:p>serv_dom</text:p>
          </table:table-cell>
          <table:table-cell office:value-type="string" table:style-name="ce1">
            <text:p>intereses</text:p>
          </table:table-cell>
          <table:table-cell table:number-columns-repeated="16369"/>
        </table:table-row>
        <table:table-row table:style-name="ro1">
          <table:table-cell office:value-type="float" office:value="188" table:style-name="ce7">
            <text:p>1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yamon Scooter Center, Inc.</text:p>
          </table:table-cell>
          <table:table-cell office:value-type="string" table:style-name="ce1">
            <text:p>No</text:p>
          </table:table-cell>
          <table:table-cell office:value-type="string" table:style-name="ce4">
            <text:p>Accesorios</text:p>
            <draw:frame draw:z-index="1" draw:id="id0" draw:style-name="a0" draw:name="Imagen 2" svg:x="0in" svg:y="0in" svg:width="0.00833in" svg:height="0.00833in" style:rel-width="scale" style:rel-height="scale">
              <draw:image xlink:href="media/image1.gif" xlink:type="simple" xlink:show="embed" xlink:actuate="onLoad"/>
              <svg:title/>
              <svg:desc>Index</svg:desc>
            </draw:frame>
          </table:table-cell>
          <table:table-cell office:value-type="string" table:style-name="ce1">
            <text:p>bayscooter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466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4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89" table:style-name="ce7">
            <text:p>1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enitez Hermano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enitezhonda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380</text:p>
          </table:table-cell>
          <table:table-cell office:value-type="string" table:style-name="ce1">
            <text:p>AV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90" table:style-name="ce7">
            <text:p>1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etances Auto Accesori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03613</text:p>
          </table:table-cell>
          <table:table-cell office:value-type="string" table:style-name="ce1">
            <text:p>URB H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91" table:style-name="ce7">
            <text:p>1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enteno Bik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3434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92" table:style-name="ce7">
            <text:p>1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&amp;G Sport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679795</text:p>
          </table:table-cell>
          <table:table-cell office:value-type="string" table:style-name="ce1">
            <text:p>URB EL CORTIJOARDE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93" table:style-name="ce7">
            <text:p>1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 Buggy Motorcycle - Luis A Rodriguez R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8534</text:p>
          </table:table-cell>
          <table:table-cell office:value-type="string" table:style-name="ce1">
            <text:p>URB HERMA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94" table:style-name="ce7">
            <text:p>1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oto Gall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ngely1738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-798-4380<text:s/></text:p>
          </table:table-cell>
          <table:table-cell office:value-type="string" table:style-name="ce1">
            <text:p>URB RIVER V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95" table:style-name="ce7">
            <text:p>1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PM Revolution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94036</text:p>
          </table:table-cell>
          <table:table-cell office:value-type="string" table:style-name="ce1">
            <text:p>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96" table:style-name="ce7">
            <text:p>1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cooter Mania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52588</text:p>
          </table:table-cell>
          <table:table-cell office:value-type="string" table:style-name="ce1">
            <text:p>1600 AVE RAMON LUIS RIVERA STE 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97" table:style-name="ce7">
            <text:p>1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e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1538</text:p>
          </table:table-cell>
          <table:table-cell office:value-type="string" table:style-name="ce1">
            <text:p>CARR 167 KM 0 HM 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98" table:style-name="ce7">
            <text:p>1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N Figuero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3939</text:p>
          </table:table-cell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99" table:style-name="ce7">
            <text:p>1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tonio Berrios de Jes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2773</text:p>
          </table:table-cell>
          <table:table-cell office:value-type="string" table:style-name="ce1">
            <text:p>URB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00" table:style-name="ce7">
            <text:p>2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tonio Melende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47276</text:p>
          </table:table-cell>
          <table:table-cell office:value-type="string" table:style-name="ce1">
            <text:p>RIVERVIEW <text:s/>ZA-5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01" table:style-name="ce7">
            <text:p>2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Piezas Cari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pcaribe@coqui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7363</text:p>
          </table:table-cell>
          <table:table-cell office:value-type="string" table:style-name="ce1">
            <text:p>MARGINAL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02" table:style-name="ce7">
            <text:p>2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S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24726</text:p>
          </table:table-cell>
          <table:table-cell office:value-type="string" table:style-name="ce1">
            <text:p>SECTOR LOS ALVA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03" table:style-name="ce7">
            <text:p>2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est Price Hato Tejas Auto Dist.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rimbestprice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8534</text:p>
          </table:table-cell>
          <table:table-cell office:value-type="string" table:style-name="ce1">
            <text:p>CARR. 862 <text:s/>KM 6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04" table:style-name="ce7">
            <text:p>2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dillac <text:s/>Location <text:s/>2855 - Ryder Puerto Rico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fraind@Ryde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3055003079</text:p>
          </table:table-cell>
          <table:table-cell office:value-type="string" table:style-name="ce1">
            <text:p>IND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05" table:style-name="ce7">
            <text:p>2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Feliciano Collaz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14518</text:p>
          </table:table-cell>
          <table:table-cell office:value-type="string" table:style-name="ce1">
            <text:p>CHATER LAS CUMBR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06" table:style-name="ce7">
            <text:p>2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I Febus Colon - Todo Suzuk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3500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07" table:style-name="ce7">
            <text:p>2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s - Charlie Auto Distributor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urgos@blbc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6996</text:p>
          </table:table-cell>
          <table:table-cell office:value-type="string" table:style-name="ce1">
            <text:p>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08" table:style-name="ce7">
            <text:p>2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lacho Auto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2425</text:p>
          </table:table-cell>
          <table:table-cell office:value-type="string" table:style-name="ce1">
            <text:p>REPTO CORR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09" table:style-name="ce7">
            <text:p>2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ream Motor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0350</text:p>
          </table:table-cell>
          <table:table-cell office:value-type="string" table:style-name="ce1">
            <text:p>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10" table:style-name="ce7">
            <text:p>2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ynoextramax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uillermotorrespr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78200</text:p>
          </table:table-cell>
          <table:table-cell office:value-type="string" table:style-name="ce1">
            <text:p>COLINAS DEL BOSQU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11" table:style-name="ce7">
            <text:p>2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manuel Ramon Vire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ldandyvw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323656</text:p>
          </table:table-cell>
          <table:table-cell office:value-type="string" table:style-name="ce1">
            <text:p>BARRIO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12" table:style-name="ce7">
            <text:p>2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eeway Distributor Humacao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kikitrans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587835</text:p>
          </table:table-cell>
          <table:table-cell office:value-type="string" table:style-name="ce1">
            <text:p>CALLE 25 BLOQUE 25 A-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13" table:style-name="ce7">
            <text:p>2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un Rider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unriderpr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0000</text:p>
          </table:table-cell>
          <table:table-cell office:value-type="string" table:style-name="ce1">
            <text:p>URB ALHAMBR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14" table:style-name="ce7">
            <text:p>2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arry Maisonet Auto Sal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2864</text:p>
          </table:table-cell>
          <table:table-cell office:value-type="string" table:style-name="ce1">
            <text:p>CARR 167 KM 18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15" table:style-name="ce7">
            <text:p>2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rge A Bermudez de Jes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5973</text:p>
          </table:table-cell>
          <table:table-cell office:value-type="string" table:style-name="ce1">
            <text:p>URB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16" table:style-name="ce7">
            <text:p>2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Z Motor Wor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513454</text:p>
          </table:table-cell>
          <table:table-cell office:value-type="string" table:style-name="ce1">
            <text:p>URB. SANTA ROSA AVE. MAIN BLQ 51-3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17" table:style-name="ce7">
            <text:p>2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quinas Auto S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90231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18" table:style-name="ce7">
            <text:p>2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pe BBQ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uilloj1966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20091</text:p>
          </table:table-cell>
          <table:table-cell office:value-type="string" table:style-name="ce1">
            <text:p>CALLE PALI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19" table:style-name="ce7">
            <text:p>2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uerto Rico Auto Trading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rtradingco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874996</text:p>
          </table:table-cell>
          <table:table-cell office:value-type="string" table:style-name="ce1">
            <text:p>311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20" table:style-name="ce7">
            <text:p>2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&amp;MSC Corp.oration - Michael Serrano Center I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6736</text:p>
          </table:table-cell>
          <table:table-cell office:value-type="string" table:style-name="ce1">
            <text:p>MARGINAL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21" table:style-name="ce7">
            <text:p>2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C Motor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urgos@blbc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6996</text:p>
          </table:table-cell>
          <table:table-cell office:value-type="string" table:style-name="ce1">
            <text:p>AVE CEMENTERIO NACIO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22" table:style-name="ce7">
            <text:p>2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yder Coca Cola PR - Location 1305 - Ryder Puer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fraind@ryde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3055003079</text:p>
          </table:table-cell>
          <table:table-cell office:value-type="string" table:style-name="ce1">
            <text:p>IND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23" table:style-name="ce7">
            <text:p>2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oni Moto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643096</text:p>
          </table:table-cell>
          <table:table-cell office:value-type="string" table:style-name="ce1">
            <text:p>AVE 65 INF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24" table:style-name="ce7">
            <text:p>2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rela Truck Suppli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443353</text:p>
          </table:table-cell>
          <table:table-cell office:value-type="string" table:style-name="ce1">
            <text:p>INDUSTRIAL CORUJ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25" table:style-name="ce7">
            <text:p>2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Yahomy Auto Clin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rlyreyes12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4818</text:p>
          </table:table-cell>
          <table:table-cell office:value-type="string" table:style-name="ce1">
            <text:p>CARR 830 INT KM 5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26" table:style-name="ce7">
            <text:p>2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Yokomuro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231233</text:p>
          </table:table-cell>
          <table:table-cell office:value-type="string" table:style-name="ce1">
            <text:p>CARR #2 KM 12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27" table:style-name="ce7">
            <text:p>2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rget Rent A Car - Caparra Motor Servic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39901</text:p>
          </table:table-cell>
          <table:table-cell office:value-type="string" table:style-name="ce1">
            <text:p>CARR. #2 KM. 16.5 BO.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28" table:style-name="ce7">
            <text:p>2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Urban Fix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urbanfixers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8657</text:p>
          </table:table-cell>
          <table:table-cell office:value-type="string" table:style-name="ce1">
            <text:p>RIVERSIDE PARK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29" table:style-name="ce7">
            <text:p>2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C Delco Truck Servic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lizabeth@meyerscorp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5151</text:p>
          </table:table-cell>
          <table:table-cell office:value-type="string" table:style-name="ce1">
            <text:p>CARR 5 KM 4 HM 3 URB IND <text:s/>LUCHETTI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30" table:style-name="ce7">
            <text:p>2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CR Electrical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061893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31" table:style-name="ce7">
            <text:p>2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DAA - David Negron Montesino<text:s text:c="2"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36123</text:p>
          </table:table-cell>
          <table:table-cell office:value-type="string" table:style-name="ce1">
            <text:p>CARR. 830 <text:s text:c="2"/>KM 5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32" table:style-name="ce7">
            <text:p>2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gustin Maisonet Valen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0125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33" table:style-name="ce7">
            <text:p>2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amo Cruz Norberto - Alamo Technical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tas@coqui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472</text:p>
          </table:table-cell>
          <table:table-cell office:value-type="string" table:style-name="ce1">
            <text:p>CARRETERA # 2 KM 12.1 MARGI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34" table:style-name="ce7">
            <text:p>2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berto Ben Pichar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FRONTER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35" table:style-name="ce7">
            <text:p>2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berto Cruz Ram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6917</text:p>
          </table:table-cell>
          <table:table-cell office:value-type="string" table:style-name="ce1">
            <text:p>CARR 167 K 13 H 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36" table:style-name="ce7">
            <text:p>2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bertos Davila Salaz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37" table:style-name="ce7">
            <text:p>2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ex Euro Te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34537</text:p>
          </table:table-cell>
          <table:table-cell office:value-type="string" table:style-name="ce1">
            <text:p>SECTOR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38" table:style-name="ce7">
            <text:p>2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exis Rosado Ros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408120</text:p>
          </table:table-cell>
          <table:table-cell office:value-type="string" table:style-name="ce1">
            <text:p>CARR. 167 KM.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39" table:style-name="ce7">
            <text:p>2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fredo Ortiz Pad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104006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40" table:style-name="ce7">
            <text:p>2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l Radiato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6067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41" table:style-name="ce7">
            <text:p>2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mador Radiado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zoraya_2001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0705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42" table:style-name="ce7">
            <text:p>2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merico Quinones Quinon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2188</text:p>
          </table:table-cell>
          <table:table-cell office:value-type="string" table:style-name="ce1">
            <text:p>DD2 CALLE 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43" table:style-name="ce7">
            <text:p>2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A Cartagena Berr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3534</text:p>
          </table:table-cell>
          <table:table-cell office:value-type="string" table:style-name="ce1">
            <text:p>URB.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44" table:style-name="ce7">
            <text:p>2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G Santana Marti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3510</text:p>
          </table:table-cell>
          <table:table-cell office:value-type="string" table:style-name="ce1">
            <text:p>VILLAS DE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45" table:style-name="ce7">
            <text:p>2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M Fernande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858558</text:p>
          </table:table-cell>
          <table:table-cell office:value-type="string" table:style-name="ce1">
            <text:p>VILLA CONTES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46" table:style-name="ce7">
            <text:p>2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M Santiago Gonzal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RIVERVIE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47" table:style-name="ce7">
            <text:p>2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Nieves Huert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1046</text:p>
          </table:table-cell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48" table:style-name="ce7">
            <text:p>2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R Torres Gonzal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8701</text:p>
          </table:table-cell>
          <table:table-cell office:value-type="string" table:style-name="ce1">
            <text:p>BO.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49" table:style-name="ce7">
            <text:p>2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Ramirez Cruz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3966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50" table:style-name="ce7">
            <text:p>2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tonio Andaluz Herna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2476</text:p>
          </table:table-cell>
          <table:table-cell office:value-type="string" table:style-name="ce1">
            <text:p>CARR. 879 KM. 1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51" table:style-name="ce7">
            <text:p>2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tonio Bauzo Verga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MAGNOLIA GD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52" table:style-name="ce7">
            <text:p>2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tonio Quiles Ve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erranooneill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23 <text:s/>NUM 403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53" table:style-name="ce7">
            <text:p>2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rcenio Torres R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7136</text:p>
          </table:table-cell>
          <table:table-cell office:value-type="string" table:style-name="ce1">
            <text:p>REPT SANTA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54" table:style-name="ce7">
            <text:p>2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ristides Cuadrado Mor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7858</text:p>
          </table:table-cell>
          <table:table-cell office:value-type="string" table:style-name="ce1">
            <text:p>KM 1 HM 6 <text:s text:c="2"/>CARR. 882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55" table:style-name="ce7">
            <text:p>2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rmando Martinez Lop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857665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56" table:style-name="ce7">
            <text:p>2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Servicio Datsu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1075</text:p>
          </table:table-cell>
          <table:table-cell office:value-type="string" table:style-name="ce1">
            <text:p>MARGINAL CARR 2 ESQ CORR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57" table:style-name="ce7">
            <text:p>2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Servicios Jireh Bayamo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67295</text:p>
          </table:table-cell>
          <table:table-cell office:value-type="string" table:style-name="ce1">
            <text:p>CARR. 840 KM. 0.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58" table:style-name="ce7">
            <text:p>2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Tecnica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utotecnicaa@ao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7290</text:p>
          </table:table-cell>
          <table:table-cell office:value-type="string" table:style-name="ce1">
            <text:p>CARR. 831 KM 5.9 BO.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59" table:style-name="ce7">
            <text:p>2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Transmitiom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286151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60" table:style-name="ce7">
            <text:p>2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xel E Santana Marq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20522</text:p>
          </table:table-cell>
          <table:table-cell office:value-type="string" table:style-name="ce1">
            <text:p>URB ALHAMBR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61" table:style-name="ce7">
            <text:p>2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yamon Motors &amp; Rebuilder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iguel.troche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6757</text:p>
          </table:table-cell>
          <table:table-cell office:value-type="string" table:style-name="ce1">
            <text:p>URB 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62" table:style-name="ce7">
            <text:p>2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enjamin Crespo Cabr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0375</text:p>
          </table:table-cell>
          <table:table-cell office:value-type="string" table:style-name="ce1">
            <text:p>URB SANTA CATALI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63" table:style-name="ce7">
            <text:p>2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ernaedo Pabellon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2586</text:p>
          </table:table-cell>
          <table:table-cell office:value-type="string" table:style-name="ce1">
            <text:p>VILLAS DE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64" table:style-name="ce7">
            <text:p>2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 Fix Solutio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arfixsolution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02230</text:p>
          </table:table-cell>
          <table:table-cell office:value-type="string" table:style-name="ce1">
            <text:p>AVE LOMAS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65" table:style-name="ce7">
            <text:p>2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A Figueroa Serrano - Rover Expr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EPTO VALEN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66" table:style-name="ce7">
            <text:p>2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A Vazquez Ru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05284</text:p>
          </table:table-cell>
          <table:table-cell office:value-type="string" table:style-name="ce1">
            <text:p>VALLE VERDE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67" table:style-name="ce7">
            <text:p>2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Rivera Negr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1485</text:p>
          </table:table-cell>
          <table:table-cell office:value-type="string" table:style-name="ce1">
            <text:p>PARC VAN SCO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68" table:style-name="ce7">
            <text:p>2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Rosario Minay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6185</text:p>
          </table:table-cell>
          <table:table-cell office:value-type="string" table:style-name="ce1">
            <text:p>CALLE 7 - 216 FLAMINGO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69" table:style-name="ce7">
            <text:p>2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melo Torres Gov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4275</text:p>
          </table:table-cell>
          <table:table-cell office:value-type="string" table:style-name="ce1">
            <text:p>CARR 830 KM 2.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70" table:style-name="ce7">
            <text:p>2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men Rodriguez Rodriguez - Renta de Edific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4099</text:p>
          </table:table-cell>
          <table:table-cell office:value-type="string" table:style-name="ce1">
            <text:p>RR 5 BOX 891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71" table:style-name="ce7">
            <text:p>2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tagena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moralescpa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0496</text:p>
          </table:table-cell>
          <table:table-cell office:value-type="string" table:style-name="ce1">
            <text:p>EXT FOREST H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72" table:style-name="ce7">
            <text:p>2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entro de Aliniamiento y Mec Liviana Roman - Gom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2766</text:p>
          </table:table-cell>
          <table:table-cell office:value-type="string" table:style-name="ce1">
            <text:p>AVE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73" table:style-name="ce7">
            <text:p>2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harneco Transmission Ha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harnecotransmissionhaus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54180</text:p>
          </table:table-cell>
          <table:table-cell office:value-type="string" table:style-name="ce1">
            <text:p>REPARTO VALENCIA AE-19 7 ST.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74" table:style-name="ce7">
            <text:p>2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co Transmis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72128</text:p>
          </table:table-cell>
          <table:table-cell office:value-type="string" table:style-name="ce1">
            <text:p>REPTO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75" table:style-name="ce7">
            <text:p>2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llazo 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4693</text:p>
          </table:table-cell>
          <table:table-cell office:value-type="string" table:style-name="ce1">
            <text:p>AVE LOS DOMINICOS 1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76" table:style-name="ce7">
            <text:p>2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lon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9114</text:p>
          </table:table-cell>
          <table:table-cell office:value-type="string" table:style-name="ce1">
            <text:p>URB 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77" table:style-name="ce7">
            <text:p>2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mpuka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8400</text:p>
          </table:table-cell>
          <table:table-cell office:value-type="string" table:style-name="ce1">
            <text:p>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78" table:style-name="ce7">
            <text:p>2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ristobal Pereira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LOMAS DE CAROLI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79" table:style-name="ce7">
            <text:p>2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T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ts400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13204</text:p>
          </table:table-cell>
          <table:table-cell office:value-type="string" table:style-name="ce1">
            <text:p>URB QUINTAS DE RES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80" table:style-name="ce7">
            <text:p>2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uatro Puert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5186</text:p>
          </table:table-cell>
          <table:table-cell office:value-type="string" table:style-name="ce1">
            <text:p>URB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81" table:style-name="ce7">
            <text:p>2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mian Rivera Am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63650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82" table:style-name="ce7">
            <text:p>2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vid Melendez Betancour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O BOX 310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83" table:style-name="ce7">
            <text:p>2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vid Ojeda Ram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693814</text:p>
          </table:table-cell>
          <table:table-cell office:value-type="string" table:style-name="ce1">
            <text:p>CARR 16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84" table:style-name="ce7">
            <text:p>2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vid Sanchez Cardona - Sanchez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3351</text:p>
          </table:table-cell>
          <table:table-cell office:value-type="string" table:style-name="ce1">
            <text:p>EXT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85" table:style-name="ce7">
            <text:p>2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vila Hnos Machine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2368</text:p>
          </table:table-cell>
          <table:table-cell office:value-type="string" table:style-name="ce1">
            <text:p>VISTA AL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86" table:style-name="ce7">
            <text:p>2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ilone Auto Repai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93893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87" table:style-name="ce7">
            <text:p>2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lion Gm Auto Te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28523</text:p>
          </table:table-cell>
          <table:table-cell office:value-type="string" table:style-name="ce1">
            <text:p>109 CALLE LOS MILLON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88" table:style-name="ce7">
            <text:p>2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T Forklift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andracaballero_19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70843</text:p>
          </table:table-cell>
          <table:table-cell office:value-type="string" table:style-name="ce1">
            <text:p>URB SANTA CATALI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89" table:style-name="ce7">
            <text:p>2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die B Garcia Naz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339572</text:p>
          </table:table-cell>
          <table:table-cell office:value-type="string" table:style-name="ce1">
            <text:p>URB S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90" table:style-name="ce7">
            <text:p>2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gardo Alvarado Co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JARDINES DE CAPARR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91" table:style-name="ce7">
            <text:p>2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gardo Palacio Se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dgardopalaciosseijo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FLAMINGO HILLS 172 CALLE 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92" table:style-name="ce7">
            <text:p>2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frain Encarnacion Co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7309</text:p>
          </table:table-cell>
          <table:table-cell office:value-type="string" table:style-name="ce1">
            <text:p>URB SAN FERNA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93" table:style-name="ce7">
            <text:p>2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ectromecanica El Ca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9711</text:p>
          </table:table-cell>
          <table:table-cell office:value-type="string" table:style-name="ce1">
            <text:p>Urb.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94" table:style-name="ce7">
            <text:p>2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ectromecanica Ga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58572</text:p>
          </table:table-cell>
          <table:table-cell office:value-type="string" table:style-name="ce1">
            <text:p>CARR 167 K 15.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95" table:style-name="ce7">
            <text:p>2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ias Quick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5181</text:p>
          </table:table-cell>
          <table:table-cell office:value-type="string" table:style-name="ce1">
            <text:p>CARR 167 KM 10 HM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96" table:style-name="ce7">
            <text:p>2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iezer Torres Figuero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388182</text:p>
          </table:table-cell>
          <table:table-cell office:value-type="string" table:style-name="ce1">
            <text:p>CALLE 24 NUMERO 2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97" table:style-name="ce7">
            <text:p>2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isieo Hernandez R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74814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98" table:style-name="ce7">
            <text:p>2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ma Performance &amp;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299" table:style-name="ce7">
            <text:p>2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mmanuel Diaz Ramir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85340</text:p>
          </table:table-cell>
          <table:table-cell office:value-type="string" table:style-name="ce1">
            <text:p>BO LA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00" table:style-name="ce7">
            <text:p>3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ngine Management Syste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lmomurillo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66826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01" table:style-name="ce7">
            <text:p>3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nrico Arce Herna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 PAJAROS AMERICAN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02" table:style-name="ce7">
            <text:p>3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nrique Baez Aguay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279448</text:p>
          </table:table-cell>
          <table:table-cell office:value-type="string" table:style-name="ce1">
            <text:p>VALLE DE SANTA OLAY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03" table:style-name="ce7">
            <text:p>3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 Tu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lexzx636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89821</text:p>
          </table:table-cell>
          <table:table-cell office:value-type="string" table:style-name="ce1">
            <text:p>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04" table:style-name="ce7">
            <text:p>3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 Xperts - Alexsis Dia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diazrivera.02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97613</text:p>
          </table:table-cell>
          <table:table-cell office:value-type="string" table:style-name="ce1">
            <text:p>PARCELAS JUAN SACHEZ NUM 36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05" table:style-name="ce7">
            <text:p>3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pean Moto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109306</text:p>
          </table:table-cell>
          <table:table-cell office:value-type="string" table:style-name="ce1">
            <text:p>URB FRONTER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06" table:style-name="ce7">
            <text:p>3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techniques - Ricardo Diaz Abraham<text:s text:c="2"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icardodiazabraham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3111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07" table:style-name="ce7">
            <text:p>3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tek Tuning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5127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08" table:style-name="ce7">
            <text:p>3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V&amp;JC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04369</text:p>
          </table:table-cell>
          <table:table-cell office:value-type="string" table:style-name="ce1">
            <text:p>URB REXVILLE L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09" table:style-name="ce7">
            <text:p>3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pert Tune 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8591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10" table:style-name="ce7">
            <text:p>3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press Lube Rio Plantation - A. Seda Gonzál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xpresslube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. 872 KM 0.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11" table:style-name="ce7">
            <text:p>3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presso Muff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0717</text:p>
          </table:table-cell>
          <table:table-cell office:value-type="string" table:style-name="ce1">
            <text:p>CALLE 1, AA2, URB. RIVERVIE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12" table:style-name="ce7">
            <text:p>3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zequiel Guzman Clem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61205</text:p>
          </table:table-cell>
          <table:table-cell office:value-type="string" table:style-name="ce1">
            <text:p>BO JUAN SA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13" table:style-name="ce7">
            <text:p>3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zequiel Guzman Cleme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61205</text:p>
          </table:table-cell>
          <table:table-cell office:value-type="string" table:style-name="ce1">
            <text:p>BO JUAN SA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14" table:style-name="ce7">
            <text:p>3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austino Cedeno Ort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0666</text:p>
          </table:table-cell>
          <table:table-cell office:value-type="string" table:style-name="ce1">
            <text:p>URB SANTQ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15" table:style-name="ce7">
            <text:p>3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elix Electric &amp; Air Condition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78157</text:p>
          </table:table-cell>
          <table:table-cell office:value-type="string" table:style-name="ce1">
            <text:p>PASEO DEL SOL</text:p>
          </table:table-cell>
          <table:table-cell office:value-type="string" table:style-name="ce5">
            <text:p>Dor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16" table:style-name="ce7">
            <text:p>3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erdinad J Caceres Torres Dba Mecanica Cace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95310</text:p>
          </table:table-cell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17" table:style-name="ce7">
            <text:p>3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J Autoservic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garciaacc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302375</text:p>
          </table:table-cell>
          <table:table-cell office:value-type="string" table:style-name="ce1">
            <text:p>BAYAMON GARDENS SHOPPING CENTE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18" table:style-name="ce7">
            <text:p>3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cisco de Aza Baez - Mecanica Tat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081</text:p>
          </table:table-cell>
          <table:table-cell office:value-type="string" table:style-name="ce1">
            <text:p>AVE ORQUI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19" table:style-name="ce7">
            <text:p>3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cisco Marrero No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175804</text:p>
          </table:table-cell>
          <table:table-cell office:value-type="string" table:style-name="ce1">
            <text:p>VILLA CONTES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20" table:style-name="ce7">
            <text:p>3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cisco Perez Echevarr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41118</text:p>
          </table:table-cell>
          <table:table-cell office:value-type="string" table:style-name="ce1">
            <text:p>URB RIO HONDO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21" table:style-name="ce7">
            <text:p>3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k K Rivera Oje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5627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22" table:style-name="ce7">
            <text:p>3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O2 Performan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ro2miniperformance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 COMERIO BLOQUE 92 16 B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23" table:style-name="ce7">
            <text:p>3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O2 Performance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ro2miniperformance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58785</text:p>
          </table:table-cell>
          <table:table-cell office:value-type="string" table:style-name="ce1">
            <text:p><text:s/>AVE. COMERIO, BLOQUE 92 16B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24" table:style-name="ce7">
            <text:p>3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briel Jimenez del Va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43793</text:p>
          </table:table-cell>
          <table:table-cell office:value-type="string" table:style-name="ce1">
            <text:p>BO DAJA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25" table:style-name="ce7">
            <text:p>3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M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6372</text:p>
          </table:table-cell>
          <table:table-cell office:value-type="string" table:style-name="ce1">
            <text:p>BO CERRO GORDO SECTOR LA TOS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26" table:style-name="ce7">
            <text:p>3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odriguez - Efrain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20168</text:p>
          </table:table-cell>
          <table:table-cell office:value-type="string" table:style-name="ce1">
            <text:p>CARR 167 RAMAL 81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27" table:style-name="ce7">
            <text:p>3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Bar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16001</text:p>
          </table:table-cell>
          <table:table-cell office:value-type="string" table:style-name="ce1">
            <text:p>417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28" table:style-name="ce7">
            <text:p>3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Hermanos Roj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53458</text:p>
          </table:table-cell>
          <table:table-cell office:value-type="string" table:style-name="ce1">
            <text:p>BO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29" table:style-name="ce7">
            <text:p>3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Mi Sang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105918</text:p>
          </table:table-cell>
          <table:table-cell office:value-type="string" table:style-name="ce1">
            <text:p>ALTS DE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30" table:style-name="ce7">
            <text:p>3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Rafa Ort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3938</text:p>
          </table:table-cell>
          <table:table-cell office:value-type="string" table:style-name="ce1">
            <text:p>447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31" table:style-name="ce7">
            <text:p>3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Sanch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18492</text:p>
          </table:table-cell>
          <table:table-cell office:value-type="string" table:style-name="ce1">
            <text:p>CARR 167 KM 17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32" table:style-name="ce7">
            <text:p>3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Santa El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861 KM 2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33" table:style-name="ce7">
            <text:p>3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sco Quality MF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2000</text:p>
          </table:table-cell>
          <table:table-cell office:value-type="string" table:style-name="ce1">
            <text:p>CARR 167 #15 FRENTE AL PARQUE DE LAS CI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34" table:style-name="ce7">
            <text:p>3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scot 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mgascot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8116</text:p>
          </table:table-cell>
          <table:table-cell office:value-type="string" table:style-name="ce1">
            <text:p>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35" table:style-name="ce7">
            <text:p>3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scot Transmis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3871</text:p>
          </table:table-cell>
          <table:table-cell office:value-type="string" table:style-name="ce1">
            <text:p>BO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36" table:style-name="ce7">
            <text:p>3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erardo Olivella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5602</text:p>
          </table:table-cell>
          <table:table-cell office:value-type="string" table:style-name="ce1">
            <text:p>VILLA DE SAN AGUSTI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37" table:style-name="ce7">
            <text:p>3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il Antonio Cosme Di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1524</text:p>
          </table:table-cell>
          <table:table-cell office:value-type="string" table:style-name="ce1">
            <text:p>BO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38" table:style-name="ce7">
            <text:p>3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lf Cars Solut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olfcarssolution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#830 KM 1.0 SECTOR LA LOM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39" table:style-name="ce7">
            <text:p>3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icentro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mspedro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7800</text:p>
          </table:table-cell>
          <table:table-cell office:value-type="string" table:style-name="ce1">
            <text:p>AVE. NOGAL 1K29,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40" table:style-name="ce7">
            <text:p>3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arry Cru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9179</text:p>
          </table:table-cell>
          <table:table-cell office:value-type="string" table:style-name="ce1">
            <text:p>PRINCIPAL 26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41" table:style-name="ce7">
            <text:p>3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ector L Diaz Negr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39457</text:p>
          </table:table-cell>
          <table:table-cell office:value-type="string" table:style-name="ce1">
            <text:p>EXT LA MILAG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42" table:style-name="ce7">
            <text:p>3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ector Maldonado Andino - Ofic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hector360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8159</text:p>
          </table:table-cell>
          <table:table-cell office:value-type="string" table:style-name="ce1">
            <text:p>CHALETS DE RIO HO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43" table:style-name="ce7">
            <text:p>3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igh Power Dies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5935</text:p>
          </table:table-cell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44" table:style-name="ce7">
            <text:p>3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iraldo Rodrigue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45" table:style-name="ce7">
            <text:p>3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umberto A Negron Santi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784</text:p>
          </table:table-cell>
          <table:table-cell office:value-type="string" table:style-name="ce1">
            <text:p>CALLE 3 OESTE #7 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46" table:style-name="ce7">
            <text:p>3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nternational Auto Repair And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2766</text:p>
          </table:table-cell>
          <table:table-cell office:value-type="string" table:style-name="ce1">
            <text:p>AVE. SANTA JUANITA BM 3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47" table:style-name="ce7">
            <text:p>3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rael Morales Ocas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48" table:style-name="ce7">
            <text:p>3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rael Sanchez Bosqu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454027</text:p>
          </table:table-cell>
          <table:table-cell office:value-type="string" table:style-name="ce1">
            <text:p>COND RIVER PARK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49" table:style-name="ce7">
            <text:p>3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van Ramos Niev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vanrn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65304</text:p>
          </table:table-cell>
          <table:table-cell office:value-type="string" table:style-name="ce1">
            <text:p>CALLE PASADENA B A 6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50" table:style-name="ce7">
            <text:p>3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 Sanatana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santana0214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7347</text:p>
          </table:table-cell>
          <table:table-cell office:value-type="string" table:style-name="ce1">
            <text:p>CARRETERA 830 KM 2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51" table:style-name="ce7">
            <text:p>3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 Auto Repair &amp; Sales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39515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52" table:style-name="ce7">
            <text:p>3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 Dies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.174 BO GUARAGUA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53" table:style-name="ce7">
            <text:p>3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cinto Gaeta Co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14269</text:p>
          </table:table-cell>
          <table:table-cell office:value-type="string" table:style-name="ce1">
            <text:p>URB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54" table:style-name="ce7">
            <text:p>3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ime Cruz Ferr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25622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55" table:style-name="ce7">
            <text:p>3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vier Mechanic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37270</text:p>
          </table:table-cell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56" table:style-name="ce7">
            <text:p>3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C Motor Spor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856996</text:p>
          </table:table-cell>
          <table:table-cell office:value-type="string" table:style-name="ce1">
            <text:p>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57" table:style-name="ce7">
            <text:p>3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Diaz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16110</text:p>
          </table:table-cell>
          <table:table-cell office:value-type="string" table:style-name="ce1">
            <text:p>RAMAL 872 HM 2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58" table:style-name="ce7">
            <text:p>3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esael Alicea Sie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93290</text:p>
          </table:table-cell>
          <table:table-cell office:value-type="string" table:style-name="ce1">
            <text:p>URB CIUDAD INTERAMERICA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59" table:style-name="ce7">
            <text:p>3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esus M Sanchez Ros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ikiepr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7342</text:p>
          </table:table-cell>
          <table:table-cell office:value-type="string" table:style-name="ce1">
            <text:p>URB. CANA ,QQ-13 CALLE # 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60" table:style-name="ce7">
            <text:p>3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esus Munoz Lop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429543</text:p>
          </table:table-cell>
          <table:table-cell office:value-type="string" table:style-name="ce1">
            <text:p>EDF 5 SPT 50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61" table:style-name="ce7">
            <text:p>3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EV Electrical &amp; Solar System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evillegas-59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41242</text:p>
          </table:table-cell>
          <table:table-cell office:value-type="string" table:style-name="ce1">
            <text:p>CALLE 10 H 10 FLAMBOYAN GARGENS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62" table:style-name="ce7">
            <text:p>3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hose E Mele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49766</text:p>
          </table:table-cell>
          <table:table-cell office:value-type="string" table:style-name="ce1">
            <text:p>BO CAMPANIL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63" table:style-name="ce7">
            <text:p>3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aquin Ventu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58346</text:p>
          </table:table-cell>
          <table:table-cell office:value-type="string" table:style-name="ce1">
            <text:p>BAYAMON BRANCH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64" table:style-name="ce7">
            <text:p>3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hny Colon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62483</text:p>
          </table:table-cell>
          <table:table-cell office:value-type="string" table:style-name="ce1">
            <text:p>CALLE 1 D-12 URBANIZACION EL CORTIJ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65" table:style-name="ce7">
            <text:p>3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nat D Colon Sanch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3658</text:p>
          </table:table-cell>
          <table:table-cell office:value-type="string" table:style-name="ce1">
            <text:p>CARR 167 KM 20.0 <text:s/>BO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66" table:style-name="ce7">
            <text:p>3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rge L Palacios Seij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90623</text:p>
          </table:table-cell>
          <table:table-cell office:value-type="string" table:style-name="ce1">
            <text:p>BO.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67" table:style-name="ce7">
            <text:p>3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rge O Sostre Marca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056</text:p>
          </table:table-cell>
          <table:table-cell office:value-type="string" table:style-name="ce1">
            <text:p>BO GUARAGUAO ABAJ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68" table:style-name="ce7">
            <text:p>3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Melendez And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33645</text:p>
          </table:table-cell>
          <table:table-cell office:value-type="string" table:style-name="ce1">
            <text:p>BO CAMPANIL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69" table:style-name="ce7">
            <text:p>3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Ortiz Santi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6074</text:p>
          </table:table-cell>
          <table:table-cell office:value-type="string" table:style-name="ce1">
            <text:p>URB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70" table:style-name="ce7">
            <text:p>3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Santos Re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9190</text:p>
          </table:table-cell>
          <table:table-cell office:value-type="string" table:style-name="ce1">
            <text:p>432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71" table:style-name="ce7">
            <text:p>3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0444</text:p>
          </table:table-cell>
          <table:table-cell office:value-type="string" table:style-name="ce1">
            <text:p>CARR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72" table:style-name="ce7">
            <text:p>3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Calo Ramir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89851</text:p>
          </table:table-cell>
          <table:table-cell office:value-type="string" table:style-name="ce1">
            <text:p>RESD. ALEGRIA NORT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73" table:style-name="ce7">
            <text:p>3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Cotto Ram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0450</text:p>
          </table:table-cell>
          <table:table-cell office:value-type="string" table:style-name="ce1">
            <text:p>VILLA ESPA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74" table:style-name="ce7">
            <text:p>3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J Munoz Burg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unjjmb@ao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7936</text:p>
          </table:table-cell>
          <table:table-cell office:value-type="string" table:style-name="ce1">
            <text:p>VILLA CONTES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75" table:style-name="ce7">
            <text:p>3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 Concepcion Lop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6853</text:p>
          </table:table-cell>
          <table:table-cell office:value-type="string" table:style-name="ce1">
            <text:p>REPTO VALEN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76" table:style-name="ce7">
            <text:p>3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 Cruz Pa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cruz23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270725</text:p>
          </table:table-cell>
          <table:table-cell office:value-type="string" table:style-name="ce1">
            <text:p>URB REPARTO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77" table:style-name="ce7">
            <text:p>3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 Marte de Jesus - Marte Air Condition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O BOX 648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78" table:style-name="ce7">
            <text:p>3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 Morales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32384</text:p>
          </table:table-cell>
          <table:table-cell office:value-type="string" table:style-name="ce1">
            <text:p>CALLE <text:s/>AU - 1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79" table:style-name="ce7">
            <text:p>3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 Rodriguez Gandara - Mecanico Hojalat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57822</text:p>
          </table:table-cell>
          <table:table-cell office:value-type="string" table:style-name="ce1">
            <text:p>CALLE 1 C-5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80" table:style-name="ce7">
            <text:p>3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M Burgos Fue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BAYAMON GD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81" table:style-name="ce7">
            <text:p>3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Merced Hernandez Pe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7890</text:p>
          </table:table-cell>
          <table:table-cell office:value-type="string" table:style-name="ce1">
            <text:p>URB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82" table:style-name="ce7">
            <text:p>3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N Santos Ort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6725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83" table:style-name="ce7">
            <text:p>3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bj.zayas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VALENCIA CALLE 12 AK 16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84" table:style-name="ce7">
            <text:p>3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Transmis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79494</text:p>
          </table:table-cell>
          <table:table-cell office:value-type="string" table:style-name="ce1">
            <text:p>CARR 81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85" table:style-name="ce7">
            <text:p>3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A Rosado Oy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6219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86" table:style-name="ce7">
            <text:p>3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F Ruiz Miran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9188</text:p>
          </table:table-cell>
          <table:table-cell office:value-type="string" table:style-name="ce1">
            <text:p>EXT H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87" table:style-name="ce7">
            <text:p>3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G Osorio Carmona - Electromecanica Gab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8519</text:p>
          </table:table-cell>
          <table:table-cell office:value-type="string" table:style-name="ce1">
            <text:p>ALT DE FLAMBOY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88" table:style-name="ce7">
            <text:p>3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Oso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89" table:style-name="ce7">
            <text:p>3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Oyola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829 KM 3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90" table:style-name="ce7">
            <text:p>3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R Salas Bru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8296</text:p>
          </table:table-cell>
          <table:table-cell office:value-type="string" table:style-name="ce1">
            <text:p>REPTO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91" table:style-name="ce7">
            <text:p>3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S Camareno Caraba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03521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92" table:style-name="ce7">
            <text:p>3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stiniano Sanchez Hernandez - Buru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santiago@infoproviders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0818</text:p>
          </table:table-cell>
          <table:table-cell office:value-type="string" table:style-name="ce1">
            <text:p>341 CALLE HIRAM GONZAL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93" table:style-name="ce7">
            <text:p>3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azaro T. Charneco Oje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harnecotransmissionhaus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54180</text:p>
          </table:table-cell>
          <table:table-cell office:value-type="string" table:style-name="ce1">
            <text:p>REPARTO VALENCIA AE-19 7TH ST.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94" table:style-name="ce7">
            <text:p>3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eonardo Rios Mor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VILLA CONTES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95" table:style-name="ce7">
            <text:p>3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eonardo Rullan Orriol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817075</text:p>
          </table:table-cell>
          <table:table-cell office:value-type="string" table:style-name="ce1">
            <text:p>CARR 840 KM 0.9 CALLE CATERINA FIDALGO B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96" table:style-name="ce7">
            <text:p>3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iberty Tire - Angel E Torres Huert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4949</text:p>
          </table:table-cell>
          <table:table-cell office:value-type="string" table:style-name="ce1">
            <text:p>CARR 829 KM 5.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97" table:style-name="ce7">
            <text:p>3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A Baez Guz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252755</text:p>
          </table:table-cell>
          <table:table-cell office:value-type="string" table:style-name="ce1">
            <text:p>BO GUARAGUA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98" table:style-name="ce7">
            <text:p>3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A Gonzalez Avi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99035</text:p>
          </table:table-cell>
          <table:table-cell office:value-type="string" table:style-name="ce1">
            <text:p>LOS LAURELES APARTMENT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399" table:style-name="ce7">
            <text:p>3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C Garcia Avi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5841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00" table:style-name="ce7">
            <text:p>4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de Jesus Cristob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55078</text:p>
          </table:table-cell>
          <table:table-cell office:value-type="string" table:style-name="ce1">
            <text:p>URB EL CORTIJ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01" table:style-name="ce7">
            <text:p>4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E Bruno Gar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fsbruno32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56391</text:p>
          </table:table-cell>
          <table:table-cell office:value-type="string" table:style-name="ce1">
            <text:p>CALLE 48 <text:s/>II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02" table:style-name="ce7">
            <text:p>4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I Rivera <text:s/>Ros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67999</text:p>
          </table:table-cell>
          <table:table-cell office:value-type="string" table:style-name="ce1">
            <text:p>JARDINES <text:s/>DE CAPARR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03" table:style-name="ce7">
            <text:p>4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J Cortes Tor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jcmotors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54074</text:p>
          </table:table-cell>
          <table:table-cell office:value-type="string" table:style-name="ce1">
            <text:p>URB FRONTER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04" table:style-name="ce7">
            <text:p>4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J de Leon R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39900</text:p>
          </table:table-cell>
          <table:table-cell office:value-type="string" table:style-name="ce1">
            <text:p>URB FRANCISCO OLLE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05" table:style-name="ce7">
            <text:p>4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 and P Custom Conversion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3397</text:p>
          </table:table-cell>
          <table:table-cell office:value-type="string" table:style-name="ce1">
            <text:p>BO GUARAGUA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06" table:style-name="ce7">
            <text:p>4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ldonado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01305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07" table:style-name="ce7">
            <text:p>4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nny's Auto Computer - Angel M Rivera Ort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alvarado7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0501</text:p>
          </table:table-cell>
          <table:table-cell office:value-type="string" table:style-name="ce1">
            <text:p>RR 4 BOX 47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08" table:style-name="ce7">
            <text:p>4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nny`S Auto Compu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alvarado7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0501</text:p>
          </table:table-cell>
          <table:table-cell office:value-type="string" table:style-name="ce1">
            <text:p>BO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09" table:style-name="ce7">
            <text:p>4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nuel E Lebron Per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82260</text:p>
          </table:table-cell>
          <table:table-cell office:value-type="string" table:style-name="ce1">
            <text:p>154 CALLE DR VEV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10" table:style-name="ce7">
            <text:p>4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cos A Gonzalez Cru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5761</text:p>
          </table:table-cell>
          <table:table-cell office:value-type="string" table:style-name="ce1">
            <text:p>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11" table:style-name="ce7">
            <text:p>4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cos Paunetto Cosm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7668</text:p>
          </table:table-cell>
          <table:table-cell office:value-type="string" table:style-name="ce1">
            <text:p>CARR 830 SECTOR ORTEG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12" table:style-name="ce7">
            <text:p>4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ia de Torre Escu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SA FAMILIA DEL SERVIC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13" table:style-name="ce7">
            <text:p>4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io Sanchez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16786</text:p>
          </table:table-cell>
          <table:table-cell office:value-type="string" table:style-name="ce1">
            <text:p>BO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14" table:style-name="ce7">
            <text:p>4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x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7175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15" table:style-name="ce7">
            <text:p>4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Cain - International Auto Repair And Au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64242</text:p>
          </table:table-cell>
          <table:table-cell office:value-type="string" table:style-name="ce1">
            <text:p>AVE. SANTA JUANITA BM 3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16" table:style-name="ce7">
            <text:p>4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Car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4275</text:p>
          </table:table-cell>
          <table:table-cell office:value-type="string" table:style-name="ce1">
            <text:p>CARR. 830 KM 2.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17" table:style-name="ce7">
            <text:p>4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Ch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osemtonpr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30070</text:p>
          </table:table-cell>
          <table:table-cell office:value-type="string" table:style-name="ce1">
            <text:p>BO INDI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18" table:style-name="ce7">
            <text:p>4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Don Ch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531820</text:p>
          </table:table-cell>
          <table:table-cell office:value-type="string" table:style-name="ce1">
            <text:p>URB. CANA , CALLE 19 WW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19" table:style-name="ce7">
            <text:p>4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El Pediat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90155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20" table:style-name="ce7">
            <text:p>4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Esqui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amorales@coqui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298363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21" table:style-name="ce7">
            <text:p>4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Javi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52274</text:p>
          </table:table-cell>
          <table:table-cell office:value-type="string" table:style-name="ce1">
            <text:p>URB RIVER V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22" table:style-name="ce7">
            <text:p>4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Ort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55758</text:p>
          </table:table-cell>
          <table:table-cell office:value-type="string" table:style-name="ce1">
            <text:p>AVE GILBERTO CONCEPCION GRA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23" table:style-name="ce7">
            <text:p>4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Rober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26412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24" table:style-name="ce7">
            <text:p>4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andracaballero_19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03110</text:p>
          </table:table-cell>
          <table:table-cell office:value-type="string" table:style-name="ce1">
            <text:p>AVE. LOS MILLON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25" table:style-name="ce7">
            <text:p>4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Tazman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5792886</text:p>
          </table:table-cell>
          <table:table-cell office:value-type="string" table:style-name="ce1">
            <text:p>RES JARDINES DE CAPARR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26" table:style-name="ce7">
            <text:p>4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Viv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pa.nieves1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0099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27" table:style-name="ce7">
            <text:p>4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lquiades Santiago Estre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4734</text:p>
          </table:table-cell>
          <table:table-cell office:value-type="string" table:style-name="ce1">
            <text:p>AVE CEMENTERIO NACIO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28" table:style-name="ce7">
            <text:p>4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tro Toyo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252525</text:p>
          </table:table-cell>
          <table:table-cell office:value-type="string" table:style-name="ce1">
            <text:p>CARR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29" table:style-name="ce7">
            <text:p>4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GC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2188656</text:p>
          </table:table-cell>
          <table:table-cell office:value-type="string" table:style-name="ce1">
            <text:p>URB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30" table:style-name="ce7">
            <text:p>4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ckey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ickeyautoservice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58296</text:p>
          </table:table-cell>
          <table:table-cell office:value-type="string" table:style-name="ce1">
            <text:p>AVE. NORTHMAIN BLQ 7 #1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31" table:style-name="ce7">
            <text:p>4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guel Beltran So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790515</text:p>
          </table:table-cell>
          <table:table-cell office:value-type="string" table:style-name="ce1">
            <text:p>E3619 DORA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32" table:style-name="ce7">
            <text:p>4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guel Rivera Gonzal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437483</text:p>
          </table:table-cell>
          <table:table-cell office:value-type="string" table:style-name="ce1">
            <text:p>CARR. 830 KM. 5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33" table:style-name="ce7">
            <text:p>4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nillas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69030</text:p>
          </table:table-cell>
          <table:table-cell office:value-type="string" table:style-name="ce1">
            <text:p>VILLAS DE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34" table:style-name="ce7">
            <text:p>4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sael Casillas Avi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64092</text:p>
          </table:table-cell>
          <table:table-cell office:value-type="string" table:style-name="ce1">
            <text:p>BO MUCARABON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35" table:style-name="ce7">
            <text:p>4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sael Nazario Mor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3260</text:p>
          </table:table-cell>
          <table:table-cell office:value-type="string" table:style-name="ce1">
            <text:p>PARC VAN SCO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36" table:style-name="ce7">
            <text:p>4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otor Process - Juvencio Irizarry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uvepr15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2222</text:p>
          </table:table-cell>
          <table:table-cell office:value-type="string" table:style-name="ce1">
            <text:p>URB SIERRA LIND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37" table:style-name="ce7">
            <text:p>4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ales Development Enterpris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piappr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4522971</text:p>
          </table:table-cell>
          <table:table-cell office:value-type="string" table:style-name="ce1">
            <text:p>CALLE ROSSY # 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38" table:style-name="ce7">
            <text:p>4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elson Dia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67388</text:p>
          </table:table-cell>
          <table:table-cell office:value-type="string" table:style-name="ce1">
            <text:p>BARR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39" table:style-name="ce7">
            <text:p>4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eson Cortes Maldon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0341</text:p>
          </table:table-cell>
          <table:table-cell office:value-type="string" table:style-name="ce1">
            <text:p>VILLA CONTES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40" table:style-name="ce7">
            <text:p>4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ew Generation Bayamo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stados@mracontabilidad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805</text:p>
          </table:table-cell>
          <table:table-cell office:value-type="string" table:style-name="ce1">
            <text:p>AVE COMERIO CARR 167 KM 23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41" table:style-name="ce7">
            <text:p>4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ew Solar Protec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riced@life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IERRA LIND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42" table:style-name="ce7">
            <text:p>4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idia Garcia Almonte DBA Autodiagnost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151400</text:p>
          </table:table-cell>
          <table:table-cell office:value-type="string" table:style-name="ce1">
            <text:p>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43" table:style-name="ce7">
            <text:p>4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el del Valle del Va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4402</text:p>
          </table:table-cell>
          <table:table-cell office:value-type="string" table:style-name="ce1">
            <text:p>BARR <text:s/>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44" table:style-name="ce7">
            <text:p>4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el Mass Bernar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41021</text:p>
          </table:table-cell>
          <table:table-cell office:value-type="string" table:style-name="ce1">
            <text:p>URB SANTA ELE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45" table:style-name="ce7">
            <text:p>4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rberto Pizarro Herna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3974173</text:p>
          </table:table-cell>
          <table:table-cell office:value-type="string" table:style-name="ce1">
            <text:p>URB SAN FERNA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46" table:style-name="ce7">
            <text:p>4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rmans Evo Technology - Nomran J Salgado Merc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53365</text:p>
          </table:table-cell>
          <table:table-cell office:value-type="string" table:style-name="ce1">
            <text:p>URB. SIERRA LIND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47" table:style-name="ce7">
            <text:p>4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ctavio Delgado Gar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3867</text:p>
          </table:table-cell>
          <table:table-cell office:value-type="string" table:style-name="ce1">
            <text:p>CARR. 830 KM. 1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48" table:style-name="ce7">
            <text:p>4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livo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orito20002001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MPO ALEGR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49" table:style-name="ce7">
            <text:p>4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mar Hernandez Bon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07648</text:p>
          </table:table-cell>
          <table:table-cell office:value-type="string" table:style-name="ce1">
            <text:p>CARRETERA 816 KM 6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50" table:style-name="ce7">
            <text:p>4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rlando Rolon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33317</text:p>
          </table:table-cell>
          <table:table-cell office:value-type="string" table:style-name="ce1">
            <text:p>EDIF 1 A APTO 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51" table:style-name="ce7">
            <text:p>4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rlando Soto Maldon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RIVER V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52" table:style-name="ce7">
            <text:p>4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ropeza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72700</text:p>
          </table:table-cell>
          <table:table-cell office:value-type="string" table:style-name="ce1">
            <text:p>CALLE 13 B 16 STA CATALI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53" table:style-name="ce7">
            <text:p>4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toniel Casillas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45222</text:p>
          </table:table-cell>
          <table:table-cell office:value-type="string" table:style-name="ce1">
            <text:p>CARR 81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54" table:style-name="ce7">
            <text:p>4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Z Car &amp; Truck Servic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ustangautoservice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97117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55" table:style-name="ce7">
            <text:p>4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blo A Hernandez Cosm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6756</text:p>
          </table:table-cell>
          <table:table-cell office:value-type="string" table:style-name="ce1">
            <text:p>EDIF JEANNI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56" table:style-name="ce7">
            <text:p>4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pito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37611</text:p>
          </table:table-cell>
          <table:table-cell office:value-type="string" table:style-name="ce1">
            <text:p>PARC SAINT JUST</text:p>
          </table:table-cell>
          <table:table-cell office:value-type="string" table:style-name="ce5">
            <text:p>Trujillo Al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57" table:style-name="ce7">
            <text:p>4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po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3039</text:p>
          </table:table-cell>
          <table:table-cell office:value-type="string" table:style-name="ce1">
            <text:p>URB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58" table:style-name="ce7">
            <text:p>4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dro L Arroyo Pa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479176</text:p>
          </table:table-cell>
          <table:table-cell office:value-type="string" table:style-name="ce1">
            <text:p>CARR 840 KM 1 HM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59" table:style-name="ce7">
            <text:p>4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dro Matta Re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EPTO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60" table:style-name="ce7">
            <text:p>4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dro Munoz Lop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6857</text:p>
          </table:table-cell>
          <table:table-cell office:value-type="string" table:style-name="ce1">
            <text:p>BO LA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61" table:style-name="ce7">
            <text:p>4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dro Oquendo Me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62" table:style-name="ce7">
            <text:p>4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dro Ruben Diaz Eraz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5963</text:p>
          </table:table-cell>
          <table:table-cell office:value-type="string" table:style-name="ce1">
            <text:p>URB COUNTRY EST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63" table:style-name="ce7">
            <text:p>4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rfection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286365</text:p>
          </table:table-cell>
          <table:table-cell office:value-type="string" table:style-name="ce1">
            <text:p>URB PATIO DE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64" table:style-name="ce7">
            <text:p>4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or Con Managemen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172591</text:p>
          </table:table-cell>
          <table:table-cell office:value-type="string" table:style-name="ce1">
            <text:p>RAMAL 831 KM 4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65" table:style-name="ce7">
            <text:p>4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ower Transmis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abreramaribel@liv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75037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66" table:style-name="ce7">
            <text:p>4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 Truck Repair Servic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rtruck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72089</text:p>
          </table:table-cell>
          <table:table-cell office:value-type="string" table:style-name="ce1">
            <text:p>CARR 830 KM 5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67" table:style-name="ce7">
            <text:p>4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amacpr JCM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cotto_1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670106</text:p>
          </table:table-cell>
          <table:table-cell office:value-type="string" table:style-name="ce1">
            <text:p>CARR # 2 KM 15.8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68" table:style-name="ce7">
            <text:p>4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ntito Au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86900</text:p>
          </table:table-cell>
          <table:table-cell office:value-type="string" table:style-name="ce1">
            <text:p>URB 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69" table:style-name="ce7">
            <text:p>4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sper Auto Repai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parrc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87184</text:p>
          </table:table-cell>
          <table:table-cell office:value-type="string" table:style-name="ce1">
            <text:p>282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70" table:style-name="ce7">
            <text:p>4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uerto Rico Fleet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abianracing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643289</text:p>
          </table:table-cell>
          <table:table-cell office:value-type="string" table:style-name="ce1">
            <text:p>PO BOX 5603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71" table:style-name="ce7">
            <text:p>4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&amp;P Pro Mechanial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312385</text:p>
          </table:table-cell>
          <table:table-cell office:value-type="string" table:style-name="ce1">
            <text:p>EXT VILLA RICAILLA R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72" table:style-name="ce7">
            <text:p>4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diadores G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8833</text:p>
          </table:table-cell>
          <table:table-cell office:value-type="string" table:style-name="ce1">
            <text:p>ALTURAS DE FLAMBOY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73" table:style-name="ce7">
            <text:p>4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diadores Ven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2569</text:p>
          </table:table-cell>
          <table:table-cell office:value-type="string" table:style-name="ce1">
            <text:p>AVE WEST MAI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74" table:style-name="ce7">
            <text:p>4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fael del Moral Maldon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JARDINES DE CAPARRA CALLE 5 J2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75" table:style-name="ce7">
            <text:p>4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fael Flo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812485</text:p>
          </table:table-cell>
          <table:table-cell office:value-type="string" table:style-name="ce1">
            <text:p>URB IRLANDA HT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76" table:style-name="ce7">
            <text:p>4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fael Melendez Ros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090528</text:p>
          </table:table-cell>
          <table:table-cell office:value-type="string" table:style-name="ce1">
            <text:p>URB SANTA ELE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77" table:style-name="ce7">
            <text:p>4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fael Santana Ros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VISTA ALEGR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78" table:style-name="ce7">
            <text:p>4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mos Servicios de Electricida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5854</text:p>
          </table:table-cell>
          <table:table-cell office:value-type="string" table:style-name="ce1">
            <text:p>URB.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79" table:style-name="ce7">
            <text:p>4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nato Amador Ros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2977</text:p>
          </table:table-cell>
          <table:table-cell office:value-type="string" table:style-name="ce1">
            <text:p>EXT VILLA R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80" table:style-name="ce7">
            <text:p>4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ne <text:s/>Medina And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EPATO VALEN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81" table:style-name="ce7">
            <text:p>4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cardo L Alvarado <text:s/>Rodriq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1656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82" table:style-name="ce7">
            <text:p>4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cardo Lopez Sanch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085</text:p>
          </table:table-cell>
          <table:table-cell office:value-type="string" table:style-name="ce1">
            <text:p>URB. STA.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83" table:style-name="ce7">
            <text:p>4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cardo Tirado Casal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23400</text:p>
          </table:table-cell>
          <table:table-cell office:value-type="string" table:style-name="ce1">
            <text:p>URB ENRAMAD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84" table:style-name="ce7">
            <text:p>4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goberto Erazo Flo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5345</text:p>
          </table:table-cell>
          <table:table-cell office:value-type="string" table:style-name="ce1">
            <text:p>C/MARGAR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85" table:style-name="ce7">
            <text:p>4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vera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5275</text:p>
          </table:table-cell>
          <table:table-cell office:value-type="string" table:style-name="ce1">
            <text:p>CALLE 11 30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86" table:style-name="ce7">
            <text:p>4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M Engine Rebuil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4381</text:p>
          </table:table-cell>
          <table:table-cell office:value-type="string" table:style-name="ce1">
            <text:p>URB 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87" table:style-name="ce7">
            <text:p>4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berto Atanacio Ros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69789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88" table:style-name="ce7">
            <text:p>4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berto L Rosado Narva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874531</text:p>
          </table:table-cell>
          <table:table-cell office:value-type="string" table:style-name="ce1">
            <text:p>BAYAMON GARDENS APARTMENT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89" table:style-name="ce7">
            <text:p>4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QR Transmission - Quintana Robles Ricar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qrtrans@liv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380282</text:p>
          </table:table-cell>
          <table:table-cell office:value-type="string" table:style-name="ce1">
            <text:p>AVE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90" table:style-name="ce7">
            <text:p>4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ush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oseg_perez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71238</text:p>
          </table:table-cell>
          <table:table-cell office:value-type="string" table:style-name="ce1">
            <text:p>BO. CERRO GORDO SECTOR LOS NUN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91" table:style-name="ce7">
            <text:p>4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muel Vazque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69494</text:p>
          </table:table-cell>
          <table:table-cell office:value-type="string" table:style-name="ce1">
            <text:p>EXT VISTA BEL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92" table:style-name="ce7">
            <text:p>4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os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97368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93" table:style-name="ce7">
            <text:p>4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os Transmis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1758</text:p>
          </table:table-cell>
          <table:table-cell office:value-type="string" table:style-name="ce1">
            <text:p>C / 9 GG - 2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94" table:style-name="ce7">
            <text:p>4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errano Trans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5651</text:p>
          </table:table-cell>
          <table:table-cell office:value-type="string" table:style-name="ce1">
            <text:p>375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95" table:style-name="ce7">
            <text:p>4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peed Cartel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erealdrey@onelinkpr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57363</text:p>
          </table:table-cell>
          <table:table-cell office:value-type="string" table:style-name="ce1">
            <text:p>AVE. <text:s/>LOMAS VERDES F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96" table:style-name="ce7">
            <text:p>4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top Jose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81555</text:p>
          </table:table-cell>
          <table:table-cell office:value-type="string" table:style-name="ce1">
            <text:p>ACACIA 1A 54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97" table:style-name="ce7">
            <text:p>4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 Edw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98" table:style-name="ce7">
            <text:p>4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Dav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8807</text:p>
          </table:table-cell>
          <table:table-cell office:value-type="string" table:style-name="ce1">
            <text:p>CARR 29 EXPRESO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499" table:style-name="ce7">
            <text:p>4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Manuel Henriq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allermanuelhenriquez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044</text:p>
          </table:table-cell>
          <table:table-cell office:value-type="string" table:style-name="ce1">
            <text:p>BO MINILLAS SECT LAS CUAVAS AVE SANTA JU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00" table:style-name="ce7">
            <text:p>5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Mecanica Lop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4457</text:p>
          </table:table-cell>
          <table:table-cell office:value-type="string" table:style-name="ce1">
            <text:p>BO DAJA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01" table:style-name="ce7">
            <text:p>5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Mol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O BOX 212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02" table:style-name="ce7">
            <text:p>5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Va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pacintron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6372</text:p>
          </table:table-cell>
          <table:table-cell office:value-type="string" table:style-name="ce1">
            <text:p>AVENIDA CEMENTERIO NACIONAL #85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03" table:style-name="ce7">
            <text:p>5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ech Line Solutio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yomaraly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454744</text:p>
          </table:table-cell>
          <table:table-cell office:value-type="string" table:style-name="ce1">
            <text:p>4T2 CALLE TULIP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04" table:style-name="ce7">
            <text:p>5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ito Hon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ito-costas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9310</text:p>
          </table:table-cell>
          <table:table-cell office:value-type="string" table:style-name="ce1">
            <text:p>REPTO VALEN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05" table:style-name="ce7">
            <text:p>5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yota Performan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9082</text:p>
          </table:table-cell>
          <table:table-cell office:value-type="string" table:style-name="ce1">
            <text:p>BO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06" table:style-name="ce7">
            <text:p>5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ransmi Zone Plu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8420</text:p>
          </table:table-cell>
          <table:table-cell office:value-type="string" table:style-name="ce1">
            <text:p>CARR 830 KM 2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07" table:style-name="ce7">
            <text:p>5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Utoautomobile - Ricardo Lopez Sanch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085</text:p>
          </table:table-cell>
          <table:table-cell office:value-type="string" table:style-name="ce1">
            <text:p>URB. STA.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08" table:style-name="ce7">
            <text:p>5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lentin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estrej43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2480</text:p>
          </table:table-cell>
          <table:table-cell office:value-type="string" table:style-name="ce1">
            <text:p>URB BELL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09" table:style-name="ce7">
            <text:p>5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lentin Pere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310082</text:p>
          </table:table-cell>
          <table:table-cell office:value-type="string" table:style-name="ce1">
            <text:p>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10" table:style-name="ce7">
            <text:p>5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icente D Quinta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53711</text:p>
          </table:table-cell>
          <table:table-cell office:value-type="string" table:style-name="ce1">
            <text:p>URB BAYAMON GD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11" table:style-name="ce7">
            <text:p>5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ilswagwen P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agenpro@yahii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165207</text:p>
          </table:table-cell>
          <table:table-cell office:value-type="string" table:style-name="ce1">
            <text:p>URB JARD DE CAPARR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12" table:style-name="ce7">
            <text:p>5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ilfredo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rdz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275435</text:p>
          </table:table-cell>
          <table:table-cell office:value-type="string" table:style-name="ce1">
            <text:p>SECTOR PEPE TOR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13" table:style-name="ce7">
            <text:p>5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iwi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iwi@onelinkpr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71110</text:p>
          </table:table-cell>
          <table:table-cell office:value-type="string" table:style-name="ce1">
            <text:p>CARR. 872 KM 0.6 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14" table:style-name="ce7">
            <text:p>5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Yamil A Suarez Ocas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05321</text:p>
          </table:table-cell>
          <table:table-cell office:value-type="string" table:style-name="ce1">
            <text:p>JARD DE CAPARR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15" table:style-name="ce7">
            <text:p>5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Zambrana Auto Service and Parts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ramirez@imgaccountingservices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16" table:style-name="ce7">
            <text:p>5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 Otro Nivel Music S - Xavier A Rodriguez Santi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17" table:style-name="ce7">
            <text:p>5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belardo E Achecar Marti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90050</text:p>
          </table:table-cell>
          <table:table-cell office:value-type="string" table:style-name="ce1">
            <text:p>URB PUERTO NUEVO</text:p>
          </table:table-cell>
          <table:table-cell office:value-type="string" table:style-name="ce5">
            <text:p>San Ju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18" table:style-name="ce7">
            <text:p>5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J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bernal28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52590</text:p>
          </table:table-cell>
          <table:table-cell office:value-type="string" table:style-name="ce1">
            <text:p>MINILLAS INDUSTRIAL PARK 420 CALLE E #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19" table:style-name="ce7">
            <text:p>5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J Car Wash Cor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orres.accounting@outlook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52590</text:p>
          </table:table-cell>
          <table:table-cell office:value-type="string" table:style-name="ce1">
            <text:p>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20" table:style-name="ce7">
            <text:p>5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bertico Rivera Gar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93501</text:p>
          </table:table-cell>
          <table:table-cell office:value-type="string" table:style-name="ce1">
            <text:p>CALLE ALEMEDA <text:s/>G F - 16 ,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21" table:style-name="ce7">
            <text:p>5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exis D'oleo Mer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5921</text:p>
          </table:table-cell>
          <table:table-cell office:value-type="string" table:style-name="ce1">
            <text:p>AVE. LAUREL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22" table:style-name="ce7">
            <text:p>5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l In One Autoca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25334</text:p>
          </table:table-cell>
          <table:table-cell office:value-type="string" table:style-name="ce1">
            <text:p>URB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23" table:style-name="ce7">
            <text:p>5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dres I Gascot Corr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183743</text:p>
          </table:table-cell>
          <table:table-cell office:value-type="string" table:style-name="ce1">
            <text:p>EXT VILLA R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24" table:style-name="ce7">
            <text:p>5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dy Auto Deteili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93176</text:p>
          </table:table-cell>
          <table:table-cell office:value-type="string" table:style-name="ce1">
            <text:p>CALLE AUREOLA B 6-4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25" table:style-name="ce7">
            <text:p>5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eudy Arias Aceve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49834</text:p>
          </table:table-cell>
          <table:table-cell office:value-type="string" table:style-name="ce1">
            <text:p>URB SANTA ELE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26" table:style-name="ce7">
            <text:p>5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B Andino Marti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504</text:p>
          </table:table-cell>
          <table:table-cell office:value-type="string" table:style-name="ce1">
            <text:p>URB SANTA CATALI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27" table:style-name="ce7">
            <text:p>5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D Morales <text:s/>Di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7829</text:p>
          </table:table-cell>
          <table:table-cell office:value-type="string" table:style-name="ce1">
            <text:p>URB RIO HONDO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28" table:style-name="ce7">
            <text:p>5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I Rosario Oquen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928110</text:p>
          </table:table-cell>
          <table:table-cell office:value-type="string" table:style-name="ce1">
            <text:p>RES. JOSE CELSO BALB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29" table:style-name="ce7">
            <text:p>5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L Padilla Pad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83205</text:p>
          </table:table-cell>
          <table:table-cell office:value-type="string" table:style-name="ce1">
            <text:p>RES BRISAS DE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30" table:style-name="ce7">
            <text:p>5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R Gonzalez Mola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874127</text:p>
          </table:table-cell>
          <table:table-cell office:value-type="string" table:style-name="ce1">
            <text:p>VILLA R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31" table:style-name="ce7">
            <text:p>5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Rosado Nieves Mecan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sado343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52651</text:p>
          </table:table-cell>
          <table:table-cell office:value-type="string" table:style-name="ce1">
            <text:p>URB MIRAFLORES CALLE 5 ALBORADA BLQ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32" table:style-name="ce7">
            <text:p>5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'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585636</text:p>
          </table:table-cell>
          <table:table-cell office:value-type="string" table:style-name="ce1">
            <text:p>URB LA MILAG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33" table:style-name="ce7">
            <text:p>5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thony R Lopez Mj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20607</text:p>
          </table:table-cell>
          <table:table-cell office:value-type="string" table:style-name="ce1">
            <text:p>URB SAN FERNA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34" table:style-name="ce7">
            <text:p>5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riel Reyes Labo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rl17immaculate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80110</text:p>
          </table:table-cell>
          <table:table-cell office:value-type="string" table:style-name="ce1">
            <text:p>URB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35" table:style-name="ce7">
            <text:p>5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37073</text:p>
          </table:table-cell>
          <table:table-cell office:value-type="string" table:style-name="ce1">
            <text:p>CARR 840 KM 8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36" table:style-name="ce7">
            <text:p>5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Lu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14347</text:p>
          </table:table-cell>
          <table:table-cell office:value-type="string" table:style-name="ce1">
            <text:p>BAYAMON OEST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37" table:style-name="ce7">
            <text:p>5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Lux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239196</text:p>
          </table:table-cell>
          <table:table-cell office:value-type="string" table:style-name="ce1">
            <text:p>CARR 167 INT AVE LAS CUMB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38" table:style-name="ce7">
            <text:p>5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Lux - Santa Rosa Ma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00404</text:p>
          </table:table-cell>
          <table:table-cell office:value-type="string" table:style-name="ce1">
            <text:p>SANTA ROSA MAL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39" table:style-name="ce7">
            <text:p>5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-Lux - AR Detailing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ntonioyadiel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80519</text:p>
          </table:table-cell>
          <table:table-cell office:value-type="string" table:style-name="ce1">
            <text:p>EL CANTON MAL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40" table:style-name="ce7">
            <text:p>5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care Corp. - Hi-Tech Auto Care <text:s/>Baya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ictor@autocare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5001</text:p>
          </table:table-cell>
          <table:table-cell office:value-type="string" table:style-name="ce1">
            <text:p>BO PAJAR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41" table:style-name="ce7">
            <text:p>5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yamon Auto Performanc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apinc2012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0775</text:p>
          </table:table-cell>
          <table:table-cell office:value-type="string" table:style-name="ce1">
            <text:p>CARR 174 KM 1.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42" table:style-name="ce7">
            <text:p>5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linblin Auto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elohaya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85707</text:p>
          </table:table-cell>
          <table:table-cell office:value-type="string" table:style-name="ce1">
            <text:p>SIERRA TAI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43" table:style-name="ce7">
            <text:p>5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ling Bling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arlosantoniosoto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57070</text:p>
          </table:table-cell>
          <table:table-cell office:value-type="string" table:style-name="ce1">
            <text:p>URB LOS DOMINIC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44" table:style-name="ce7">
            <text:p>5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erlos I Garay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482723</text:p>
          </table:table-cell>
          <table:table-cell office:value-type="string" table:style-name="ce1">
            <text:p>BO. DAJA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45" table:style-name="ce7">
            <text:p>5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 Wash &amp; Detailing Speciali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401085</text:p>
          </table:table-cell>
          <table:table-cell office:value-type="string" table:style-name="ce1">
            <text:p>URB SIERRA LIND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46" table:style-name="ce7">
            <text:p>5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G Rolon Nob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noble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7170675</text:p>
          </table:table-cell>
          <table:table-cell office:value-type="string" table:style-name="ce1">
            <text:p>URB. SANTA ELE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47" table:style-name="ce7">
            <text:p>5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J Ostola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871699</text:p>
          </table:table-cell>
          <table:table-cell office:value-type="string" table:style-name="ce1">
            <text:p>URB AGUSTIN STAH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48" table:style-name="ce7">
            <text:p>5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J Rijos Eraz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91993</text:p>
          </table:table-cell>
          <table:table-cell office:value-type="string" table:style-name="ce1">
            <text:p>BO PAJAR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49" table:style-name="ce7">
            <text:p>5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M Centeno Miche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79449</text:p>
          </table:table-cell>
          <table:table-cell office:value-type="string" table:style-name="ce1">
            <text:p>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50" table:style-name="ce7">
            <text:p>5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Ortiz Maest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46241</text:p>
          </table:table-cell>
          <table:table-cell office:value-type="string" table:style-name="ce1">
            <text:p>AVE CEMENTERIO NACIO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51" table:style-name="ce7">
            <text:p>5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melo J Ortiz Guz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 CALLE GASTON F A 3 SEC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52" table:style-name="ce7">
            <text:p>5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entro de Alineamiento Proc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405363</text:p>
          </table:table-cell>
          <table:table-cell office:value-type="string" table:style-name="ce1">
            <text:p>URB. LAS VEGAS CALLE 8 AA2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53" table:style-name="ce7">
            <text:p>5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hinea Fleet Maintenan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uischinea30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VAN SCO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54" table:style-name="ce7">
            <text:p>5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hristian Nu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hrist_nunez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54477</text:p>
          </table:table-cell>
          <table:table-cell office:value-type="string" table:style-name="ce1">
            <text:p>URB CA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55" table:style-name="ce7">
            <text:p>5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' Spa Detailling &amp; Carpet Clean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danielsantos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313024</text:p>
          </table:table-cell>
          <table:table-cell office:value-type="string" table:style-name="ce1">
            <text:p>VALLE DE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56" table:style-name="ce7">
            <text:p>5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niel Floran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0592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57" table:style-name="ce7">
            <text:p>5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nnys Car Shi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essy173pr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121502</text:p>
          </table:table-cell>
          <table:table-cell office:value-type="string" table:style-name="ce1">
            <text:p>URB MAGNOLIA GD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58" table:style-name="ce7">
            <text:p>5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vid J Serrano Tor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1calejandro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47000</text:p>
          </table:table-cell>
          <table:table-cell office:value-type="string" table:style-name="ce1">
            <text:p>URB RIVER V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59" table:style-name="ce7">
            <text:p>5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etailers Gro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auticopr@icloud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84303</text:p>
          </table:table-cell>
          <table:table-cell office:value-type="string" table:style-name="ce1">
            <text:p>ALTURAS DEL 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60" table:style-name="ce7">
            <text:p>5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iogenes I Mercado Ru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0843</text:p>
          </table:table-cell>
          <table:table-cell office:value-type="string" table:style-name="ce1">
            <text:p>URB H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61" table:style-name="ce7">
            <text:p>5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unamis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.ayala0112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VANS SCO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62" table:style-name="ce7">
            <text:p>5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gardo Rodriguez Niev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439</text:p>
          </table:table-cell>
          <table:table-cell office:value-type="string" table:style-name="ce1">
            <text:p>URB MAGNOLIA C/19 M1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63" table:style-name="ce7">
            <text:p>5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uardo Rios Carrasqui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1965</text:p>
          </table:table-cell>
          <table:table-cell office:value-type="string" table:style-name="ce1">
            <text:p>URB FLAMINGO H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64" table:style-name="ce7">
            <text:p>5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ward Hernandez Ro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87164</text:p>
          </table:table-cell>
          <table:table-cell office:value-type="string" table:style-name="ce1">
            <text:p>BO GUARAGUAO AB AJ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65" table:style-name="ce7">
            <text:p>5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 Nene Auto Detailing y Mecan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wuerve180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673634</text:p>
          </table:table-cell>
          <table:table-cell office:value-type="string" table:style-name="ce1">
            <text:p>VISTA BEL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66" table:style-name="ce7">
            <text:p>5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ias A Molina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2953</text:p>
          </table:table-cell>
          <table:table-cell office:value-type="string" table:style-name="ce1">
            <text:p>URB 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67" table:style-name="ce7">
            <text:p>5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nrique Car Wash Servicio A Domicil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79881</text:p>
          </table:table-cell>
          <table:table-cell office:value-type="string" table:style-name="ce1">
            <text:p>REPTO VALEN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68" table:style-name="ce7">
            <text:p>5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steban Rios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55678</text:p>
          </table:table-cell>
          <table:table-cell office:value-type="string" table:style-name="ce1">
            <text:p>CARR. 16 7 RAMAL 829 <text:s text:c="2"/>K .M 3 <text:s/>H.M 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69" table:style-name="ce7">
            <text:p>5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cellent Auto Detailing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xcellentautodetailing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86326</text:p>
          </table:table-cell>
          <table:table-cell office:value-type="string" table:style-name="ce1">
            <text:p>76 ST BLQ. 92 28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70" table:style-name="ce7">
            <text:p>5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clusive Car Wash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xclusivecarwash42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483566</text:p>
          </table:table-cell>
          <table:table-cell office:value-type="string" table:style-name="ce1">
            <text:p>PO BOX 55451 STA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71" table:style-name="ce7">
            <text:p>5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pert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339274</text:p>
          </table:table-cell>
          <table:table-cell office:value-type="string" table:style-name="ce1">
            <text:p>URB LOMAS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72" table:style-name="ce7">
            <text:p>5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treme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73" table:style-name="ce7">
            <text:p>5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treme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670343</text:p>
          </table:table-cell>
          <table:table-cell office:value-type="string" table:style-name="ce1">
            <text:p>URB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74" table:style-name="ce7">
            <text:p>5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amily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amilycarwash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16050</text:p>
          </table:table-cell>
          <table:table-cell office:value-type="string" table:style-name="ce1">
            <text:p>FOREST HILLS PLAZ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75" table:style-name="ce7">
            <text:p>5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elix <text:s/>A. Martinez Co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63870</text:p>
          </table:table-cell>
          <table:table-cell office:value-type="string" table:style-name="ce1">
            <text:p>URB.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76" table:style-name="ce7">
            <text:p>5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lea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251673</text:p>
          </table:table-cell>
          <table:table-cell office:value-type="string" table:style-name="ce1">
            <text:p>CARR 2 PULGUER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77" table:style-name="ce7">
            <text:p>5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cisco Omar <text:s/>Torres <text:s/>Macei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196119</text:p>
          </table:table-cell>
          <table:table-cell office:value-type="string" table:style-name="ce1">
            <text:p>EDIF.11 <text:s/>APT. 9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78" table:style-name="ce7">
            <text:p>5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by Solu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871063</text:p>
          </table:table-cell>
          <table:table-cell office:value-type="string" table:style-name="ce1">
            <text:p>URB.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79" table:style-name="ce7">
            <text:p>5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ma Group, Inc. - Puma Lomas Verd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elba@gamagroupinc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52200</text:p>
          </table:table-cell>
          <table:table-cell office:value-type="string" table:style-name="ce1">
            <text:p>CARR 174 KM 1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80" table:style-name="ce7">
            <text:p>5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eparto Flamingo - Ivan F Torres Co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ckysnoppy@prw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0254</text:p>
          </table:table-cell>
          <table:table-cell office:value-type="string" table:style-name="ce1">
            <text:p>HERMA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81" table:style-name="ce7">
            <text:p>5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iovanni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58834</text:p>
          </table:table-cell>
          <table:table-cell office:value-type="string" table:style-name="ce1">
            <text:p>URB RIVER V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82" table:style-name="ce7">
            <text:p>5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nzalez Details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2441</text:p>
          </table:table-cell>
          <table:table-cell office:value-type="string" table:style-name="ce1">
            <text:p>QTAS DE FLAMING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83" table:style-name="ce7">
            <text:p>5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ector Carm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group_pr@hot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84" table:style-name="ce7">
            <text:p>5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ector J Colon Ort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74008</text:p>
          </table:table-cell>
          <table:table-cell office:value-type="string" table:style-name="ce1">
            <text:p>URB BELL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85" table:style-name="ce7">
            <text:p>5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ector J. Vazquez Villalob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ungo_2008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324182</text:p>
          </table:table-cell>
          <table:table-cell office:value-type="string" table:style-name="ce1">
            <text:p>URB . SANTA CRU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86" table:style-name="ce7">
            <text:p>5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igh Power Auto Repai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54000</text:p>
          </table:table-cell>
          <table:table-cell office:value-type="string" table:style-name="ce1">
            <text:p>URB FLAMBOYAN GD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87" table:style-name="ce7">
            <text:p>5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rael A. Perez Santi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470013</text:p>
          </table:table-cell>
          <table:table-cell office:value-type="string" table:style-name="ce1">
            <text:p>REPTO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88" table:style-name="ce7">
            <text:p>5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rael Velez Mar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82364</text:p>
          </table:table-cell>
          <table:table-cell office:value-type="string" table:style-name="ce1">
            <text:p>RR 11 BOX 582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89" table:style-name="ce7">
            <text:p>5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ime R Santiago Marti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90978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90" table:style-name="ce7">
            <text:p>5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vier Algarin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0609</text:p>
          </table:table-cell>
          <table:table-cell office:value-type="string" table:style-name="ce1">
            <text:p>CARR.167 KM. 1.1 HM. 0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91" table:style-name="ce7">
            <text:p>5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D Soun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hecompanyautodetailing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08170</text:p>
          </table:table-cell>
          <table:table-cell office:value-type="string" table:style-name="ce1">
            <text:p>C/HUNGRIA DN2 STA.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92" table:style-name="ce7">
            <text:p>5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esus Goveo Herna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.goveo@hot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830 KM 2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93" table:style-name="ce7">
            <text:p>5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eter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373127</text:p>
          </table:table-cell>
          <table:table-cell office:value-type="string" table:style-name="ce1">
            <text:p>RES MAGNOLIA GARDE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94" table:style-name="ce7">
            <text:p>5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rge A Rivera Oliv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52886</text:p>
          </table:table-cell>
          <table:table-cell office:value-type="string" table:style-name="ce1">
            <text:p>RES SAN FERNANDO APT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95" table:style-name="ce7">
            <text:p>5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rge Aviles Veves - Texaco Sierra Bayamon I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aleman@ascendcpa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3912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96" table:style-name="ce7">
            <text:p>5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<text:s/>R Rosario Oquen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928110</text:p>
          </table:table-cell>
          <table:table-cell office:value-type="string" table:style-name="ce1">
            <text:p>RES. <text:s/>JOSE <text:s/>CELSO <text:s/>BALB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97" table:style-name="ce7">
            <text:p>5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Natal de Jes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924450</text:p>
          </table:table-cell>
          <table:table-cell office:value-type="string" table:style-name="ce1">
            <text:p>REPTO VALEN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98" table:style-name="ce7">
            <text:p>5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Rivera Alama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9412</text:p>
          </table:table-cell>
          <table:table-cell office:value-type="string" table:style-name="ce1">
            <text:p>BO. GUARAGUAO ABAJ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599" table:style-name="ce7">
            <text:p>5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Cruz Nu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ELE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00" table:style-name="ce7">
            <text:p>6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G Cot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ES VIRGILIO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01" table:style-name="ce7">
            <text:p>6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 Colon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174 INT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02" table:style-name="ce7">
            <text:p>6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 Soto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07013</text:p>
          </table:table-cell>
          <table:table-cell office:value-type="string" table:style-name="ce1">
            <text:p>URB ALTURAS DE FLAMBOY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03" table:style-name="ce7">
            <text:p>6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uis Rivera Zarago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81393</text:p>
          </table:table-cell>
          <table:table-cell office:value-type="string" table:style-name="ce1">
            <text:p>CALLE ZAYA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04" table:style-name="ce7">
            <text:p>6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Auto Clean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842576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05" table:style-name="ce7">
            <text:p>6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C Alverez Hearna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86536</text:p>
          </table:table-cell>
          <table:table-cell office:value-type="string" table:style-name="ce1">
            <text:p>COOP LA HACIEND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06" table:style-name="ce7">
            <text:p>6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J Adams Pi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30276</text:p>
          </table:table-cell>
          <table:table-cell office:value-type="string" table:style-name="ce1">
            <text:p>URB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07" table:style-name="ce7">
            <text:p>6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K&amp;L <text:s/>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93930</text:p>
          </table:table-cell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08" table:style-name="ce7">
            <text:p>6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leras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83832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09" table:style-name="ce7">
            <text:p>6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<text:s/>H Correa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73171</text:p>
          </table:table-cell>
          <table:table-cell office:value-type="string" table:style-name="ce1">
            <text:p>RES SAN FERNANDO APT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10" table:style-name="ce7">
            <text:p>6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A Arroyo Sam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281842</text:p>
          </table:table-cell>
          <table:table-cell office:value-type="string" table:style-name="ce1">
            <text:p>URB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11" table:style-name="ce7">
            <text:p>6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Javier Muniz Niev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54563</text:p>
          </table:table-cell>
          <table:table-cell office:value-type="string" table:style-name="ce1">
            <text:p>VILLA DE SAN AGUSTI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12" table:style-name="ce7">
            <text:p>6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Vazquez Mat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VISTA ALEGR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13" table:style-name="ce7">
            <text:p>6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gic Sha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ANIZACION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14" table:style-name="ce7">
            <text:p>6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gno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lrodriguezsanchez1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58939</text:p>
          </table:table-cell>
          <table:table-cell office:value-type="string" table:style-name="ce1">
            <text:p>MAGNOLIA GARDE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15" table:style-name="ce7">
            <text:p>6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nnix Investment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806272</text:p>
          </table:table-cell>
          <table:table-cell office:value-type="string" table:style-name="ce1">
            <text:p>DRIVE IN PL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16" table:style-name="ce7">
            <text:p>6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nuel E Beltran Cru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457743</text:p>
          </table:table-cell>
          <table:table-cell office:value-type="string" table:style-name="ce1">
            <text:p>RES JARDINES DE CAPARR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17" table:style-name="ce7">
            <text:p>6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mar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d747@caribe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08498</text:p>
          </table:table-cell>
          <table:table-cell office:value-type="string" table:style-name="ce1">
            <text:p>CARR. 16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18" table:style-name="ce7">
            <text:p>6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ster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39730</text:p>
          </table:table-cell>
          <table:table-cell office:value-type="string" table:style-name="ce1">
            <text:p>URB RIO HONDO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19" table:style-name="ce7">
            <text:p>6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yaguez Car Care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illiehnc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83072</text:p>
          </table:table-cell>
          <table:table-cell office:value-type="string" table:style-name="ce1">
            <text:p>BAYAMON OESTE SHOPPING CENTE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20" table:style-name="ce7">
            <text:p>6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guel A Rivera Co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3964</text:p>
          </table:table-cell>
          <table:table-cell office:value-type="string" table:style-name="ce1">
            <text:p>RES LOS LAUREL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21" table:style-name="ce7">
            <text:p>6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randa Baez Christ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7747</text:p>
          </table:table-cell>
          <table:table-cell office:value-type="string" table:style-name="ce1">
            <text:p>LA ALDEA BA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22" table:style-name="ce7">
            <text:p>6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athanael Medina Oyo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899786</text:p>
          </table:table-cell>
          <table:table-cell office:value-type="string" table:style-name="ce1">
            <text:p>CARR. 167 RAMAL 840 , BO. LA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23" table:style-name="ce7">
            <text:p>6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ew Quick Lub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1057</text:p>
          </table:table-cell>
          <table:table-cell office:value-type="string" table:style-name="ce1">
            <text:p>URB H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24" table:style-name="ce7">
            <text:p>6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icky Morales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5828782287</text:p>
          </table:table-cell>
          <table:table-cell office:value-type="string" table:style-name="ce1">
            <text:p>URB. SANTA ELE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25" table:style-name="ce7">
            <text:p>6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IX Enterprises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guayoregus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44939</text:p>
          </table:table-cell>
          <table:table-cell office:value-type="string" table:style-name="ce1">
            <text:p><text:s/>P.O. BOX 3502 BAYAMON,PR 0095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26" table:style-name="ce7">
            <text:p>6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izan Lora Per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238232</text:p>
          </table:table-cell>
          <table:table-cell office:value-type="string" table:style-name="ce1">
            <text:p>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27" table:style-name="ce7">
            <text:p>6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n The Run Auto Wash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94198</text:p>
          </table:table-cell>
          <table:table-cell office:value-type="string" table:style-name="ce1">
            <text:p>CALLE PETUNIA 4-P #27 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28" table:style-name="ce7">
            <text:p>6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ptimus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674138</text:p>
          </table:table-cell>
          <table:table-cell office:value-type="string" table:style-name="ce1">
            <text:p>C/ PONPON 4D 26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29" table:style-name="ce7">
            <text:p>6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dro A Rivera Carba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72439</text:p>
          </table:table-cell>
          <table:table-cell office:value-type="string" table:style-name="ce1">
            <text:p>URB. RIVERVIE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30" table:style-name="ce7">
            <text:p>6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dro O Sade Vazq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90379</text:p>
          </table:table-cell>
          <table:table-cell office:value-type="string" table:style-name="ce1">
            <text:p>PAJAROS AMERICAN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31" table:style-name="ce7">
            <text:p>6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iramides Auto Service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39958</text:p>
          </table:table-cell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32" table:style-name="ce7">
            <text:p>6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latinum Shines Car Wash And Mor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m.acc.consulting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74128</text:p>
          </table:table-cell>
          <table:table-cell office:value-type="string" table:style-name="ce1">
            <text:p>VILLAS DE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33" table:style-name="ce7">
            <text:p>6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fessional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07926</text:p>
          </table:table-cell>
          <table:table-cell office:value-type="string" table:style-name="ce1">
            <text:p>URB RIVER V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34" table:style-name="ce7">
            <text:p>6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fessional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354985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35" table:style-name="ce7">
            <text:p>6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nto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37774</text:p>
          </table:table-cell>
          <table:table-cell office:value-type="string" table:style-name="ce1">
            <text:p>PLAZA RIO HO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36" table:style-name="ce7">
            <text:p>6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nto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d747@caribe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408597</text:p>
          </table:table-cell>
          <table:table-cell office:value-type="string" table:style-name="ce1">
            <text:p>PLAZA DEL SOL SHOPPING CENTE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37" table:style-name="ce7">
            <text:p>6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nto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d747@caribe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08131</text:p>
          </table:table-cell>
          <table:table-cell office:value-type="string" table:style-name="ce1">
            <text:p>REXVILLE TOWN CENTER BARRIO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38" table:style-name="ce7">
            <text:p>6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nto Wash Plaza del Sol 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d747@caribe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408597</text:p>
          </table:table-cell>
          <table:table-cell office:value-type="string" table:style-name="ce1">
            <text:p>725 AVE WEST MAIN SUIT 60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39" table:style-name="ce7">
            <text:p>6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nto Wash Plaza Rio Hondo 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d747@caribe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08498</text:p>
          </table:table-cell>
          <table:table-cell office:value-type="string" table:style-name="ce1">
            <text:p>PLAZA RIO HONDO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40" table:style-name="ce7">
            <text:p>6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nto Wash Plaza Sol 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d747@caribe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08498</text:p>
          </table:table-cell>
          <table:table-cell office:value-type="string" table:style-name="ce1">
            <text:p>PLAZA DEL SO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41" table:style-name="ce7">
            <text:p>6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nto Wash Rio Hondo 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d747@caribe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08498</text:p>
          </table:table-cell>
          <table:table-cell office:value-type="string" table:style-name="ce1">
            <text:p>PLAZA RIO HO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42" table:style-name="ce7">
            <text:p>6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damez A. Cru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391383</text:p>
          </table:table-cell>
          <table:table-cell office:value-type="string" table:style-name="ce1">
            <text:p>SAN FERNANDO GARDE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43" table:style-name="ce7">
            <text:p>6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fael J Moreno Clau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84203</text:p>
          </table:table-cell>
          <table:table-cell office:value-type="string" table:style-name="ce1">
            <text:p>CALLE 10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44" table:style-name="ce7">
            <text:p>6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lph A Laboy Santi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79495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45" table:style-name="ce7">
            <text:p>6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lph's Auto Detailing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2532390</text:p>
          </table:table-cell>
          <table:table-cell office:value-type="string" table:style-name="ce1">
            <text:p>URB.SAN RAFAEL ESTAT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46" table:style-name="ce7">
            <text:p>6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ymond O Munoz Mele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2726</text:p>
          </table:table-cell>
          <table:table-cell office:value-type="string" table:style-name="ce1">
            <text:p>PARC VAN SCO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47" table:style-name="ce7">
            <text:p>6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paraciones de Aros "El Maestro"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iici777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73177</text:p>
          </table:table-cell>
          <table:table-cell office:value-type="string" table:style-name="ce1">
            <text:p>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48" table:style-name="ce7">
            <text:p>6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volution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6100</text:p>
          </table:table-cell>
          <table:table-cell office:value-type="string" table:style-name="ce1">
            <text:p>AVE MAGOLIA Z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49" table:style-name="ce7">
            <text:p>6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cky Wash &amp; Auto <text:s/>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97409</text:p>
          </table:table-cell>
          <table:table-cell office:value-type="string" table:style-name="ce1">
            <text:p>URB MAGNOLIA GD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50" table:style-name="ce7">
            <text:p>6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cky's Car Wash #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ickycarwash1y2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246898</text:p>
          </table:table-cell>
          <table:table-cell office:value-type="string" table:style-name="ce1">
            <text:p>AVE COMERIO URB RIO HO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51" table:style-name="ce7">
            <text:p>6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bert Libran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626432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52" table:style-name="ce7">
            <text:p>6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berto C Molina Santi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76742</text:p>
          </table:table-cell>
          <table:table-cell office:value-type="string" table:style-name="ce1">
            <text:p>ALT DEL 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53" table:style-name="ce7">
            <text:p>6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berto Erazo Marca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R 12 BOX 1024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54" table:style-name="ce7">
            <text:p>6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che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470798</text:p>
          </table:table-cell>
          <table:table-cell office:value-type="string" table:style-name="ce1">
            <text:p>CARR.830 INT.84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55" table:style-name="ce7">
            <text:p>6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sario Car Wash and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56" table:style-name="ce7">
            <text:p>6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&amp;J Maintenance Services Group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edrazaoe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311723</text:p>
          </table:table-cell>
          <table:table-cell office:value-type="string" table:style-name="ce1">
            <text:p>EL CANTON MAL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57" table:style-name="ce7">
            <text:p>6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mmy Colon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856886</text:p>
          </table:table-cell>
          <table:table-cell office:value-type="string" table:style-name="ce1">
            <text:p>BOSQUE DE LAS PALM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58" table:style-name="ce7">
            <text:p>6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iag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3071</text:p>
          </table:table-cell>
          <table:table-cell office:value-type="string" table:style-name="ce1">
            <text:p>BO.SANTO OLAY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59" table:style-name="ce7">
            <text:p>6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cm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. LAU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60" table:style-name="ce7">
            <text:p>6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haka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haka@centenialprblackberry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83430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61" table:style-name="ce7">
            <text:p>6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olution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0995</text:p>
          </table:table-cell>
          <table:table-cell office:value-type="string" table:style-name="ce1">
            <text:p>ALT DE FLAMBOY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62" table:style-name="ce7">
            <text:p>6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peed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95170</text:p>
          </table:table-cell>
          <table:table-cell office:value-type="string" table:style-name="ce1">
            <text:p>URB EL CORTIJ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63" table:style-name="ce7">
            <text:p>6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tar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ictor_bebe2005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67039</text:p>
          </table:table-cell>
          <table:table-cell office:value-type="string" table:style-name="ce1">
            <text:p>CALLE 47 BLOQUE 37 #9 MIRAFLORES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64" table:style-name="ce7">
            <text:p>6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he Best Car Wash and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590915</text:p>
          </table:table-cell>
          <table:table-cell office:value-type="string" table:style-name="ce1">
            <text:p>CARR. <text:s/>167 RAMAL 81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65" table:style-name="ce7">
            <text:p>6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B Investmen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nfo@villamil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228108</text:p>
          </table:table-cell>
          <table:table-cell office:value-type="string" table:style-name="ce1">
            <text:p>CENTRO COMERCIAL RIO HO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66" table:style-name="ce7">
            <text:p>6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B Investmen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nfo@villamil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228108</text:p>
          </table:table-cell>
          <table:table-cell office:value-type="string" table:style-name="ce1">
            <text:p>CENTRO COMERCIAL RIO HO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67" table:style-name="ce7">
            <text:p>6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TP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196158</text:p>
          </table:table-cell>
          <table:table-cell office:value-type="string" table:style-name="ce1">
            <text:p>URB 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68" table:style-name="ce7">
            <text:p>6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ash &amp; Go Auto Deate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1400</text:p>
          </table:table-cell>
          <table:table-cell office:value-type="string" table:style-name="ce1">
            <text:p>CARRETERA 167 KM. 18.5 BO. PAJAR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69" table:style-name="ce7">
            <text:p>6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illian Robles R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486788</text:p>
          </table:table-cell>
          <table:table-cell office:value-type="string" table:style-name="ce1">
            <text:p>CARR. 829 K.3 H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70" table:style-name="ce7">
            <text:p>6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ilson Sanchez Merc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32848</text:p>
          </table:table-cell>
          <table:table-cell office:value-type="string" table:style-name="ce1">
            <text:p>CALLE <text:s/>PAJAR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71" table:style-name="ce7">
            <text:p>6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Xtreme Truck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mar_truck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307676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72" table:style-name="ce7">
            <text:p>6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Yeyo's <text:s/>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037636</text:p>
          </table:table-cell>
          <table:table-cell office:value-type="string" table:style-name="ce1">
            <text:p>C23 <text:s/>URB <text:s/>REPATRO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73" table:style-name="ce7">
            <text:p>6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vier Car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avier.omar21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85593</text:p>
          </table:table-cell>
          <table:table-cell office:value-type="string" table:style-name="ce1">
            <text:p>CALLE 10A C21 VAN SCOY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74" table:style-name="ce7">
            <text:p>6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AA Bumper Repair Specialiti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32222</text:p>
          </table:table-cell>
          <table:table-cell office:value-type="string" table:style-name="ce1">
            <text:p>QTA DEL 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75" table:style-name="ce7">
            <text:p>6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bigail Miranda Sanch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5143</text:p>
          </table:table-cell>
          <table:table-cell office:value-type="string" table:style-name="ce1">
            <text:p>CARR 830 KM 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76" table:style-name="ce7">
            <text:p>6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CM Collisio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 FINAL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77" table:style-name="ce7">
            <text:p>6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gnes Seda Mor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CRU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78" table:style-name="ce7">
            <text:p>6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Repair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009564</text:p>
          </table:table-cell>
          <table:table-cell office:value-type="string" table:style-name="ce1">
            <text:p>URB SAN FERNA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79" table:style-name="ce7">
            <text:p>6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tonio Grajales Tej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7549</text:p>
          </table:table-cell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80" table:style-name="ce7">
            <text:p>6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viles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552168</text:p>
          </table:table-cell>
          <table:table-cell office:value-type="string" table:style-name="ce1">
            <text:p>BO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81" table:style-name="ce7">
            <text:p>6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W Auto Body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20697</text:p>
          </table:table-cell>
          <table:table-cell office:value-type="string" table:style-name="ce1">
            <text:p>SANTA ELE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82" table:style-name="ce7">
            <text:p>6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&amp;G Custom Design - Brewer Christopher 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gcustomdesign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36536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83" table:style-name="ce7">
            <text:p>6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intron Car Paint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29161</text:p>
          </table:table-cell>
          <table:table-cell office:value-type="string" table:style-name="ce1">
            <text:p>500 PASEO MONACO APTO. 05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84" table:style-name="ce7">
            <text:p>6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ncepcion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atalpc@liv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9055</text:p>
          </table:table-cell>
          <table:table-cell office:value-type="string" table:style-name="ce1">
            <text:p>28 AVE CEMENTERIO NACIONAL 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85" table:style-name="ce7">
            <text:p>6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ennys Body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hevy350harger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86" table:style-name="ce7">
            <text:p>6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ent King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FLAMINGO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87" table:style-name="ce7">
            <text:p>6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R Dent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brp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30689</text:p>
          </table:table-cell>
          <table:table-cell office:value-type="string" table:style-name="ce1">
            <text:p>VILLA ESPA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88" table:style-name="ce7">
            <text:p>6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uardo Reyes Cru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103608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89" table:style-name="ce7">
            <text:p>6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win Rodriguez Ocas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71095</text:p>
          </table:table-cell>
          <table:table-cell office:value-type="string" table:style-name="ce1">
            <text:p>BO BUENA VISTA, CAMINO LOS GOVE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90" table:style-name="ce7">
            <text:p>6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ernando O Alvarado Gar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448971</text:p>
          </table:table-cell>
          <table:table-cell office:value-type="string" table:style-name="ce1">
            <text:p>URB JARD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91" table:style-name="ce7">
            <text:p>6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cy Auto-Body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uaraguao21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3296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92" table:style-name="ce7">
            <text:p>6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eddie Diaz Carr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8863</text:p>
          </table:table-cell>
          <table:table-cell office:value-type="string" table:style-name="ce1">
            <text:p>URB VALEN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93" table:style-name="ce7">
            <text:p>6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Baya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aragebayamon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05039</text:p>
          </table:table-cell>
          <table:table-cell office:value-type="string" table:style-name="ce1">
            <text:p>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94" table:style-name="ce7">
            <text:p>6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Ce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7705</text:p>
          </table:table-cell>
          <table:table-cell office:value-type="string" table:style-name="ce1">
            <text:p>BO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95" table:style-name="ce7">
            <text:p>6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Charl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872 KM 1.2 INT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96" table:style-name="ce7">
            <text:p>6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Charl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8327</text:p>
          </table:table-cell>
          <table:table-cell office:value-type="string" table:style-name="ce1">
            <text:p>SECT LA CAMBIJ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97" table:style-name="ce7">
            <text:p>6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Jaim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perez@rodzperez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6555</text:p>
          </table:table-cell>
          <table:table-cell office:value-type="string" table:style-name="ce1">
            <text:p>cALLE 831 BO. MINILLA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98" table:style-name="ce7">
            <text:p>6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Niev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4510</text:p>
          </table:table-cell>
          <table:table-cell office:value-type="string" table:style-name="ce1">
            <text:p>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699" table:style-name="ce7">
            <text:p>6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af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64642</text:p>
          </table:table-cell>
          <table:table-cell office:value-type="string" table:style-name="ce1">
            <text:p>87 AVE CEMENTERIO NACIO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00" table:style-name="ce7">
            <text:p>7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rodriguez1947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8824</text:p>
          </table:table-cell>
          <table:table-cell office:value-type="string" table:style-name="ce1">
            <text:p>BO.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01" table:style-name="ce7">
            <text:p>7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osado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164468</text:p>
          </table:table-cell>
          <table:table-cell office:value-type="string" table:style-name="ce1">
            <text:p>URB.VILLA BETAN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02" table:style-name="ce7">
            <text:p>7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os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622845</text:p>
          </table:table-cell>
          <table:table-cell office:value-type="string" table:style-name="ce1">
            <text:p>355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03" table:style-name="ce7">
            <text:p>7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Tol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osuesanchezcolon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LOMAS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04" table:style-name="ce7">
            <text:p>7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Villa Espa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235707</text:p>
          </table:table-cell>
          <table:table-cell office:value-type="string" table:style-name="ce1">
            <text:p>CALLE QUINA NG A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05" table:style-name="ce7">
            <text:p>7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Alexander Ros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1711</text:p>
          </table:table-cell>
          <table:table-cell office:value-type="string" table:style-name="ce1">
            <text:p>STA.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06" table:style-name="ce7">
            <text:p>7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Armando El Original - Luis A Jime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167 KM 9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07" table:style-name="ce7">
            <text:p>7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Chiq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ctanon@coqui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1055</text:p>
          </table:table-cell>
          <table:table-cell office:value-type="string" table:style-name="ce1">
            <text:p>PARC VAN SCOYCO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08" table:style-name="ce7">
            <text:p>7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Los Broth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55020</text:p>
          </table:table-cell>
          <table:table-cell office:value-type="string" table:style-name="ce1">
            <text:p>BO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09" table:style-name="ce7">
            <text:p>7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Mou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91749</text:p>
          </table:table-cell>
          <table:table-cell office:value-type="string" table:style-name="ce1">
            <text:p>URB. REPARTO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10" table:style-name="ce7">
            <text:p>7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9096</text:p>
          </table:table-cell>
          <table:table-cell office:value-type="string" table:style-name="ce1">
            <text:p>BU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11" table:style-name="ce7">
            <text:p>7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Sev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12" table:style-name="ce7">
            <text:p>7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Ton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13" table:style-name="ce7">
            <text:p>7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Willi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aragewilliam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1900</text:p>
          </table:table-cell>
          <table:table-cell office:value-type="string" table:style-name="ce1">
            <text:p>CARR 830 KM 5.0 SECTOR LA ROCA CERRO GO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14" table:style-name="ce7">
            <text:p>7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eovanny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22031</text:p>
          </table:table-cell>
          <table:table-cell office:value-type="string" table:style-name="ce1">
            <text:p>BO SANTA OLAY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15" table:style-name="ce7">
            <text:p>7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uarionex Cruz Ram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ymgordillo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R 11 BOX 593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16" table:style-name="ce7">
            <text:p>7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/A Auto Glass Y/O Jose Feliciano Ocas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6374</text:p>
          </table:table-cell>
          <table:table-cell office:value-type="string" table:style-name="ce1">
            <text:p>ALT DE FLAMBOY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17" table:style-name="ce7">
            <text:p>7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ojalateria Angel Mele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18" table:style-name="ce7">
            <text:p>7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mael Diaz Cru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EXT VILLA R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19" table:style-name="ce7">
            <text:p>7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rael Valentin Nave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187539</text:p>
          </table:table-cell>
          <table:table-cell office:value-type="string" table:style-name="ce1">
            <text:p>BO CANDELABR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20" table:style-name="ce7">
            <text:p>7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ime Machuca Pe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immydanger2008@hot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830 KM 7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21" table:style-name="ce7">
            <text:p>7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M Auto Body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41614</text:p>
          </table:table-cell>
          <table:table-cell office:value-type="string" table:style-name="ce1">
            <text:p>CARR 174 KM 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22" table:style-name="ce7">
            <text:p>7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aquin Nieves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6645</text:p>
          </table:table-cell>
          <table:table-cell office:value-type="string" table:style-name="ce1">
            <text:p>BO SANTA OLAY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23" table:style-name="ce7">
            <text:p>7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el Auto Gl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ruzjoel46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LOMAS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24" table:style-name="ce7">
            <text:p>7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Crespo R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8473</text:p>
          </table:table-cell>
          <table:table-cell office:value-type="string" table:style-name="ce1">
            <text:p>RAMAR 831 KM 4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25" table:style-name="ce7">
            <text:p>7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Munoz Cordov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042356</text:p>
          </table:table-cell>
          <table:table-cell office:value-type="string" table:style-name="ce1">
            <text:p>URB VILLA R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26" table:style-name="ce7">
            <text:p>7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Reveron Marr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449740</text:p>
          </table:table-cell>
          <table:table-cell office:value-type="string" table:style-name="ce1">
            <text:p>BO HAT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27" table:style-name="ce7">
            <text:p>7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 Rodriguez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EXT CAMPO ALEGR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28" table:style-name="ce7">
            <text:p>7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M Soto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71959</text:p>
          </table:table-cell>
          <table:table-cell office:value-type="string" table:style-name="ce1">
            <text:p>LA MORE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29" table:style-name="ce7">
            <text:p>7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Auto Co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88904</text:p>
          </table:table-cell>
          <table:table-cell office:value-type="string" table:style-name="ce1">
            <text:p>CARR. 872 <text:s/>KM 0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30" table:style-name="ce7">
            <text:p>7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Grajales Multy Wo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gtmw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806001</text:p>
          </table:table-cell>
          <table:table-cell office:value-type="string" table:style-name="ce1">
            <text:p>VOLCAN ARENA FI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31" table:style-name="ce7">
            <text:p>7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Rivera Agos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3663</text:p>
          </table:table-cell>
          <table:table-cell office:value-type="string" table:style-name="ce1">
            <text:p>BO DAJA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32" table:style-name="ce7">
            <text:p>7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lio E Vargas Maldon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EXT VILLA R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33" table:style-name="ce7">
            <text:p>7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nior Nieves Chasi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4896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34" table:style-name="ce7">
            <text:p>7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Estrada Collaz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CA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35" table:style-name="ce7">
            <text:p>7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nuel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manuel.rivera14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061766</text:p>
          </table:table-cell>
          <table:table-cell office:value-type="string" table:style-name="ce1">
            <text:p>URB BELL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36" table:style-name="ce7">
            <text:p>7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ster Auto Gl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6702</text:p>
          </table:table-cell>
          <table:table-cell office:value-type="string" table:style-name="ce1">
            <text:p>EXT FOREST H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37" table:style-name="ce7">
            <text:p>7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svaldo Nieves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35959</text:p>
          </table:table-cell>
          <table:table-cell office:value-type="string" table:style-name="ce1">
            <text:p>URB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38" table:style-name="ce7">
            <text:p>7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bon Auto Colision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abonautocollision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10701</text:p>
          </table:table-cell>
          <table:table-cell office:value-type="string" table:style-name="ce1">
            <text:p>URB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39" table:style-name="ce7">
            <text:p>7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chi Auto Colit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5140</text:p>
          </table:table-cell>
          <table:table-cell office:value-type="string" table:style-name="ce1">
            <text:p>BDA CARIDAD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40" table:style-name="ce7">
            <text:p>7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dro L Crespo R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5685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41" table:style-name="ce7">
            <text:p>7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fessional T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2180</text:p>
          </table:table-cell>
          <table:table-cell office:value-type="string" table:style-name="ce1">
            <text:p>URB BAYAMON GD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42" table:style-name="ce7">
            <text:p>7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nto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37774</text:p>
          </table:table-cell>
          <table:table-cell office:value-type="string" table:style-name="ce1">
            <text:p>PLAZA DEL SO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43" table:style-name="ce7">
            <text:p>7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vera Body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3898</text:p>
          </table:table-cell>
          <table:table-cell office:value-type="string" table:style-name="ce1">
            <text:p>CARR 167 RAMAL 816 KM 7.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44" table:style-name="ce7">
            <text:p>7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vera Cordero Re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5096</text:p>
          </table:table-cell>
          <table:table-cell office:value-type="string" table:style-name="ce1">
            <text:p>BO. HATO TEJAS <text:s text:c="2"/>71 CARR. 86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45" table:style-name="ce7">
            <text:p>7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bert Body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46" table:style-name="ce7">
            <text:p>7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ervicentro Lomac Auto C - Modesto Lopez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ervicentrolomacautocollision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9612</text:p>
          </table:table-cell>
          <table:table-cell office:value-type="string" table:style-name="ce1">
            <text:p>CENTRO IND. CORUJO, LOTE 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47" table:style-name="ce7">
            <text:p>7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Chin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elixchinea3308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2426</text:p>
          </table:table-cell>
          <table:table-cell office:value-type="string" table:style-name="ce1">
            <text:p>CARR 167 RAMAL 829 K 3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48" table:style-name="ce7">
            <text:p>7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Los Fue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05360</text:p>
          </table:table-cell>
          <table:table-cell office:value-type="string" table:style-name="ce1">
            <text:p>CARR 831 K 4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49" table:style-name="ce7">
            <text:p>7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he Solution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291378</text:p>
          </table:table-cell>
          <table:table-cell office:value-type="string" table:style-name="ce1">
            <text:p>BO MINILL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50" table:style-name="ce7">
            <text:p>7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-8 Auto Bo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8extremekennedy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453633</text:p>
          </table:table-cell>
          <table:table-cell office:value-type="string" table:style-name="ce1">
            <text:p>REPARTO INDUSTRIAL CORREA #23 BAYAMON P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51" table:style-name="ce7">
            <text:p>7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ictor <text:s/>Martinez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icma43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50045</text:p>
          </table:table-cell>
          <table:table-cell office:value-type="string" table:style-name="ce1">
            <text:p>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52" table:style-name="ce7">
            <text:p>7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ictor Martin Agos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85531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53" table:style-name="ce7">
            <text:p>7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ictor Oren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0090</text:p>
          </table:table-cell>
          <table:table-cell office:value-type="string" table:style-name="ce1">
            <text:p>BO JUAN SA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54" table:style-name="ce7">
            <text:p>7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Xtreme Auto Solu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15287</text:p>
          </table:table-cell>
          <table:table-cell office:value-type="string" table:style-name="ce1">
            <text:p>CARR 174 INT 81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55" table:style-name="ce7">
            <text:p>7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iquelao Car Clean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679234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56" table:style-name="ce7">
            <text:p>7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yamon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21114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57" table:style-name="ce7">
            <text:p>7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heguis Tires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24312</text:p>
          </table:table-cell>
          <table:table-cell office:value-type="string" table:style-name="ce1">
            <text:p>BO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58" table:style-name="ce7">
            <text:p>7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intron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eabell039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OND SAN FERNA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59" table:style-name="ce7">
            <text:p>7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Z Body Shop &amp; Mo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zorymil71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865 LOTE #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60" table:style-name="ce7">
            <text:p>7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ne Auto Air Quick Lu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oman@goveoreyescpa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5544</text:p>
          </table:table-cell>
          <table:table-cell office:value-type="string" table:style-name="ce1">
            <text:p>CARR 167 KM 18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61" table:style-name="ce7">
            <text:p>7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win Dominguez Martinez <text:s/>- Garaje Edw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ydominguez19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6008</text:p>
          </table:table-cell>
          <table:table-cell office:value-type="string" table:style-name="ce1">
            <text:p>REPTO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62" table:style-name="ce7">
            <text:p>7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Kingdom Cov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dwin.torres.08.31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/1 D#11 VILLA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63" table:style-name="ce7">
            <text:p>7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167 Auto Bo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5620</text:p>
          </table:table-cell>
          <table:table-cell office:value-type="string" table:style-name="ce1">
            <text:p>BO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64" table:style-name="ce7">
            <text:p>7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 Otro Nivel Music Shop &amp; Quick Lu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65" table:style-name="ce7">
            <text:p>7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AA Car Care Solu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dfco@ao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4440</text:p>
          </table:table-cell>
          <table:table-cell office:value-type="string" table:style-name="ce1">
            <text:p>300 AVE. TENIENTE MARTIN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66" table:style-name="ce7">
            <text:p>7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BC Auto Parts &amp; Servic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bcpartsp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4620</text:p>
          </table:table-cell>
          <table:table-cell office:value-type="string" table:style-name="ce1">
            <text:p>6 MARGINAL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67" table:style-name="ce7">
            <text:p>7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l Autobody &amp; Part Distributo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ichard@allautobp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364213</text:p>
          </table:table-cell>
          <table:table-cell office:value-type="string" table:style-name="ce1">
            <text:p>CARR. 174 KM. 8.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68" table:style-name="ce7">
            <text:p>7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Martin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3603</text:p>
          </table:table-cell>
          <table:table-cell office:value-type="string" table:style-name="ce1">
            <text:p>ALT DE FLAMBOY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69" table:style-name="ce7">
            <text:p>7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y Parts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nfo@habil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41652</text:p>
          </table:table-cell>
          <table:table-cell office:value-type="string" table:style-name="ce1">
            <text:p>IH -5 AVENIDA LOMAS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70" table:style-name="ce7">
            <text:p>7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TK Marine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ARQUE SAN MIGUE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71" table:style-name="ce7">
            <text:p>7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Honda Body y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3033</text:p>
          </table:table-cell>
          <table:table-cell office:value-type="string" table:style-name="ce1">
            <text:p>URB RIVER V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72" table:style-name="ce7">
            <text:p>7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Pieza Minill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73" table:style-name="ce7">
            <text:p>7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Tint - Samuel Cruz Mat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3158</text:p>
          </table:table-cell>
          <table:table-cell office:value-type="string" table:style-name="ce1">
            <text:p>URB ROYAL TOWN X-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74" table:style-name="ce7">
            <text:p>7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Tronics del Carib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5559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75" table:style-name="ce7">
            <text:p>7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care Corp.oration - Mr. Quick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ww.victor@autocare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15001</text:p>
          </table:table-cell>
          <table:table-cell office:value-type="string" table:style-name="ce1">
            <text:p>CARR. 2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76" table:style-name="ce7">
            <text:p>7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plu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1630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77" table:style-name="ce7">
            <text:p>7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plu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1630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78" table:style-name="ce7">
            <text:p>7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zone Puerto Rico, Inc. - <text:s/># 66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isa.taylor@autozon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014957056</text:p>
          </table:table-cell>
          <table:table-cell office:value-type="string" table:style-name="ce1">
            <text:p>BO CERRO GORDO VILLA ARRIE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79" table:style-name="ce7">
            <text:p>7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rytiana Sound Center &amp; Mo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429838</text:p>
          </table:table-cell>
          <table:table-cell office:value-type="string" table:style-name="ce1">
            <text:p>REPTO VALEN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80" table:style-name="ce7">
            <text:p>7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urgos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ubenrosacpa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4511</text:p>
          </table:table-cell>
          <table:table-cell office:value-type="string" table:style-name="ce1">
            <text:p>MARGINAL HERMANAS DAVILA #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81" table:style-name="ce7">
            <text:p>7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ibbean Burn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292303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82" table:style-name="ce7">
            <text:p>7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A Rivera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EE14 PARQ DE LA SA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83" table:style-name="ce7">
            <text:p>7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I Febus Co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3500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84" table:style-name="ce7">
            <text:p>7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harlie Ti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24705</text:p>
          </table:table-cell>
          <table:table-cell office:value-type="string" table:style-name="ce1">
            <text:p>URB H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85" table:style-name="ce7">
            <text:p>7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hevere Tire Distributo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06095</text:p>
          </table:table-cell>
          <table:table-cell office:value-type="string" table:style-name="ce1">
            <text:p>AVE H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86" table:style-name="ce7">
            <text:p>7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ity Alar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85064</text:p>
          </table:table-cell>
          <table:table-cell office:value-type="string" table:style-name="ce1">
            <text:p>URB. REXVILLE A - 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87" table:style-name="ce7">
            <text:p>7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ity Alarm and Sound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uanpi0915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1 A-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88" table:style-name="ce7">
            <text:p>7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J Auto Ca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arlosjavi97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VALLE DE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89" table:style-name="ce7">
            <text:p>7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lifford Designs - Cliff N. Ferreira Tor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oman@goveoreyescpa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308416</text:p>
          </table:table-cell>
          <table:table-cell office:value-type="string" table:style-name="ce1">
            <text:p>CALLE ESTEBAN PADIL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90" table:style-name="ce7">
            <text:p>7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lon Auto Services - Roberto Colon But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9114</text:p>
          </table:table-cell>
          <table:table-cell office:value-type="string" table:style-name="ce1">
            <text:p>URB 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91" table:style-name="ce7">
            <text:p>7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do Ty Ra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54228</text:p>
          </table:table-cell>
          <table:table-cell office:value-type="string" table:style-name="ce1">
            <text:p>AMBULANT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92" table:style-name="ce7">
            <text:p>7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vid Nicolas Alti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er_com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88901</text:p>
          </table:table-cell>
          <table:table-cell office:value-type="string" table:style-name="ce1">
            <text:p>URB LOS ALMENDR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93" table:style-name="ce7">
            <text:p>7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elco Bayamo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itanpower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38436</text:p>
          </table:table-cell>
          <table:table-cell office:value-type="string" table:style-name="ce1">
            <text:p>URB <text:s/>LOMAS VERDES IF 5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94" table:style-name="ce7">
            <text:p>7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elta Gas St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588888</text:p>
          </table:table-cell>
          <table:table-cell office:value-type="string" table:style-name="ce1">
            <text:p>CARR. # 2 KM. 13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95" table:style-name="ce7">
            <text:p>7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iana Liano Ot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008944</text:p>
          </table:table-cell>
          <table:table-cell office:value-type="string" table:style-name="ce1">
            <text:p>13 SECR EL CORTIJ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96" table:style-name="ce7">
            <text:p>7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ynamic Industri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672660</text:p>
          </table:table-cell>
          <table:table-cell office:value-type="string" table:style-name="ce1">
            <text:p>PLAZA RIO HONDO MAL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97" table:style-name="ce7">
            <text:p>7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CO Pa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8615</text:p>
          </table:table-cell>
          <table:table-cell office:value-type="string" table:style-name="ce1">
            <text:p>CARR 831 KM 4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98" table:style-name="ce7">
            <text:p>7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 Gago Ti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1340</text:p>
          </table:table-cell>
          <table:table-cell office:value-type="string" table:style-name="ce1">
            <text:p>PARC VAN SCO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799" table:style-name="ce7">
            <text:p>7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 Sobrino Distribu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ladiogonzalez30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ARC VAN SCO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00" table:style-name="ce7">
            <text:p>8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milio Lopez Ca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1320</text:p>
          </table:table-cell>
          <table:table-cell office:value-type="string" table:style-name="ce1">
            <text:p>ALT DE FLAMBOY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01" table:style-name="ce7">
            <text:p>8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mpire 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0281</text:p>
          </table:table-cell>
          <table:table-cell office:value-type="string" table:style-name="ce1">
            <text:p>URB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02" table:style-name="ce7">
            <text:p>8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spinosa Glass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spinosaautoglass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6916</text:p>
          </table:table-cell>
          <table:table-cell office:value-type="string" table:style-name="ce1">
            <text:p>AVE WEST MAI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03" table:style-name="ce7">
            <text:p>8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 Xpe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376</text:p>
          </table:table-cell>
          <table:table-cell office:value-type="string" table:style-name="ce1">
            <text:p>JUAN SA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04" table:style-name="ce7">
            <text:p>8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 Xpe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97613</text:p>
          </table:table-cell>
          <table:table-cell office:value-type="string" table:style-name="ce1">
            <text:p>PARC 369 PARC JUAN SA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05" table:style-name="ce7">
            <text:p>8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body Auto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50285</text:p>
          </table:table-cell>
          <table:table-cell office:value-type="string" table:style-name="ce1">
            <text:p>REPARTO INDUSTRIAL CORREA #2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06" table:style-name="ce7">
            <text:p>8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spor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3330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07" table:style-name="ce7">
            <text:p>8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plosive Images I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0918</text:p>
          </table:table-cell>
          <table:table-cell office:value-type="string" table:style-name="ce1">
            <text:p>AVE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08" table:style-name="ce7">
            <text:p>8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erpo Tire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as5817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8429</text:p>
          </table:table-cell>
          <table:table-cell office:value-type="string" table:style-name="ce1">
            <text:p>URB MAGNOLIA GD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09" table:style-name="ce7">
            <text:p>8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 Auto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PT. W-61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10" table:style-name="ce7">
            <text:p>8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briel Jimenez del Va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43793</text:p>
          </table:table-cell>
          <table:table-cell office:value-type="string" table:style-name="ce1">
            <text:p>BO DAJA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11" table:style-name="ce7">
            <text:p>8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stcot 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mgascot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8116</text:p>
          </table:table-cell>
          <table:table-cell office:value-type="string" table:style-name="ce1">
            <text:p>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12" table:style-name="ce7">
            <text:p>8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eneral Machinery Contractor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ayable@gmcrentals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65212</text:p>
          </table:table-cell>
          <table:table-cell office:value-type="string" table:style-name="ce1">
            <text:p>AVE CEMENTERIO NACIONAL # 2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13" table:style-name="ce7">
            <text:p>8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EP Services - GEP Services Cor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santiago@infoproviders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2698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14" table:style-name="ce7">
            <text:p>8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lobal Auto Pain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epersia@coqui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8694</text:p>
          </table:table-cell>
          <table:table-cell office:value-type="string" table:style-name="ce1">
            <text:p>NS 10 AVENIDA HOST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15" table:style-name="ce7">
            <text:p>8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El Cen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omeraelcentro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514506</text:p>
          </table:table-cell>
          <table:table-cell office:value-type="string" table:style-name="ce1">
            <text:p>CARR 830 KM 5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16" table:style-name="ce7">
            <text:p>8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El Nuevo Millenium Tire,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00111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17" table:style-name="ce7">
            <text:p>8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Migu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18" table:style-name="ce7">
            <text:p>8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Nacion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16488</text:p>
          </table:table-cell>
          <table:table-cell office:value-type="string" table:style-name="ce1">
            <text:p>CARR 168 AVE CEMENTERIO NAC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19" table:style-name="ce7">
            <text:p>8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R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6560</text:p>
          </table:table-cell>
          <table:table-cell office:value-type="string" table:style-name="ce1">
            <text:p>AVE.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20" table:style-name="ce7">
            <text:p>8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Roman #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lcontablep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95900</text:p>
          </table:table-cell>
          <table:table-cell office:value-type="string" table:style-name="ce1">
            <text:p>AVE SANTA JUANITA B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21" table:style-name="ce7">
            <text:p>8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ia Roman #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lcontablep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95900</text:p>
          </table:table-cell>
          <table:table-cell office:value-type="string" table:style-name="ce1">
            <text:p>AVE MINILLAS ESQ HOSTOS #10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22" table:style-name="ce7">
            <text:p>8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uaraguao Motorcycle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sojcardona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175</text:p>
          </table:table-cell>
          <table:table-cell office:value-type="string" table:style-name="ce1">
            <text:p>BO JUAN SA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23" table:style-name="ce7">
            <text:p>8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arry Valle Marr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berto155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0867</text:p>
          </table:table-cell>
          <table:table-cell office:value-type="string" table:style-name="ce1">
            <text:p>URB. LOMAS VERDES 4E-1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24" table:style-name="ce7">
            <text:p>8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arvey Ferreira Tor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3350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25" table:style-name="ce7">
            <text:p>8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ito's Tire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4544</text:p>
          </table:table-cell>
          <table:table-cell office:value-type="string" table:style-name="ce1">
            <text:p>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26" table:style-name="ce7">
            <text:p>8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onda Solution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hondaretailer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245253</text:p>
          </table:table-cell>
          <table:table-cell office:value-type="string" table:style-name="ce1">
            <text:p>AVE LAS CUMB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27" table:style-name="ce7">
            <text:p>8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ydrauli E Pneumatic Parts &amp; Serv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595751</text:p>
          </table:table-cell>
          <table:table-cell office:value-type="string" table:style-name="ce1">
            <text:p>BM29 AVE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28" table:style-name="ce7">
            <text:p>8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ydro Plane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39494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29" table:style-name="ce7">
            <text:p>8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nternational Auto Body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8569</text:p>
          </table:table-cell>
          <table:table-cell office:value-type="string" table:style-name="ce1">
            <text:p>URB MAGNOLIA GD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30" table:style-name="ce7">
            <text:p>8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rael Aquino Cotto - Dream Ti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velez@amareducation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3657</text:p>
          </table:table-cell>
          <table:table-cell office:value-type="string" table:style-name="ce1">
            <text:p>CARR 167 KM 15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31" table:style-name="ce7">
            <text:p>8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&amp;J Auto Parts &amp; Repair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5812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32" table:style-name="ce7">
            <text:p>8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C Body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43138</text:p>
          </table:table-cell>
          <table:table-cell office:value-type="string" table:style-name="ce1">
            <text:p>CARR 872 KM 0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33" table:style-name="ce7">
            <text:p>8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C Dealer Stor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urgos@blbc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61693</text:p>
          </table:table-cell>
          <table:table-cell office:value-type="string" table:style-name="ce1">
            <text:p>PMB 367 # 2136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34" table:style-name="ce7">
            <text:p>8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L Auto Distribu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94543</text:p>
          </table:table-cell>
          <table:table-cell office:value-type="string" table:style-name="ce1">
            <text:p>C/ARIES FD 1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35" table:style-name="ce7">
            <text:p>8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L Body Expr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513808</text:p>
          </table:table-cell>
          <table:table-cell office:value-type="string" table:style-name="ce1">
            <text:p>URB. COUNTRY STAT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36" table:style-name="ce7">
            <text:p>8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el Rivera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7 PARCELA 5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37" table:style-name="ce7">
            <text:p>8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L Roman Bello - Gomera R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6318</text:p>
          </table:table-cell>
          <table:table-cell office:value-type="string" table:style-name="ce1">
            <text:p>URB SUNNY H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38" table:style-name="ce7">
            <text:p>8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O Vega Nevar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82149</text:p>
          </table:table-cell>
          <table:table-cell office:value-type="string" table:style-name="ce1">
            <text:p>BO ESPIN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39" table:style-name="ce7">
            <text:p>8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Solivan Garc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0303</text:p>
          </table:table-cell>
          <table:table-cell office:value-type="string" table:style-name="ce1">
            <text:p>URB 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40" table:style-name="ce7">
            <text:p>8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ph Tire Center - Beronica Castil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3683</text:p>
          </table:table-cell>
          <table:table-cell office:value-type="string" table:style-name="ce1">
            <text:p>URB SIERRA LIND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41" table:style-name="ce7">
            <text:p>8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ue Tire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316595</text:p>
          </table:table-cell>
          <table:table-cell office:value-type="string" table:style-name="ce1">
            <text:p>AVE BETANCES 81 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42" table:style-name="ce7">
            <text:p>8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yeria Diamon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57339</text:p>
          </table:table-cell>
          <table:table-cell office:value-type="string" table:style-name="ce1">
            <text:p><text:s/>URB. MIRAFLORES, 3-8 CALLE 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43" table:style-name="ce7">
            <text:p>8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M Guerra Dalma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44903</text:p>
          </table:table-cell>
          <table:table-cell office:value-type="string" table:style-name="ce1">
            <text:p>C/CORAL V-11 URB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44" table:style-name="ce7">
            <text:p>8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Rodriguez Marq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1795</text:p>
          </table:table-cell>
          <table:table-cell office:value-type="string" table:style-name="ce1">
            <text:p>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45" table:style-name="ce7">
            <text:p>8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Kartspeed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840505</text:p>
          </table:table-cell>
          <table:table-cell office:value-type="string" table:style-name="ce1">
            <text:p>COMPLEJO TURISTIC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46" table:style-name="ce7">
            <text:p>8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.A.E. Auto Air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apco@coqui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3112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47" table:style-name="ce7">
            <text:p>8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a Casa del Camion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lizabeth@meyerscorp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5151</text:p>
          </table:table-cell>
          <table:table-cell office:value-type="string" table:style-name="ce1">
            <text:p>CARR 5 KM 4 HM 3 URB IND LUCHETTI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48" table:style-name="ce7">
            <text:p>8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a Gomera El Dom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omm1981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49" table:style-name="ce7">
            <text:p>8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a Sasa del Gomero y del Alinead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2100</text:p>
          </table:table-cell>
          <table:table-cell office:value-type="string" table:style-name="ce1">
            <text:p>435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50" table:style-name="ce7">
            <text:p>8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ar Ti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uisangel_21r@hot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ARC VAN SCO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51" table:style-name="ce7">
            <text:p>8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iberty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624434</text:p>
          </table:table-cell>
          <table:table-cell office:value-type="string" table:style-name="ce1">
            <text:p>BO SANTA OLAY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52" table:style-name="ce7">
            <text:p>8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MG Autospor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47675</text:p>
          </table:table-cell>
          <table:table-cell office:value-type="string" table:style-name="ce1">
            <text:p>AVAE LOMAS VERDE F-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53" table:style-name="ce7">
            <text:p>8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dy Part's Connec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oloracingpr.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36441</text:p>
          </table:table-cell>
          <table:table-cell office:value-type="string" table:style-name="ce1">
            <text:p>BO STA OLAYA SECTOR COLLORES INTERIO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54" table:style-name="ce7">
            <text:p>8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R Garcia Ca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9690939</text:p>
          </table:table-cell>
          <table:table-cell office:value-type="string" table:style-name="ce1">
            <text:p>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55" table:style-name="ce7">
            <text:p>8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guelo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19399</text:p>
          </table:table-cell>
          <table:table-cell office:value-type="string" table:style-name="ce1">
            <text:p>CARR 834 KM 1.2 BO RIO</text:p>
          </table:table-cell>
          <table:table-cell office:value-type="string" table:style-name="ce5">
            <text:p>Guaynab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56" table:style-name="ce7">
            <text:p>8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cano's Auto Accesories &amp; Mo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1876</text:p>
          </table:table-cell>
          <table:table-cell office:value-type="string" table:style-name="ce1">
            <text:p>158 E BO JUAN SA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57" table:style-name="ce7">
            <text:p>8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celino Sanios de los Sant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8517</text:p>
          </table:table-cell>
          <table:table-cell office:value-type="string" table:style-name="ce1">
            <text:p>439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58" table:style-name="ce7">
            <text:p>8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cos D Calderon Vazq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20340</text:p>
          </table:table-cell>
          <table:table-cell office:value-type="string" table:style-name="ce1">
            <text:p>BO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59" table:style-name="ce7">
            <text:p>8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ster Industrial Sales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sterindustrial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620827</text:p>
          </table:table-cell>
          <table:table-cell office:value-type="string" table:style-name="ce1">
            <text:p>PO BOX 94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60" table:style-name="ce7">
            <text:p>8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tos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1454</text:p>
          </table:table-cell>
          <table:table-cell office:value-type="string" table:style-name="ce1">
            <text:p>DR HIRAM GONZAL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61" table:style-name="ce7">
            <text:p>8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xallende Wholesa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santa56@liv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120844</text:p>
          </table:table-cell>
          <table:table-cell office:value-type="string" table:style-name="ce1">
            <text:p>CALLE COMERIO 16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62" table:style-name="ce7">
            <text:p>8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xibody Auto - CB Imports Transamerica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rodriguez@maxibody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229999</text:p>
          </table:table-cell>
          <table:table-cell office:value-type="string" table:style-name="ce1">
            <text:p>CARR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63" table:style-name="ce7">
            <text:p>8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dinas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22844</text:p>
          </table:table-cell>
          <table:table-cell office:value-type="string" table:style-name="ce1">
            <text:p>EXT FOREST H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64" table:style-name="ce7">
            <text:p>8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tro Tire Corp.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40728</text:p>
          </table:table-cell>
          <table:table-cell office:value-type="string" table:style-name="ce1">
            <text:p>URB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65" table:style-name="ce7">
            <text:p>8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chael's Design &amp; Sound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6736</text:p>
          </table:table-cell>
          <table:table-cell office:value-type="string" table:style-name="ce1">
            <text:p>AVE.BETANCES J-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66" table:style-name="ce7">
            <text:p>8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guelito Auto Air - Miguel A Pagan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iguela_pagan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3807</text:p>
          </table:table-cell>
          <table:table-cell office:value-type="string" table:style-name="ce1">
            <text:p>BO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67" table:style-name="ce7">
            <text:p>8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nillas Auto Performanc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77061</text:p>
          </table:table-cell>
          <table:table-cell office:value-type="string" table:style-name="ce1">
            <text:p>CARR. 831 KM 4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68" table:style-name="ce7">
            <text:p>8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raflores Tires And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rmmelendez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8004</text:p>
          </table:table-cell>
          <table:table-cell office:value-type="string" table:style-name="ce1">
            <text:p>AVE LOS DOMINIC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69" table:style-name="ce7">
            <text:p>8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r Body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rbodyparts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61112</text:p>
          </table:table-cell>
          <table:table-cell office:value-type="string" table:style-name="ce1">
            <text:p>VILLAS DE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70" table:style-name="ce7">
            <text:p>8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arvaez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pa.nieves1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7329</text:p>
          </table:table-cell>
          <table:table-cell office:value-type="string" table:style-name="ce1">
            <text:p>URB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71" table:style-name="ce7">
            <text:p>8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ational Auto Paint Solut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67919</text:p>
          </table:table-cell>
          <table:table-cell office:value-type="string" table:style-name="ce1">
            <text:p>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72" table:style-name="ce7">
            <text:p>8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uñez Sound Center - Jimmy Alicea Nu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93337</text:p>
          </table:table-cell>
          <table:table-cell office:value-type="string" table:style-name="ce1">
            <text:p>EDIF RIVERA 34 CALLE PARQU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73" table:style-name="ce7">
            <text:p>8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rlando Technical Mo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suzubayamon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590929</text:p>
          </table:table-cell>
          <table:table-cell office:value-type="string" table:style-name="ce1">
            <text:p>URB H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74" table:style-name="ce7">
            <text:p>8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trick H Portell de Jesus - The Scooter Parts S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hescooterpartshop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107450</text:p>
          </table:table-cell>
          <table:table-cell office:value-type="string" table:style-name="ce1">
            <text:p>BO.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75" table:style-name="ce7">
            <text:p>8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p Boys - Manny, Moe y Jack of PR 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sa.salvador@ey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2700</text:p>
          </table:table-cell>
          <table:table-cell office:value-type="string" table:style-name="ce1">
            <text:p>PLAZA DEL SOL SHOPPING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76" table:style-name="ce7">
            <text:p>8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ichin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cct.solutions.tax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8445</text:p>
          </table:table-cell>
          <table:table-cell office:value-type="string" table:style-name="ce1">
            <text:p>CARR 167 15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77" table:style-name="ce7">
            <text:p>8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lavica Auto Glass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0023</text:p>
          </table:table-cell>
          <table:table-cell office:value-type="string" table:style-name="ce1">
            <text:p>CARRT 2 KM 14 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78" table:style-name="ce7">
            <text:p>8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edator Performanc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01884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79" table:style-name="ce7">
            <text:p>8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tecto Mag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7018</text:p>
          </table:table-cell>
          <table:table-cell office:value-type="string" table:style-name="ce1">
            <text:p>URB IRLANDA HT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80" table:style-name="ce7">
            <text:p>8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uerto Rico Water Tranfer &amp; Powder Coating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yan.choy@y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206440</text:p>
          </table:table-cell>
          <table:table-cell office:value-type="string" table:style-name="ce1">
            <text:p>AVE. CARLOS J. ANDALUZ (ANTES AVE. NOG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81" table:style-name="ce7">
            <text:p>8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chel M Valentin Gonzalez - <text:s/>Rav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51154</text:p>
          </table:table-cell>
          <table:table-cell office:value-type="string" table:style-name="ce1">
            <text:p>208 CASA LINDA VLG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82" table:style-name="ce7">
            <text:p>8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fa Auto Body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afaautobody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7170</text:p>
          </table:table-cell>
          <table:table-cell office:value-type="string" table:style-name="ce1">
            <text:p>URB LOMAS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83" table:style-name="ce7">
            <text:p>8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lly Auto Accesories And Sound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3227</text:p>
          </table:table-cell>
          <table:table-cell office:value-type="string" table:style-name="ce1">
            <text:p>AVE GILBERTO CONCEPCION DE GRACI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84" table:style-name="ce7">
            <text:p>8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C Auto Distributor - Rafael Carballo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7444</text:p>
          </table:table-cell>
          <table:table-cell office:value-type="string" table:style-name="ce1">
            <text:p>S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85" table:style-name="ce7">
            <text:p>8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DA Produc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bertoortizcruz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76187</text:p>
          </table:table-cell>
          <table:table-cell office:value-type="string" table:style-name="ce1">
            <text:p>PARQ SAN MIGUE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86" table:style-name="ce7">
            <text:p>8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volution Bake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henapowdercoat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0799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87" table:style-name="ce7">
            <text:p>8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ga Retail Corp. - Centropiezas Plu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epico@gandiagroup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550330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88" table:style-name="ce7">
            <text:p>8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mo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416744</text:p>
          </table:table-cell>
          <table:table-cell office:value-type="string" table:style-name="ce1">
            <text:p>AVE LAS CUMBRES B8 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89" table:style-name="ce7">
            <text:p>8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N Magnetic Fuel Sav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0364</text:p>
          </table:table-cell>
          <table:table-cell office:value-type="string" table:style-name="ce1">
            <text:p>VILLA R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90" table:style-name="ce7">
            <text:p>8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bana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abanautoparts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6415</text:p>
          </table:table-cell>
          <table:table-cell office:value-type="string" table:style-name="ce1">
            <text:p>CARR 167 RAMAL 829 KM 2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91" table:style-name="ce7">
            <text:p>8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bana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3546</text:p>
          </table:table-cell>
          <table:table-cell office:value-type="string" table:style-name="ce1">
            <text:p>BO BUENA VISTA SECTOR SABA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92" table:style-name="ce7">
            <text:p>8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a Juanita Toyota Parts - Jenuvid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enuvidcorp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2518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93" table:style-name="ce7">
            <text:p>8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a Mónica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harold.pineirochinea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1410</text:p>
          </table:table-cell>
          <table:table-cell office:value-type="string" table:style-name="ce1">
            <text:p>URB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94" table:style-name="ce7">
            <text:p>8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a Rosa Body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8853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95" table:style-name="ce7">
            <text:p>8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z Distributo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anz_65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2185535</text:p>
          </table:table-cell>
          <table:table-cell office:value-type="string" table:style-name="ce1">
            <text:p>AVE. TENIENTE NELSON MARTIN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96" table:style-name="ce7">
            <text:p>8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ervicentro Dura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2008</text:p>
          </table:table-cell>
          <table:table-cell office:value-type="string" table:style-name="ce1">
            <text:p>CARRETERA 167 KM. 15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97" table:style-name="ce7">
            <text:p>8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hadai Ti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24897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98" table:style-name="ce7">
            <text:p>8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haddai Tires Center - Luis Tire Services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lancomcpa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8161</text:p>
          </table:table-cell>
          <table:table-cell office:value-type="string" table:style-name="ce1">
            <text:p>AVE SANTA JUANITA AA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899" table:style-name="ce7">
            <text:p>8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ilva Cruz Felix H - Silva Trucks And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elo_stp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0880</text:p>
          </table:table-cell>
          <table:table-cell office:value-type="string" table:style-name="ce1">
            <text:p>28 AVE LAS CUMB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00" table:style-name="ce7">
            <text:p>9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R Battery &amp; Tire - Rodriguez Diaz Samu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ammy.rodriguez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38716</text:p>
          </table:table-cell>
          <table:table-cell office:value-type="string" table:style-name="ce1">
            <text:p>AVE. TNTE ANDALU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01" table:style-name="ce7">
            <text:p>9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tan Auto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9790</text:p>
          </table:table-cell>
          <table:table-cell office:value-type="string" table:style-name="ce1">
            <text:p>18 BDA MAESTR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02" table:style-name="ce7">
            <text:p>9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u Tienda Mopar - Lomas Verd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perez@sutiendamopa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664410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03" table:style-name="ce7">
            <text:p>9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uper Automotive Products, Inc. - Super Truck P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mederos@supertruckparts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2968</text:p>
          </table:table-cell>
          <table:table-cell office:value-type="string" table:style-name="ce1">
            <text:p>CARR 29 KM 0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04" table:style-name="ce7">
            <text:p>9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Perez - Roberto Per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aller.perez@liv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630</text:p>
          </table:table-cell>
          <table:table-cell office:value-type="string" table:style-name="ce1">
            <text:p>BO EL VOLC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05" table:style-name="ce7">
            <text:p>9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exaco Sierra Bayamon I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3912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06" table:style-name="ce7">
            <text:p>9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exco Paint Cente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8694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07" table:style-name="ce7">
            <text:p>9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intea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idalissevalentin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54079</text:p>
          </table:table-cell>
          <table:table-cell office:value-type="string" table:style-name="ce1">
            <text:p>AVE TENIENTE NELSON MARTIN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08" table:style-name="ce7">
            <text:p>9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ire And 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91987</text:p>
          </table:table-cell>
          <table:table-cell office:value-type="string" table:style-name="ce1">
            <text:p>CARR. 167 KM 15.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09" table:style-name="ce7">
            <text:p>9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ire Me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iremetro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060674</text:p>
          </table:table-cell>
          <table:table-cell office:value-type="string" table:style-name="ce1">
            <text:p>URB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10" table:style-name="ce7">
            <text:p>9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do Suzuki - Lourdes Ortega Mor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odosuzukip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3500</text:p>
          </table:table-cell>
          <table:table-cell office:value-type="string" table:style-name="ce1">
            <text:p>AVE. CARLOS JAVIER ANDALU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11" table:style-name="ce7">
            <text:p>9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nys Tire Service - Manuel A Beltrá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nuelb03@outlook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2623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12" table:style-name="ce7">
            <text:p>9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ruck Zone Bayamon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05151</text:p>
          </table:table-cell>
          <table:table-cell office:value-type="string" table:style-name="ce1">
            <text:p>CARR 5 KM 4.3 URB. INDUSTRIAL LUCHETTI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13" table:style-name="ce7">
            <text:p>9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u Boutique 4 X 4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48684</text:p>
          </table:table-cell>
          <table:table-cell office:value-type="string" table:style-name="ce1">
            <text:p>EXT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14" table:style-name="ce7">
            <text:p>9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United Battery Gro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lizabeth@meyerscorp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5151</text:p>
          </table:table-cell>
          <table:table-cell office:value-type="string" table:style-name="ce1">
            <text:p>CARR 5 KM 4 <text:s/>HM 3 <text:s/>URB IND <text:s/>LUCHETTI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15" table:style-name="ce7">
            <text:p>9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Unlimited Offroad 4x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40512</text:p>
          </table:table-cell>
          <table:table-cell office:value-type="string" table:style-name="ce1">
            <text:p>CARR. 168 <text:s/>KM. 3 BO.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16" table:style-name="ce7">
            <text:p>9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quero Auto Sale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0340</text:p>
          </table:table-cell>
          <table:table-cell office:value-type="string" table:style-name="ce1">
            <text:p>CARR. 16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17" table:style-name="ce7">
            <text:p>9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rela Truck Suppli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_varela28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7300</text:p>
          </table:table-cell>
          <table:table-cell office:value-type="string" table:style-name="ce1">
            <text:p>131 CALLE 1 SUITE # 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18" table:style-name="ce7">
            <text:p>9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en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vasociadosp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1538</text:p>
          </table:table-cell>
          <table:table-cell office:value-type="string" table:style-name="ce1">
            <text:p>CARR 167 KM 0 HM 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19" table:style-name="ce7">
            <text:p>9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ivo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pa.nieves1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846682</text:p>
          </table:table-cell>
          <table:table-cell office:value-type="string" table:style-name="ce1">
            <text:p>VILLA CONTES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20" table:style-name="ce7">
            <text:p>9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mg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50035</text:p>
          </table:table-cell>
          <table:table-cell office:value-type="string" table:style-name="ce1">
            <text:p>PO BOX 607061 PMB 42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21" table:style-name="ce7">
            <text:p>9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estern Auto of Puerto Rico, Inc. - 53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cott.mcclelland@advance-aut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5080</text:p>
          </table:table-cell>
          <table:table-cell office:value-type="string" table:style-name="ce1">
            <text:p>BAYAMON OESTE MAL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22" table:style-name="ce7">
            <text:p>9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orld Parts Expr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ldofre@hot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167 KM 10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23" table:style-name="ce7">
            <text:p>9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Xrom's Parts&amp;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scarmelecio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35000</text:p>
          </table:table-cell>
          <table:table-cell office:value-type="string" table:style-name="ce1">
            <text:p>URB LOS FAROL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24" table:style-name="ce7">
            <text:p>9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Yorro Industrial Hose &amp; Servic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yorro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468111</text:p>
          </table:table-cell>
          <table:table-cell office:value-type="string" table:style-name="ce1">
            <text:p>D-631 AVE. URUGUA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25" table:style-name="ce7">
            <text:p>9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Zambrana Parts Cente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mgservices211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1217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26" table:style-name="ce7">
            <text:p>9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Zone Parts Expr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scarmelecio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35000</text:p>
          </table:table-cell>
          <table:table-cell office:value-type="string" table:style-name="ce1">
            <text:p>URB LOS FAROL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27" table:style-name="ce7">
            <text:p>9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oschetti Racina Engi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872 Km 0.6 Rí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28" table:style-name="ce7">
            <text:p>9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ric R. Cintrón Rivera / CONTRATO SECC. 8 MUNC. SJ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ierra Bayamón Calle 78 Bloq. 92 #12 Bayamó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29" table:style-name="ce7">
            <text:p>9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B Sound Center - Luis F Martínez R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uis18soud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18259</text:p>
          </table:table-cell>
          <table:table-cell office:value-type="string" table:style-name="ce1">
            <text:p>Carr. 167 Al Lado Del Mcdonald Del VictoryShopping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30" table:style-name="ce7">
            <text:p>9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esco Auto Corp. / Auto Solut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2700</text:p>
          </table:table-cell>
          <table:table-cell office:value-type="string" table:style-name="ce1">
            <text:p>Urb.Lomas Verdes N-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31" table:style-name="ce7">
            <text:p>9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mport Tire &amp; Auto Detail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santiago@infoproviders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00621</text:p>
          </table:table-cell>
          <table:table-cell office:value-type="string" table:style-name="ce1">
            <text:p>Urb.Royal Palm IK-1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32" table:style-name="ce7">
            <text:p>9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Spo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7799</text:p>
          </table:table-cell>
          <table:table-cell office:value-type="string" table:style-name="ce1">
            <text:p>Ext.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33" table:style-name="ce7">
            <text:p>9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obile Maniac Wireless Acesori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Urb. Riverview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34" table:style-name="ce7">
            <text:p>9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 Log <text:s/>Distribu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96102</text:p>
          </table:table-cell>
          <table:table-cell office:value-type="string" table:style-name="ce1">
            <text:p>Areas limitrofes De Bayamó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35" table:style-name="ce7">
            <text:p>9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C lights solu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osue.candelario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123331</text:p>
          </table:table-cell>
          <table:table-cell office:value-type="string" table:style-name="ce1">
            <text:p>Urb. Cana RR 15 Calle 1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36" table:style-name="ce7">
            <text:p>9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Quiñones Auto S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DuranPadilla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93675</text:p>
          </table:table-cell>
          <table:table-cell office:value-type="string" table:style-name="ce1">
            <text:p>Urb Lomas Verde <text:s/>3V-4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37" table:style-name="ce7">
            <text:p>9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spinosa Glass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ierra Bayamo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38" table:style-name="ce7">
            <text:p>9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motive Parts Solution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Forest Hil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39" table:style-name="ce7">
            <text:p>9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Parts y Colmado Rube y Bib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dzperez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135730</text:p>
          </table:table-cell>
          <table:table-cell office:value-type="string" table:style-name="ce1">
            <text:p>Sierra Linda Carr. 861 <text:s/>#A-1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40" table:style-name="ce7">
            <text:p>9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calde Auto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cruz@alcaldeautoparts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531845</text:p>
          </table:table-cell>
          <table:table-cell office:value-type="string" table:style-name="ce1">
            <text:p>Lomas Verdes IF-43 ave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41" table:style-name="ce7">
            <text:p>9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Piezas Lomas Verd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itana.230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4642</text:p>
          </table:table-cell>
          <table:table-cell office:value-type="string" table:style-name="ce1">
            <text:p>Urb. Lomas Verdes N-12 Ave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42" table:style-name="ce7">
            <text:p>9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oddinPR Car Addiction Cr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ilfred_p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47461795</text:p>
          </table:table-cell>
          <table:table-cell office:value-type="string" table:style-name="ce1">
            <text:p>Urb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43" table:style-name="ce7">
            <text:p>9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zone Puerto Rico, Inc. # 66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isa.taylor@autozon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014957056</text:p>
          </table:table-cell>
          <table:table-cell office:value-type="string" table:style-name="ce1">
            <text:p>1- Carr. 167 Victor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44" table:style-name="ce7">
            <text:p>9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TC Auto Parts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tcautoparts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613891</text:p>
          </table:table-cell>
          <table:table-cell office:value-type="string" table:style-name="ce1">
            <text:p>Urb. Magnolia Gardens Blq. P-1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45" table:style-name="ce7">
            <text:p>9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 Irving Part Center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stados@mracontabilidad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0777</text:p>
          </table:table-cell>
          <table:table-cell office:value-type="string" table:style-name="ce1">
            <text:p>Bloque 1 N-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46" table:style-name="ce7">
            <text:p>9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ord Parts Only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ordpartsonly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5967</text:p>
          </table:table-cell>
          <table:table-cell office:value-type="string" table:style-name="ce1">
            <text:p>-Calle 8 A-41 Urb. Agustin Stah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47" table:style-name="ce7">
            <text:p>9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eeway Distributor Baya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fern1208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0886</text:p>
          </table:table-cell>
          <table:table-cell office:value-type="string" table:style-name="ce1">
            <text:p>Calle 25 Bloque 25-A-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48" table:style-name="ce7">
            <text:p>9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a Mónica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13 G-2 Urb. Santa Mó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49" table:style-name="ce7">
            <text:p>9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peed Solut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peedsolutionsp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093843</text:p>
          </table:table-cell>
          <table:table-cell office:value-type="string" table:style-name="ce1">
            <text:p>Ave Los Millon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50" table:style-name="ce7">
            <text:p>9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tar Auto Parts - Buch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vax52000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6464</text:p>
          </table:table-cell>
          <table:table-cell office:value-type="string" table:style-name="ce1">
            <text:p>Urb. Sierra Bayamón #18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51" table:style-name="ce7">
            <text:p>9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yo Xper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velilla@prw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902222</text:p>
          </table:table-cell>
          <table:table-cell office:value-type="string" table:style-name="ce1">
            <text:p>Ave Lomas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52" table:style-name="ce7">
            <text:p>9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yoland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oyolandautoparts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5468</text:p>
          </table:table-cell>
          <table:table-cell office:value-type="string" table:style-name="ce1">
            <text:p>Urb Forest Hills B-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53" table:style-name="ce7">
            <text:p>9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ivo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7655</text:p>
          </table:table-cell>
          <table:table-cell office:value-type="string" table:style-name="ce1">
            <text:p>DD-19 Avenida Millon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54" table:style-name="ce7">
            <text:p>9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ster Chrome &amp;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raccounting2011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2180101</text:p>
          </table:table-cell>
          <table:table-cell office:value-type="string" table:style-name="ce1">
            <text:p>Luchetti Industrial Park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55" table:style-name="ce7">
            <text:p>9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estern Auto of PR, Inc. - 1120 - 5362 -66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cott.mcclelland@advance-aut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0707</text:p>
          </table:table-cell>
          <table:table-cell office:value-type="string" table:style-name="ce1">
            <text:p>Plazoleta Canton Mall y Bayamón Oeste Shopping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56" table:style-name="ce7">
            <text:p>9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ma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847206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57" table:style-name="ce7">
            <text:p>9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lmado-Cafeteria El Alberg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perez@rodzperez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ierra Lind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58" table:style-name="ce7">
            <text:p>9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Piezas Fuentes Quick Lube/Parts 4 All Cor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 Hato Teja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59" table:style-name="ce7">
            <text:p>9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.I.T.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3430</text:p>
          </table:table-cell>
          <table:table-cell office:value-type="string" table:style-name="ce1">
            <text:p>Calle Dr. Hiram González #33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60" table:style-name="ce7">
            <text:p>9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be Squad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Villa R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61" table:style-name="ce7">
            <text:p>9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entro Camion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laza de sol</text:p>
          </table:table-cell>
          <table:table-cell office:value-type="string" table:style-name="ce5">
            <text:p>Barranquit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62" table:style-name="ce7">
            <text:p>9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loi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laza de sol</text:p>
          </table:table-cell>
          <table:table-cell office:value-type="string" table:style-name="ce5">
            <text:p>Barranquit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63" table:style-name="ce7">
            <text:p>9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YR Group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arismendi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24449</text:p>
          </table:table-cell>
          <table:table-cell office:value-type="string" table:style-name="ce1">
            <text:p>Plaza de Rio Hondo</text:p>
          </table:table-cell>
          <table:table-cell office:value-type="string" table:style-name="ce5">
            <text:p>Barranquit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64" table:style-name="ce7">
            <text:p>9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uriel Auto Corp. - Hyundai de Capar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lice@metrotoyota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409333</text:p>
          </table:table-cell>
          <table:table-cell office:value-type="string" table:style-name="ce1">
            <text:p>MARGINAL BO JUAN SA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65" table:style-name="ce7">
            <text:p>9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s Hermanos Kenne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lazal <text:s/>de So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66" table:style-name="ce7">
            <text:p>9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Nuevo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1900</text:p>
          </table:table-cell>
          <table:table-cell office:value-type="string" table:style-name="ce1">
            <text:p>Carretera #2 <text:s/>Km. 1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67" table:style-name="ce7">
            <text:p>9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&amp;R Group, Inc. - Hyundai <text:s/>de Rexvi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arismendi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17070</text:p>
          </table:table-cell>
          <table:table-cell office:value-type="string" table:style-name="ce1">
            <text:p>Carr 167 Km 19.0 Bo Pajar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68" table:style-name="ce7">
            <text:p>9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un Way Motors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95850</text:p>
          </table:table-cell>
          <table:table-cell office:value-type="string" table:style-name="ce1">
            <text:p>Urb. Industrial Corr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69" table:style-name="ce7">
            <text:p>9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rupo Emep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30240</text:p>
          </table:table-cell>
          <table:table-cell office:value-type="string" table:style-name="ce1">
            <text:p>Bo.Pájaros KM.19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70" table:style-name="ce7">
            <text:p>9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D Auto Imports Sal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99456</text:p>
          </table:table-cell>
          <table:table-cell office:value-type="string" table:style-name="ce1">
            <text:p>Bo. Hato Teja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71" table:style-name="ce7">
            <text:p>9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japon Distributor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rivera@mhcpa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90887</text:p>
          </table:table-cell>
          <table:table-cell office:value-type="string" table:style-name="ce1">
            <text:p>Urb. Hermanas Dávil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72" table:style-name="ce7">
            <text:p>9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mol Auto Sal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rmolauto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2864</text:p>
          </table:table-cell>
          <table:table-cell office:value-type="string" table:style-name="ce1">
            <text:p>Carretera 167 Km. 18.2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73" table:style-name="ce7">
            <text:p>9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onnell Truck Center LL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oralys.ortiz@gsonnel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590302</text:p>
          </table:table-cell>
          <table:table-cell office:value-type="string" table:style-name="ce1">
            <text:p>Calle A Esquina B Lote 2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74" table:style-name="ce7">
            <text:p>9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ransporte Sonnell LL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rank.ruiz@gsonnel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590302</text:p>
          </table:table-cell>
          <table:table-cell office:value-type="string" table:style-name="ce1">
            <text:p>Industrial Luchetti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75" table:style-name="ce7">
            <text:p>9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gasco, Inc. <text:s/>(Plantas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melendez@tropigas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18002</text:p>
          </table:table-cell>
          <table:table-cell office:value-type="string" table:style-name="ce1">
            <text:p>Industrial Luchetti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76" table:style-name="ce7">
            <text:p>9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xallende Wholesale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120844</text:p>
          </table:table-cell>
          <table:table-cell office:value-type="string" table:style-name="ce1">
            <text:p>Calle Comerio <text:s/>#163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77" table:style-name="ce7">
            <text:p>9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ire Warehouse - Nicolas Ortiz Gueva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uriel_guzman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7339</text:p>
          </table:table-cell>
          <table:table-cell office:value-type="string" table:style-name="ce1">
            <text:p>Ave. Lomas Verdes I-H-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78" table:style-name="ce7">
            <text:p>9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 Nuevo Milenium Tire 2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orresgmjats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9401333</text:p>
          </table:table-cell>
          <table:table-cell office:value-type="string" table:style-name="ce1">
            <text:p>Urb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79" table:style-name="ce7">
            <text:p>9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El Cen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.830 KM.6.5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80" table:style-name="ce7">
            <text:p>9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El Gor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adyfebus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63467</text:p>
          </table:table-cell>
          <table:table-cell office:value-type="string" table:style-name="ce1">
            <text:p>Carr 167 km 9.3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81" table:style-name="ce7">
            <text:p>9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El Nuevo Milenium Tir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00111</text:p>
          </table:table-cell>
          <table:table-cell office:value-type="string" table:style-name="ce1">
            <text:p>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82" table:style-name="ce7">
            <text:p>9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Lomas Verd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Santa Juanita AL-12 calle 3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83" table:style-name="ce7">
            <text:p>9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ia R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84" table:style-name="ce7">
            <text:p>9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imenez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028389</text:p>
          </table:table-cell>
          <table:table-cell office:value-type="string" table:style-name="ce1">
            <text:p>Urb Santa Juanita NK-14 9na.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85" table:style-name="ce7">
            <text:p>9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el Racing Ti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ustogarciasoto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86173</text:p>
          </table:table-cell>
          <table:table-cell office:value-type="string" table:style-name="ce1">
            <text:p>Urb. Hnas. <text:s/>Davilas #19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86" table:style-name="ce7">
            <text:p>9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Tire Center - Javier Rivera Ru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baez71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141836</text:p>
          </table:table-cell>
          <table:table-cell office:value-type="string" table:style-name="ce1">
            <text:p>CARR. 829 KM 6.3 SECTOR SABA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87" table:style-name="ce7">
            <text:p>9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Tire Services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uistire1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8161</text:p>
          </table:table-cell>
          <table:table-cell office:value-type="string" table:style-name="ce1">
            <text:p>Urb. 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88" table:style-name="ce7">
            <text:p>9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iam Tire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abynana18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80384</text:p>
          </table:table-cell>
          <table:table-cell office:value-type="string" table:style-name="ce1">
            <text:p>AVE LOS DOMINIC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89" table:style-name="ce7">
            <text:p>9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bana Tire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41921</text:p>
          </table:table-cell>
          <table:table-cell office:value-type="string" table:style-name="ce1">
            <text:p>Carr. 829 Km. 1.3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90" table:style-name="ce7">
            <text:p>9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ire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91" table:style-name="ce7">
            <text:p>9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mergency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ustogarciasoto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48251</text:p>
          </table:table-cell>
          <table:table-cell office:value-type="string" table:style-name="ce1">
            <text:p>Urb. Villas Contessa A-27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92" table:style-name="ce7">
            <text:p>9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Echavarr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08189</text:p>
          </table:table-cell>
          <table:table-cell office:value-type="string" table:style-name="ce1">
            <text:p>Carr 167 Km 15.3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93" table:style-name="ce7">
            <text:p>9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etances Tire`s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Hermanas Dávil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94" table:style-name="ce7">
            <text:p>9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La Soluci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95" table:style-name="ce7">
            <text:p>9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Rafa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abynana18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422831</text:p>
          </table:table-cell>
          <table:table-cell office:value-type="string" table:style-name="ce1">
            <text:p>Calle 33 Blq 27 No. 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96" table:style-name="ce7">
            <text:p>9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shu Bi Ti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031088</text:p>
          </table:table-cell>
          <table:table-cell office:value-type="string" table:style-name="ce1">
            <text:p>Calle Uruguay D-63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97" table:style-name="ce7">
            <text:p>9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undo Maxxis Bayamón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garciaacc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3550057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98" table:style-name="ce7">
            <text:p>9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ía Romá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omeraroman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6318</text:p>
          </table:table-cell>
          <table:table-cell office:value-type="string" table:style-name="ce1">
            <text:p>Urb. Sunny Hills B-4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999" table:style-name="ce7">
            <text:p>9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L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amos_asoc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699338</text:p>
          </table:table-cell>
          <table:table-cell office:value-type="string" table:style-name="ce1">
            <text:p>Urb/ Sierra Bayamón <text:s/>Blq 9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00" table:style-name="ce7">
            <text:p>10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ian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 Pajaros Sec Aldea Carr. 167 Km. 20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01" table:style-name="ce7">
            <text:p>10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Tir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.tires@ao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979229</text:p>
          </table:table-cell>
          <table:table-cell office:value-type="string" table:style-name="ce1">
            <text:p>Urb. Aguntins Stahl #9 Calle 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02" table:style-name="ce7">
            <text:p>10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chavarria Ti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046441</text:p>
          </table:table-cell>
          <table:table-cell office:value-type="string" table:style-name="ce1">
            <text:p>Bo. BuenaVis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03" table:style-name="ce7">
            <text:p>10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bón Ti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Monica Blq Z #1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04" table:style-name="ce7">
            <text:p>10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M Tire Center y Algo M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792377</text:p>
          </table:table-cell>
          <table:table-cell office:value-type="string" table:style-name="ce1">
            <text:p>Urb. Villa Conte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05" table:style-name="ce7">
            <text:p>10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ord's Ti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48624</text:p>
          </table:table-cell>
          <table:table-cell office:value-type="string" table:style-name="ce1">
            <text:p>Sierra Bayamó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06" table:style-name="ce7">
            <text:p>10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ksiel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ranfsiel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619913</text:p>
          </table:table-cell>
          <table:table-cell office:value-type="string" table:style-name="ce1">
            <text:p>Carr 831 Km 2.5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07" table:style-name="ce7">
            <text:p>10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Ultimate Auto Repair &amp;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rankyramos94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4077475472</text:p>
          </table:table-cell>
          <table:table-cell office:value-type="string" table:style-name="ce1">
            <text:p>Bo. Pueblo # 281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08" table:style-name="ce7">
            <text:p>10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ilco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edrorosado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443138</text:p>
          </table:table-cell>
          <table:table-cell office:value-type="string" table:style-name="ce1">
            <text:p>Carretera 872 Km.0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09" table:style-name="ce7">
            <text:p>10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hority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berto.afanado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53912</text:p>
          </table:table-cell>
          <table:table-cell office:value-type="string" table:style-name="ce1">
            <text:p>Bo. Minillas KM.4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10" table:style-name="ce7">
            <text:p>10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Naz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9003</text:p>
          </table:table-cell>
          <table:table-cell office:value-type="string" table:style-name="ce1">
            <text:p>AVE CEMENTERIO NACIO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11" table:style-name="ce7">
            <text:p>10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Ped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rochopeter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0448</text:p>
          </table:table-cell>
          <table:table-cell office:value-type="string" table:style-name="ce1">
            <text:p>Carretera 831 Km.4.0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12" table:style-name="ce7">
            <text:p>10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Per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Sierra Blq.45 #1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13" table:style-name="ce7">
            <text:p>10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gic Touch Spot Paint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310770</text:p>
          </table:table-cell>
          <table:table-cell office:value-type="string" table:style-name="ce1">
            <text:p>Urb. Rexville B2-1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14" table:style-name="ce7">
            <text:p>10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gic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1682</text:p>
          </table:table-cell>
          <table:table-cell office:value-type="string" table:style-name="ce1">
            <text:p>Carr.167 Ramal 830 km.1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15" table:style-name="ce7">
            <text:p>10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Barrig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arrio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16" table:style-name="ce7">
            <text:p>10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Armando El Original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2885</text:p>
          </table:table-cell>
          <table:table-cell office:value-type="string" table:style-name="ce1">
            <text:p>Carretera 167 Km 15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17" table:style-name="ce7">
            <text:p>10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ivera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4525</text:p>
          </table:table-cell>
          <table:table-cell office:value-type="string" table:style-name="ce1">
            <text:p>Bo.Buena Vista KM.16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18" table:style-name="ce7">
            <text:p>10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Hec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5953</text:p>
          </table:table-cell>
          <table:table-cell office:value-type="string" table:style-name="ce1">
            <text:p>Carretera 831 Km 4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19" table:style-name="ce7">
            <text:p>10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Heri Professional Lub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0752</text:p>
          </table:table-cell>
          <table:table-cell office:value-type="string" table:style-name="ce1">
            <text:p>Hato Tejas Interiors J-92<text:s text:c="2"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20" table:style-name="ce7">
            <text:p>10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Mul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70333</text:p>
          </table:table-cell>
          <table:table-cell office:value-type="string" table:style-name="ce1">
            <text:p>Santa Olaya Carretera 83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21" table:style-name="ce7">
            <text:p>10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Chin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2446</text:p>
          </table:table-cell>
          <table:table-cell office:value-type="string" table:style-name="ce1">
            <text:p>Bo Buena Vista <text:s/>Km-3 Hm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22" table:style-name="ce7">
            <text:p>10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Hojalateria y Pintura Velazq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5943</text:p>
          </table:table-cell>
          <table:table-cell office:value-type="string" table:style-name="ce1">
            <text:p>Bo.Barrio Nuevo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23" table:style-name="ce7">
            <text:p>10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Fix Body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utofix_bodyshop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5284</text:p>
          </table:table-cell>
          <table:table-cell office:value-type="string" table:style-name="ce1">
            <text:p>Urbanización Rio Plantatio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24" table:style-name="ce7">
            <text:p>10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Jaime - Jose J Ocasio Borg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6555</text:p>
          </table:table-cell>
          <table:table-cell office:value-type="string" table:style-name="ce1">
            <text:p>Carretera 831 Bo.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25" table:style-name="ce7">
            <text:p>10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C Body Shop, Inc. - Alland Obreg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4771</text:p>
          </table:table-cell>
          <table:table-cell office:value-type="string" table:style-name="ce1">
            <text:p>Industrial Corujo #2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26" table:style-name="ce7">
            <text:p>10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acosta@onelinkpr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05319</text:p>
          </table:table-cell>
          <table:table-cell office:value-type="string" table:style-name="ce1">
            <text:p>Río Plantatio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27" table:style-name="ce7">
            <text:p>10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lassic Touch Pain &amp; Body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2971</text:p>
          </table:table-cell>
          <table:table-cell office:value-type="string" table:style-name="ce1">
            <text:p>Bo. Guaraguao Sector Cance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28" table:style-name="ce7">
            <text:p>10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Cabrera - Joaqui­n Cabrera Per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3101</text:p>
          </table:table-cell>
          <table:table-cell office:value-type="string" table:style-name="ce1">
            <text:p>Bo. Dajao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29" table:style-name="ce7">
            <text:p>10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Juni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5397</text:p>
          </table:table-cell>
          <table:table-cell office:value-type="string" table:style-name="ce1">
            <text:p>Carretera 840 Km 2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30" table:style-name="ce7">
            <text:p>10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Las Palmas <text:s/>Cabre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45094</text:p>
          </table:table-cell>
          <table:table-cell office:value-type="string" table:style-name="ce1">
            <text:p>Dr. Hiram González #49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31" table:style-name="ce7">
            <text:p>10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Puerto 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3018</text:p>
          </table:table-cell>
          <table:table-cell office:value-type="string" table:style-name="ce1">
            <text:p>Carretera 830 <text:s text:c="2"/>Km. 7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32" table:style-name="ce7">
            <text:p>10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odrí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8824</text:p>
          </table:table-cell>
          <table:table-cell office:value-type="string" table:style-name="ce1">
            <text:p>Carretera 167 Ramal 840 <text:s/>Km. 2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33" table:style-name="ce7">
            <text:p>10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Santa Cruz - Héctor Piñeiro Serra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1806</text:p>
          </table:table-cell>
          <table:table-cell office:value-type="string" table:style-name="ce1">
            <text:p>37 Santa Cru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34" table:style-name="ce7">
            <text:p>10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Celí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7705</text:p>
          </table:table-cell>
          <table:table-cell office:value-type="string" table:style-name="ce1">
            <text:p>Carretera 167 Kilómetro 20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35" table:style-name="ce7">
            <text:p>10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Genesis - Santana Almonte Julio 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5181</text:p>
          </table:table-cell>
          <table:table-cell office:value-type="string" table:style-name="ce1">
            <text:p>Avenida Santa Juanita 10-4 (final)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36" table:style-name="ce7">
            <text:p>10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Ju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9253</text:p>
          </table:table-cell>
          <table:table-cell office:value-type="string" table:style-name="ce1">
            <text:p>Carretera 167 Ramal 82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37" table:style-name="ce7">
            <text:p>10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Pabl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536299</text:p>
          </table:table-cell>
          <table:table-cell office:value-type="string" table:style-name="ce1">
            <text:p>Calle Quina NQ-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38" table:style-name="ce7">
            <text:p>10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Padill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5113</text:p>
          </table:table-cell>
          <table:table-cell office:value-type="string" table:style-name="ce1">
            <text:p>Carretera 831 <text:s/>Km. 3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39" table:style-name="ce7">
            <text:p>10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J Frame Equip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ieraalex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339898</text:p>
          </table:table-cell>
          <table:table-cell office:value-type="string" table:style-name="ce1">
            <text:p>BO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40" table:style-name="ce7">
            <text:p>10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Grajales Multy Wo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gtmw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806001</text:p>
          </table:table-cell>
          <table:table-cell office:value-type="string" table:style-name="ce1">
            <text:p>Bo. Volcan Arena Fi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41" table:style-name="ce7">
            <text:p>10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Ch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asony27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0419</text:p>
          </table:table-cell>
          <table:table-cell office:value-type="string" table:style-name="ce1">
            <text:p>Carretera 829 Kilómetro 4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42" table:style-name="ce7">
            <text:p>10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El A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4872</text:p>
          </table:table-cell>
          <table:table-cell office:value-type="string" table:style-name="ce1">
            <text:p>Carretera 167 Km 17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43" table:style-name="ce7">
            <text:p>10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Los Amig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0246</text:p>
          </table:table-cell>
          <table:table-cell office:value-type="string" table:style-name="ce1">
            <text:p>Avenida Cementerio Nacional #1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44" table:style-name="ce7">
            <text:p>10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Note Montañ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200993</text:p>
          </table:table-cell>
          <table:table-cell office:value-type="string" table:style-name="ce1">
            <text:p>Carretera 830 km 0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45" table:style-name="ce7">
            <text:p>10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Ros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0065</text:p>
          </table:table-cell>
          <table:table-cell office:value-type="string" table:style-name="ce1">
            <text:p>Van Scoy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46" table:style-name="ce7">
            <text:p>10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echnology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ucho-collision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3236</text:p>
          </table:table-cell>
          <table:table-cell office:value-type="string" table:style-name="ce1">
            <text:p>Santa Olay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47" table:style-name="ce7">
            <text:p>10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marine Paints and More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raulioup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055555</text:p>
          </table:table-cell>
          <table:table-cell office:value-type="string" table:style-name="ce1">
            <text:p>Parque Industrial Luchetti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48" table:style-name="ce7">
            <text:p>10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inelis Auto Repair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 Santa Olay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49" table:style-name="ce7">
            <text:p>10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body Auto Shop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urobody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50285</text:p>
          </table:table-cell>
          <table:table-cell office:value-type="string" table:style-name="ce1">
            <text:p>Reparto Industrial Correa #2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50" table:style-name="ce7">
            <text:p>10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eneral Auto Interio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mma.generalautointerio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9608</text:p>
          </table:table-cell>
          <table:table-cell office:value-type="string" table:style-name="ce1">
            <text:p>Reparto Industrial Corr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51" table:style-name="ce7">
            <text:p>10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ncepción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59055</text:p>
          </table:table-cell>
          <table:table-cell office:value-type="string" table:style-name="ce1">
            <text:p>Avenida Cementerio Nacional Número 2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52" table:style-name="ce7">
            <text:p>10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J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owiec15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1758</text:p>
          </table:table-cell>
          <table:table-cell office:value-type="string" table:style-name="ce1">
            <text:p>Carretera 167 KM 19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53" table:style-name="ce7">
            <text:p>10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erminio Melendez Mor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Extensión Villa Rica AK-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54" table:style-name="ce7">
            <text:p>10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esus Vargas Hojalater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9227</text:p>
          </table:table-cell>
          <table:table-cell office:value-type="string" table:style-name="ce1">
            <text:p>Calle 3 Buzón 135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55" table:style-name="ce7">
            <text:p>10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Fonse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25913</text:p>
          </table:table-cell>
          <table:table-cell office:value-type="string" table:style-name="ce1">
            <text:p>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56" table:style-name="ce7">
            <text:p>10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Pint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3615</text:p>
          </table:table-cell>
          <table:table-cell office:value-type="string" table:style-name="ce1">
            <text:p>Carretera 167 <text:s/>Km .16 Hm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57" table:style-name="ce7">
            <text:p>10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errasa Auto Cle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tarraza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66120</text:p>
          </table:table-cell>
          <table:table-cell office:value-type="string" table:style-name="ce1">
            <text:p>Alturas de Flamboya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58" table:style-name="ce7">
            <text:p>10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land Car Car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725 Avenida West Mai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59" table:style-name="ce7">
            <text:p>10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uerto Rico Car Car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2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60" table:style-name="ce7">
            <text:p>10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ienda Eclips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laza de Sol mal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61" table:style-name="ce7">
            <text:p>10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Precision GM - Luis Rojas Merc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uisrojas03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6810</text:p>
          </table:table-cell>
          <table:table-cell office:value-type="string" table:style-name="ce1">
            <text:p>Urb.Lomas Verdes F-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62" table:style-name="ce7">
            <text:p>10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BENG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872 KM 0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63" table:style-name="ce7">
            <text:p>10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bisahim Nieves Mé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Princip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64" table:style-name="ce7">
            <text:p>10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ngel Oyola Tañ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06227</text:p>
          </table:table-cell>
          <table:table-cell office:value-type="string" table:style-name="ce1">
            <text:p>Carretera 829 Km 16 Interio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65" table:style-name="ce7">
            <text:p>10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rco Service St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220167</text:p>
          </table:table-cell>
          <table:table-cell office:value-type="string" table:style-name="ce1">
            <text:p>Centro Comercial Bayamón Garde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66" table:style-name="ce7">
            <text:p>10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uena Vista Motors Rebuild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2257</text:p>
          </table:table-cell>
          <table:table-cell office:value-type="string" table:style-name="ce1">
            <text:p>RR-8 BOX 272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67" table:style-name="ce7">
            <text:p>10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vilas Hermanos Machine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68" table:style-name="ce7">
            <text:p>10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k Auto Repai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5889</text:p>
          </table:table-cell>
          <table:table-cell office:value-type="string" table:style-name="ce1">
            <text:p>Carretera 167 Km 13.8 Sec.1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69" table:style-name="ce7">
            <text:p>10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Bá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<text:s/>Bo.Guaraguao K.M.10.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70" table:style-name="ce7">
            <text:p>10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Papo Dia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5292</text:p>
          </table:table-cell>
          <table:table-cell office:value-type="string" table:style-name="ce1">
            <text:p>Calle Comerío # 3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71" table:style-name="ce7">
            <text:p>10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Ton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04558</text:p>
          </table:table-cell>
          <table:table-cell office:value-type="string" table:style-name="ce1">
            <text:p>Barrio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72" table:style-name="ce7">
            <text:p>10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King Auto Repea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878065</text:p>
          </table:table-cell>
          <table:table-cell office:value-type="string" table:style-name="ce1">
            <text:p>Avenida Laurel 2U-10 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73" table:style-name="ce7">
            <text:p>10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Koko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leno90@hotmail 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0624</text:p>
          </table:table-cell>
          <table:table-cell office:value-type="string" table:style-name="ce1">
            <text:p>Santa Juani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74" table:style-name="ce7">
            <text:p>10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ánica Viv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nida Nogal 3D <text:s/>#3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75" table:style-name="ce7">
            <text:p>10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onchin <text:s/>Carburato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410 Calle Comerí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76" table:style-name="ce7">
            <text:p>10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he New Gene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. Comerí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77" table:style-name="ce7">
            <text:p>10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rans-Powe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raulioup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85840</text:p>
          </table:table-cell>
          <table:table-cell office:value-type="string" table:style-name="ce1">
            <text:p>Urb. Alturas de Flamboyan #30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78" table:style-name="ce7">
            <text:p>10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pert Transmissions L.L.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harold@garciapadr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6365</text:p>
          </table:table-cell>
          <table:table-cell office:value-type="string" table:style-name="ce1">
            <text:p>N-29 Avenida Magnol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79" table:style-name="ce7">
            <text:p>10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ruck Servic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05151</text:p>
          </table:table-cell>
          <table:table-cell office:value-type="string" table:style-name="ce1">
            <text:p>Urb. Ind. Luchetti Km. 4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80" table:style-name="ce7">
            <text:p>10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Tat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081</text:p>
          </table:table-cell>
          <table:table-cell office:value-type="string" table:style-name="ce1">
            <text:p>Calle 5 AB 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81" table:style-name="ce7">
            <text:p>10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rael Audi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6999</text:p>
          </table:table-cell>
          <table:table-cell office:value-type="string" table:style-name="ce1">
            <text:p>carr #812 <text:s/>Km. 5.5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82" table:style-name="ce7">
            <text:p>10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Alicea - Juan L. Alicea Ferr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berto.afanado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1699</text:p>
          </table:table-cell>
          <table:table-cell office:value-type="string" table:style-name="ce1">
            <text:p>GG-31 Calle 1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83" table:style-name="ce7">
            <text:p>10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El Psiquiatra - Jose O Palaci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hree1969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620453</text:p>
          </table:table-cell>
          <table:table-cell office:value-type="string" table:style-name="ce1">
            <text:p>Carr 831 km 2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84" table:style-name="ce7">
            <text:p>10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S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ilverstarinvestigation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95431</text:p>
          </table:table-cell>
          <table:table-cell office:value-type="string" table:style-name="ce1">
            <text:p>Urb. Santa Juanita<text:s text:c="2"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85" table:style-name="ce7">
            <text:p>10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van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9537</text:p>
          </table:table-cell>
          <table:table-cell office:value-type="string" table:style-name="ce1">
            <text:p>Avenida Los Dominic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86" table:style-name="ce7">
            <text:p>10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yamón Auto Service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438484</text:p>
          </table:table-cell>
          <table:table-cell office:value-type="string" table:style-name="ce1">
            <text:p>Bo. 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87" table:style-name="ce7">
            <text:p>10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é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Sierra Bayamó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88" table:style-name="ce7">
            <text:p>10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El Ind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5810</text:p>
          </table:table-cell>
          <table:table-cell office:value-type="string" table:style-name="ce1">
            <text:p>Urb.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89" table:style-name="ce7">
            <text:p>10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lentín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BELL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90" table:style-name="ce7">
            <text:p>10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ramar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6971</text:p>
          </table:table-cell>
          <table:table-cell office:value-type="string" table:style-name="ce1">
            <text:p>Ave. Cementerio Natio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91" table:style-name="ce7">
            <text:p>10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uncan Service Distributor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7770</text:p>
          </table:table-cell>
          <table:table-cell office:value-type="string" table:style-name="ce1">
            <text:p>URB FLAMBOYAN GARDE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92" table:style-name="ce7">
            <text:p>10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Guz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hectorf64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0746</text:p>
          </table:table-cell>
          <table:table-cell office:value-type="string" table:style-name="ce1">
            <text:p>Bo. Guaraguao Arrib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93" table:style-name="ce7">
            <text:p>10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mmys Auto Repairs - Alicea Otero Davi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Sector Las Guava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94" table:style-name="ce7">
            <text:p>10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olar Protection Z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4255</text:p>
          </table:table-cell>
          <table:table-cell office:value-type="string" table:style-name="ce1">
            <text:p>Urb. Sierra Linda A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95" table:style-name="ce7">
            <text:p>10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ransmissiones Con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6270</text:p>
          </table:table-cell>
          <table:table-cell office:value-type="string" table:style-name="ce1">
            <text:p>Ave. Santa juanita CC-1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96" table:style-name="ce7">
            <text:p>10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lie Torres Tor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0045</text:p>
          </table:table-cell>
          <table:table-cell office:value-type="string" table:style-name="ce1">
            <text:p>Carretera 864 <text:s/>27 (Sótano)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97" table:style-name="ce7">
            <text:p>10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iesel Engine Technici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iago Iglesia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98" table:style-name="ce7">
            <text:p>10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C. Medina Sant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exville B-10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099" table:style-name="ce7">
            <text:p>10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rmans Evo Technolog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53365</text:p>
          </table:table-cell>
          <table:table-cell office:value-type="string" table:style-name="ce1">
            <text:p>Urb. Sierra Lind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00" table:style-name="ce7">
            <text:p>11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urn Key Managemen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69419</text:p>
          </table:table-cell>
          <table:table-cell office:value-type="string" table:style-name="ce1">
            <text:p>Urb Monte Clar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01" table:style-name="ce7">
            <text:p>11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Mercado - Diogenes Mercado Herna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aisy302@outlook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1250</text:p>
          </table:table-cell>
          <table:table-cell office:value-type="string" table:style-name="ce1">
            <text:p>Urb. Hermana Dá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02" table:style-name="ce7">
            <text:p>11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Ros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Qintas De Tortuguero<text:s/></text:p>
          </table:table-cell>
          <table:table-cell office:value-type="string" table:style-name="ce5">
            <text:p>Vega Baj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03" table:style-name="ce7">
            <text:p>11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. Santana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7347</text:p>
          </table:table-cell>
          <table:table-cell office:value-type="string" table:style-name="ce1">
            <text:p>Carretera 830 Km 2.4 Ramal Gove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04" table:style-name="ce7">
            <text:p>11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Polo - Hipolito Vázquez Sánch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86131</text:p>
          </table:table-cell>
          <table:table-cell office:value-type="string" table:style-name="ce1">
            <text:p>Calle 9 Blq L #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05" table:style-name="ce7">
            <text:p>11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&amp;F Mechanical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1828</text:p>
          </table:table-cell>
          <table:table-cell office:value-type="string" table:style-name="ce1">
            <text:p>Bayamón Gardens F-26 Calle 1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06" table:style-name="ce7">
            <text:p>11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liable Industrial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174 Km 4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07" table:style-name="ce7">
            <text:p>11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a Casa de las Gomas, Inc. - I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vansanchez591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8755</text:p>
          </table:table-cell>
          <table:table-cell office:value-type="string" table:style-name="ce1">
            <text:p>Avenida Nelson Martinez, <text:s/>Esq. Palma Re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08" table:style-name="ce7">
            <text:p>11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el Taller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813755</text:p>
          </table:table-cell>
          <table:table-cell office:value-type="string" table:style-name="ce1">
            <text:p>Carr. 174 A-4. Urb. Agustin Stah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09" table:style-name="ce7">
            <text:p>11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leen Figueroa h/n/c Gamy Auto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50955</text:p>
          </table:table-cell>
          <table:table-cell office:value-type="string" table:style-name="ce1">
            <text:p>Urb Santa Juani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10" table:style-name="ce7">
            <text:p>11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Monch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2678</text:p>
          </table:table-cell>
          <table:table-cell office:value-type="string" table:style-name="ce1">
            <text:p>Rexville BL-32 Calle 41<text:s text:c="3"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11" table:style-name="ce7">
            <text:p>11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ánchez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3351</text:p>
          </table:table-cell>
          <table:table-cell office:value-type="string" table:style-name="ce1">
            <text:p>Extensión Forest Hills <text:s/>H-12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12" table:style-name="ce7">
            <text:p>11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Unlimited Diesel Supply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unlimiteddieselsupply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4300</text:p>
          </table:table-cell>
          <table:table-cell office:value-type="string" table:style-name="ce1">
            <text:p>Urb Flamboyan Garde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13" table:style-name="ce7">
            <text:p>11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Mecanica Migu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4126</text:p>
          </table:table-cell>
          <table:table-cell office:value-type="string" table:style-name="ce1">
            <text:p>Calle Zinia (antes Int Ave Los Millones)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14" table:style-name="ce7">
            <text:p>11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servicios Caparra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hectorf64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1022</text:p>
          </table:table-cell>
          <table:table-cell office:value-type="string" table:style-name="ce1">
            <text:p>Carr # 2 Km 8.5 Marginal <text:s/>Jardines De Caparr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15" table:style-name="ce7">
            <text:p>11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 Import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mmpr.1963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5150</text:p>
          </table:table-cell>
          <table:table-cell office:value-type="string" table:style-name="ce1">
            <text:p>Ave. Nogal 4-1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16" table:style-name="ce7">
            <text:p>11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ke's Tire Center &amp;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72000</text:p>
          </table:table-cell>
          <table:table-cell office:value-type="string" table:style-name="ce1">
            <text:p>Urb. Flamboyan Gardens U-1 Calle 1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17" table:style-name="ce7">
            <text:p>11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icentro Santa Ro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icole.hernandezg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4139</text:p>
          </table:table-cell>
          <table:table-cell office:value-type="string" table:style-name="ce1">
            <text:p>Avenida Aguas Buenas Blq 10 #1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18" table:style-name="ce7">
            <text:p>11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igueroa Muffler Shop - Jose A Figueroa Niev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1657</text:p>
          </table:table-cell>
          <table:table-cell office:value-type="string" table:style-name="ce1">
            <text:p>Carretera 167 Km 13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19" table:style-name="ce7">
            <text:p>11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lacios Motor-Spor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10770</text:p>
          </table:table-cell>
          <table:table-cell office:value-type="string" table:style-name="ce1">
            <text:p>Bo. Minillas Carr. 83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20" table:style-name="ce7">
            <text:p>11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San Car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0417</text:p>
          </table:table-cell>
          <table:table-cell office:value-type="string" table:style-name="ce1">
            <text:p>Calle Comerío 34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21" table:style-name="ce7">
            <text:p>11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Kristian M Torres Martin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tnik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22303</text:p>
          </table:table-cell>
          <table:table-cell office:value-type="string" table:style-name="ce1">
            <text:p>Monte Clar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22" table:style-name="ce7">
            <text:p>11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emonade Group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0040</text:p>
          </table:table-cell>
          <table:table-cell office:value-type="string" table:style-name="ce1">
            <text:p>Industrial Minillas Park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23" table:style-name="ce7">
            <text:p>11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gustin Perez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872 Km. 0.0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24" table:style-name="ce7">
            <text:p>11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né Auto Air Quick Lu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5544</text:p>
          </table:table-cell>
          <table:table-cell office:value-type="string" table:style-name="ce1">
            <text:p>Carretera 167 Km18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25" table:style-name="ce7">
            <text:p>11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Kiko Muffl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molina_65@hot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nida Cementerio Nacional #2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26" table:style-name="ce7">
            <text:p>11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l In One Autoca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25334</text:p>
          </table:table-cell>
          <table:table-cell office:value-type="string" table:style-name="ce1">
            <text:p>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27" table:style-name="ce7">
            <text:p>11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elix Au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elixauto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5743</text:p>
          </table:table-cell>
          <table:table-cell office:value-type="string" table:style-name="ce1">
            <text:p>Urb.Lomas Verdes 2 E-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28" table:style-name="ce7">
            <text:p>11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ck &amp; Pinion Special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anta Catali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29" table:style-name="ce7">
            <text:p>11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exis Mechanical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lexis_honda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389800</text:p>
          </table:table-cell>
          <table:table-cell office:value-type="string" table:style-name="ce1">
            <text:p>Calle Comerio 49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30" table:style-name="ce7">
            <text:p>11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S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raulioup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0303</text:p>
          </table:table-cell>
          <table:table-cell office:value-type="string" table:style-name="ce1">
            <text:p>Ave. Las Cumb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31" table:style-name="ce7">
            <text:p>11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rlando Cortes Cent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50929</text:p>
          </table:table-cell>
          <table:table-cell office:value-type="string" table:style-name="ce1">
            <text:p>Camino Las Riberas Numero 40</text:p>
          </table:table-cell>
          <table:table-cell office:value-type="string" table:style-name="ce5">
            <text:p>Toa Al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32" table:style-name="ce7">
            <text:p>11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gustin Martinez Ca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33" table:style-name="ce7">
            <text:p>11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64433</text:p>
          </table:table-cell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34" table:style-name="ce7">
            <text:p>11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yende Mechanic - Ruben Ayende Mor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uben.ayende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51 Calle Pajaro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35" table:style-name="ce7">
            <text:p>11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nmanuel Diaz Eli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492342</text:p>
          </table:table-cell>
          <table:table-cell office:value-type="string" table:style-name="ce1">
            <text:p>Urb Rio Plantation 56 Calle 2 Est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36" table:style-name="ce7">
            <text:p>11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Pablito Transmissions - Moises Rodriguez 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oisesrodriguez01@outlook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5142</text:p>
          </table:table-cell>
          <table:table-cell office:value-type="string" table:style-name="ce1">
            <text:p>Urb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37" table:style-name="ce7">
            <text:p>11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 Auto Technolog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01100</text:p>
          </table:table-cell>
          <table:table-cell office:value-type="string" table:style-name="ce1">
            <text:p>Urb Santa Monic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38" table:style-name="ce7">
            <text:p>11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rturo Rodriguez Ort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Rexville ZD 2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39" table:style-name="ce7">
            <text:p>11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Computer DIagnost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40" table:style-name="ce7">
            <text:p>11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tagena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0496</text:p>
          </table:table-cell>
          <table:table-cell office:value-type="string" table:style-name="ce1">
            <text:p>Extensión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41" table:style-name="ce7">
            <text:p>11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81951</text:p>
          </table:table-cell>
          <table:table-cell office:value-type="string" table:style-name="ce1">
            <text:p>Carretera Estatal 872 KM 1.0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42" table:style-name="ce7">
            <text:p>11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die Hon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ddiehonda73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2435</text:p>
          </table:table-cell>
          <table:table-cell office:value-type="string" table:style-name="ce1">
            <text:p>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43" table:style-name="ce7">
            <text:p>11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ectromecánica Cru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74810</text:p>
          </table:table-cell>
          <table:table-cell office:value-type="string" table:style-name="ce1">
            <text:p>Barrio La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44" table:style-name="ce7">
            <text:p>11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kie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ckysnoppy@prw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90625</text:p>
          </table:table-cell>
          <table:table-cell office:value-type="string" table:style-name="ce1">
            <text:p>K-22 Avenida Magnoli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45" table:style-name="ce7">
            <text:p>11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Ferm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932</text:p>
          </table:table-cell>
          <table:table-cell office:value-type="string" table:style-name="ce1">
            <text:p>Bo.Hato Tejas Km.1.5 #29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46" table:style-name="ce7">
            <text:p>11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exvil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4430</text:p>
          </table:table-cell>
          <table:table-cell office:value-type="string" table:style-name="ce1">
            <text:p>Calle 9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47" table:style-name="ce7">
            <text:p>11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Rafa Ort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447 Calle Comerí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48" table:style-name="ce7">
            <text:p>11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Roberto Rober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3658</text:p>
          </table:table-cell>
          <table:table-cell office:value-type="string" table:style-name="ce1">
            <text:p>Carretera 167 Km 20.2 La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49" table:style-name="ce7">
            <text:p>11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abo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20522</text:p>
          </table:table-cell>
          <table:table-cell office:value-type="string" table:style-name="ce1">
            <text:p>D094 Calle Los Millon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50" table:style-name="ce7">
            <text:p>11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Rivera Herna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49318</text:p>
          </table:table-cell>
          <table:table-cell office:value-type="string" table:style-name="ce1">
            <text:p>Urb. Rexvill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51" table:style-name="ce7">
            <text:p>11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L Cruz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esar@surfea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76577</text:p>
          </table:table-cell>
          <table:table-cell office:value-type="string" table:style-name="ce1">
            <text:p>Urb. Villa España Q-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52" table:style-name="ce7">
            <text:p>11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Auto Repair - Luis Rivera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upiaza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58348</text:p>
          </table:table-cell>
          <table:table-cell office:value-type="string" table:style-name="ce1">
            <text:p>Urb. Rexville Carretera 167 Sección 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53" table:style-name="ce7">
            <text:p>11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diadores Ray Co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7673</text:p>
          </table:table-cell>
          <table:table-cell office:value-type="string" table:style-name="ce1">
            <text:p>Carretera 167 al lado del Flea Market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54" table:style-name="ce7">
            <text:p>11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OS Servicio Automotri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604243</text:p>
          </table:table-cell>
          <table:table-cell office:value-type="string" table:style-name="ce1">
            <text:p>DD41 Ave 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55" table:style-name="ce7">
            <text:p>11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ito Hon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862 Km. 2.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56" table:style-name="ce7">
            <text:p>11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esus A Osorio Vizcarron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658453</text:p>
          </table:table-cell>
          <table:table-cell office:value-type="string" table:style-name="ce1">
            <text:p>Urb. Campo Verde C-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57" table:style-name="ce7">
            <text:p>11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ivera &amp; Machine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erdinand@fgcaccounting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0228</text:p>
          </table:table-cell>
          <table:table-cell office:value-type="string" table:style-name="ce1">
            <text:p>Bo. La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58" table:style-name="ce7">
            <text:p>11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Alice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1820</text:p>
          </table:table-cell>
          <table:table-cell office:value-type="string" table:style-name="ce1">
            <text:p>Barrio Buena Vista KM 14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59" table:style-name="ce7">
            <text:p>11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uben Nales Car Ca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uben.nales.car.care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2185659</text:p>
          </table:table-cell>
          <table:table-cell office:value-type="string" table:style-name="ce1">
            <text:p>Urb.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60" table:style-name="ce7">
            <text:p>11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aac Muffl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anta Juani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61" table:style-name="ce7">
            <text:p>11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Che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2898</text:p>
          </table:table-cell>
          <table:table-cell office:value-type="string" table:style-name="ce1">
            <text:p>Carretera 831 Km 6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62" table:style-name="ce7">
            <text:p>11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é A. Pérez Guerre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8445</text:p>
          </table:table-cell>
          <table:table-cell office:value-type="string" table:style-name="ce1">
            <text:p>Barrio La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63" table:style-name="ce7">
            <text:p>11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fy Auto Repair Radiators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05943</text:p>
          </table:table-cell>
          <table:table-cell office:value-type="string" table:style-name="ce1">
            <text:p>Buena Vis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64" table:style-name="ce7">
            <text:p>11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t By Accident - Victor M Alcazar Rosar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187277</text:p>
          </table:table-cell>
          <table:table-cell office:value-type="string" table:style-name="ce1">
            <text:p>Bo Minilla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65" table:style-name="ce7">
            <text:p>11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66" table:style-name="ce7">
            <text:p>11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ww.carlosauto403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8705</text:p>
          </table:table-cell>
          <table:table-cell office:value-type="string" table:style-name="ce1">
            <text:p>Calle Comerío #40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67" table:style-name="ce7">
            <text:p>11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ecission Convert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2458</text:p>
          </table:table-cell>
          <table:table-cell office:value-type="string" table:style-name="ce1">
            <text:p>Ave Las Cumbr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68" table:style-name="ce7">
            <text:p>11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 J Air Group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Pachin Marin 182</text:p>
          </table:table-cell>
          <table:table-cell office:value-type="string" table:style-name="ce5">
            <text:p>Hato Re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69" table:style-name="ce7">
            <text:p>11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frigeration Engineering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87000</text:p>
          </table:table-cell>
          <table:table-cell office:value-type="string" table:style-name="ce1">
            <text:p>Oficinas Centrales e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70" table:style-name="ce7">
            <text:p>11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mador Radiado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71" table:style-name="ce7">
            <text:p>11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ine and Terminal Servic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tsoffice@mtspr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4852</text:p>
          </table:table-cell>
          <table:table-cell office:value-type="string" table:style-name="ce1">
            <text:p>LUCHETTI INDUSTRIAL PARK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72" table:style-name="ce7">
            <text:p>11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 One Collision Center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oman@maccaccounting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167 Km 20.3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73" table:style-name="ce7">
            <text:p>11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G Air Conditioning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ieves_cpa@liv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8765</text:p>
          </table:table-cell>
          <table:table-cell office:value-type="string" table:style-name="ce1">
            <text:p>Carr. <text:s/>#2 <text:s/>Km. 13.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74" table:style-name="ce7">
            <text:p>11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a Rosa 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6200</text:p>
          </table:table-cell>
          <table:table-cell office:value-type="string" table:style-name="ce1">
            <text:p>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75" table:style-name="ce7">
            <text:p>11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Tecn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7290</text:p>
          </table:table-cell>
          <table:table-cell office:value-type="string" table:style-name="ce1">
            <text:p>Barrio Millon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76" table:style-name="ce7">
            <text:p>11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diadores Lizardi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ieves_cpa@liv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4496</text:p>
          </table:table-cell>
          <table:table-cell office:value-type="string" table:style-name="ce1">
            <text:p>Urb. Sierra Bayamó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77" table:style-name="ce7">
            <text:p>11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kio Motors, Inc. - Uriel Garcia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okiomoto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319943</text:p>
          </table:table-cell>
          <table:table-cell office:value-type="string" table:style-name="ce1">
            <text:p><text:s/>Rio Plantation Carr 872 Km 0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78" table:style-name="ce7">
            <text:p>11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igh Power Diesel &amp; Ignacio Méndez Almol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5935</text:p>
          </table:table-cell>
          <table:table-cell office:value-type="string" table:style-name="ce1">
            <text:p>Carretera Militar # 2 Km. 13.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79" table:style-name="ce7">
            <text:p>11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mon Gonzal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Lomas Verde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80" table:style-name="ce7">
            <text:p>11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rky Junior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2133</text:p>
          </table:table-cell>
          <table:table-cell office:value-type="string" table:style-name="ce1">
            <text:p>108 Ave. Irlanda Height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81" table:style-name="ce7">
            <text:p>11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uis E. Negron Jord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222490</text:p>
          </table:table-cell>
          <table:table-cell office:value-type="string" table:style-name="ce1">
            <text:p>Bo Guaraguao Sector Chorrer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82" table:style-name="ce7">
            <text:p>11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 Almendro Muffl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7866</text:p>
          </table:table-cell>
          <table:table-cell office:value-type="string" table:style-name="ce1">
            <text:p>Carretera 6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83" table:style-name="ce7">
            <text:p>11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ster Mechanics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nida G. Concepción de Gra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84" table:style-name="ce7">
            <text:p>11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iago Auto Body - WS Managemen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antiagoautobody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8103</text:p>
          </table:table-cell>
          <table:table-cell office:value-type="string" table:style-name="ce1">
            <text:p>28 Carretera 29 Margi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85" table:style-name="ce7">
            <text:p>11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lendez Auto Gro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llanomorales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86" table:style-name="ce7">
            <text:p>11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igh Power Diesel Cor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nfo@japontecpa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9580</text:p>
          </table:table-cell>
          <table:table-cell office:value-type="string" table:style-name="ce1">
            <text:p>Carr. 2 Km 13.8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87" table:style-name="ce7">
            <text:p>11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Sau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. 167 Ramal 812 KM. 6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88" table:style-name="ce7">
            <text:p>11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C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64278</text:p>
          </table:table-cell>
          <table:table-cell office:value-type="string" table:style-name="ce1">
            <text:p>Carr 174 KM 5.1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89" table:style-name="ce7">
            <text:p>11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r. Glass - Sánchez &amp;Velázquez Auto Gl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rglassp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0405</text:p>
          </table:table-cell>
          <table:table-cell office:value-type="string" table:style-name="ce1">
            <text:p>Avenida Comerío Km. 24.0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90" table:style-name="ce7">
            <text:p>11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diadores Ven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49 Bloque 51 #2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91" table:style-name="ce7">
            <text:p>11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paraciones Ro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anoroman27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303908</text:p>
          </table:table-cell>
          <table:table-cell office:value-type="string" table:style-name="ce1">
            <text:p>Santa Juanita GC-9 ave. Laurel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92" table:style-name="ce7">
            <text:p>11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guelito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65146</text:p>
          </table:table-cell>
          <table:table-cell office:value-type="string" table:style-name="ce1">
            <text:p>Carretera 167 Km 17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93" table:style-name="ce7">
            <text:p>11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gnolia Muffler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cdanielp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8366</text:p>
          </table:table-cell>
          <table:table-cell office:value-type="string" table:style-name="ce1">
            <text:p>0-7 Avenida Magnoli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94" table:style-name="ce7">
            <text:p>11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es Monster Transmission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674345</text:p>
          </table:table-cell>
          <table:table-cell office:value-type="string" table:style-name="ce1">
            <text:p>URB STA JUANI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95" table:style-name="ce7">
            <text:p>11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yamon Muffl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5067</text:p>
          </table:table-cell>
          <table:table-cell office:value-type="string" table:style-name="ce1">
            <text:p>URB LOMAS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96" table:style-name="ce7">
            <text:p>11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 and <text:s/>Boat Ca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bcarecente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2463284</text:p>
          </table:table-cell>
          <table:table-cell office:value-type="string" table:style-name="ce1">
            <text:p>Bo. Juan Sá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97" table:style-name="ce7">
            <text:p>11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raflores Tires And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8004</text:p>
          </table:table-cell>
          <table:table-cell office:value-type="string" table:style-name="ce1">
            <text:p>Avenida Los Dominico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98" table:style-name="ce7">
            <text:p>11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tudio Auto Bo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ourdes@cpagove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21129</text:p>
          </table:table-cell>
          <table:table-cell office:value-type="string" table:style-name="ce1">
            <text:p>Ave Gilberto Concepcion Garcias Blq. 25-1 Local 4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199" table:style-name="ce7">
            <text:p>11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lavica - PR C.U.M.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ortiz@plavica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42166</text:p>
          </table:table-cell>
          <table:table-cell office:value-type="string" table:style-name="ce1">
            <text:p>Bo Hato Tejas Sec. Maestre Ave. West Main Carr. 2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00" table:style-name="ce7">
            <text:p>12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sado Auto Gla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794959</text:p>
          </table:table-cell>
          <table:table-cell office:value-type="string" table:style-name="ce1">
            <text:p>Marginal #167 Blq. A #2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01" table:style-name="ce7">
            <text:p>12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nternational Auto Repair And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64242</text:p>
          </table:table-cell>
          <table:table-cell office:value-type="string" table:style-name="ce1">
            <text:p>Urb.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02" table:style-name="ce7">
            <text:p>12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frizar Auto Air Condition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8va. Secc.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03" table:style-name="ce7">
            <text:p>12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BA Taller Reparaciones El Mae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Royal Tow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04" table:style-name="ce7">
            <text:p>12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ectromecanica Ang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460</text:p>
          </table:table-cell>
          <table:table-cell office:value-type="string" table:style-name="ce1">
            <text:p>Lomas Verdes # 9 ave. Laurel Fi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05" table:style-name="ce7">
            <text:p>12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ream <text:s/>Ti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Buena Vista Km.15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06" table:style-name="ce7">
            <text:p>12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bon Auto Colision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abonautocollision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10701</text:p>
          </table:table-cell>
          <table:table-cell office:value-type="string" table:style-name="ce1">
            <text:p>Urb. Miraflo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07" table:style-name="ce7">
            <text:p>12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los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1382</text:p>
          </table:table-cell>
          <table:table-cell office:value-type="string" table:style-name="ce1">
            <text:p>Rio Platation #2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08" table:style-name="ce7">
            <text:p>12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167 Carbura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8552</text:p>
          </table:table-cell>
          <table:table-cell office:value-type="string" table:style-name="ce1">
            <text:p>Carr. 167 Km. 17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09" table:style-name="ce7">
            <text:p>12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ector L Guz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15 G-2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10" table:style-name="ce7">
            <text:p>12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Reynaldo Cas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Lomas Verde IF-4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11" table:style-name="ce7">
            <text:p>12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he Rookie Body Paint - Homa Horta Tor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32756</text:p>
          </table:table-cell>
          <table:table-cell office:value-type="string" table:style-name="ce1">
            <text:p>I F 32 Ave.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12" table:style-name="ce7">
            <text:p>12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lendez Management LL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547200</text:p>
          </table:table-cell>
          <table:table-cell office:value-type="string" table:style-name="ce1">
            <text:p>Ave. West Mai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13" table:style-name="ce7">
            <text:p>12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Xtreme Dimension Body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176409</text:p>
          </table:table-cell>
          <table:table-cell office:value-type="string" table:style-name="ce1">
            <text:p>Urb. Sierra Bayamo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14" table:style-name="ce7">
            <text:p>12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P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1037</text:p>
          </table:table-cell>
          <table:table-cell office:value-type="string" table:style-name="ce1">
            <text:p>Carretera 167 Km. 1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15" table:style-name="ce7">
            <text:p>12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Tolí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16" table:style-name="ce7">
            <text:p>12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Carlos Figueroa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ckysnoppy@prw.net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Buena Vista Sector La Pra Km.16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17" table:style-name="ce7">
            <text:p>12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 Rodrí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5140</text:p>
          </table:table-cell>
          <table:table-cell office:value-type="string" table:style-name="ce1">
            <text:p>Barriada La Caridad # 8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18" table:style-name="ce7">
            <text:p>12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rtiz Collision Expert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1486</text:p>
          </table:table-cell>
          <table:table-cell office:value-type="string" table:style-name="ce1">
            <text:p>Calle Comerío 486 Interio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19" table:style-name="ce7">
            <text:p>12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irst Class Body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ucycordova55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5453</text:p>
          </table:table-cell>
          <table:table-cell office:value-type="string" table:style-name="ce1">
            <text:p>Carretera 167 <text:s/>Km. 20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20" table:style-name="ce7">
            <text:p>12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inelis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99484</text:p>
          </table:table-cell>
          <table:table-cell office:value-type="string" table:style-name="ce1">
            <text:p>CARR 829 KM 6 HM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21" table:style-name="ce7">
            <text:p>12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M Auto Collision Cor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i Edf 131 Suite 1 Industri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22" table:style-name="ce7">
            <text:p>12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Servicios Jireh Bayamo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67295</text:p>
          </table:table-cell>
          <table:table-cell office:value-type="string" table:style-name="ce1">
            <text:p>SECT LA ALDEA LOCAL #3 BO CERRO GOR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23" table:style-name="ce7">
            <text:p>12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C Auto Collision Repair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berriosmjats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R-174 Km 3.0 Urb Industria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24" table:style-name="ce7">
            <text:p>12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Juni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Comerio 18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25" table:style-name="ce7">
            <text:p>12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Maltes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 Buena Vis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26" table:style-name="ce7">
            <text:p>12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Miranda Body Shop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riaarill@garajemiranda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7650</text:p>
          </table:table-cell>
          <table:table-cell office:value-type="string" table:style-name="ce1">
            <text:p><text:s/>Insdustrial Luchetti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27" table:style-name="ce7">
            <text:p>12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Tolin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caccountin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64585</text:p>
          </table:table-cell>
          <table:table-cell office:value-type="string" table:style-name="ce1">
            <text:p>Lomas Verdes F-13 Ave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28" table:style-name="ce7">
            <text:p>12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ato Tejas Auto Collisio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42 A-17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29" table:style-name="ce7">
            <text:p>12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tínez Auto Body and Paint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rtinezautobodypaint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70065</text:p>
          </table:table-cell>
          <table:table-cell office:value-type="string" table:style-name="ce1">
            <text:p>Bo. Pajaros Americano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30" table:style-name="ce7">
            <text:p>12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Quality Auto Body Pa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2549</text:p>
          </table:table-cell>
          <table:table-cell office:value-type="string" table:style-name="ce1">
            <text:p>C/COMERIO #33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31" table:style-name="ce7">
            <text:p>12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Chapo Hojalateria y Pintu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60442</text:p>
          </table:table-cell>
          <table:table-cell office:value-type="string" table:style-name="ce1">
            <text:p>Urb.Lomas Verdes IF 3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32" table:style-name="ce7">
            <text:p>12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&amp;R Paint &amp; Body Shop - HL Associates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oricuapai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39117</text:p>
          </table:table-cell>
          <table:table-cell office:value-type="string" table:style-name="ce1">
            <text:p>Carretera 872 <text:s/>Km.1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33" table:style-name="ce7">
            <text:p>12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Y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hectorf64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6740</text:p>
          </table:table-cell>
          <table:table-cell office:value-type="string" table:style-name="ce1">
            <text:p>Bo Guaraguao Sector La More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34" table:style-name="ce7">
            <text:p>12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yamon Bump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2583</text:p>
          </table:table-cell>
          <table:table-cell office:value-type="string" table:style-name="ce1">
            <text:p>Avenida Comerío #2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35" table:style-name="ce7">
            <text:p>12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'Master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#319 Calle Comerio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36" table:style-name="ce7">
            <text:p>12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psc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104210</text:p>
          </table:table-cell>
          <table:table-cell office:value-type="string" table:style-name="ce1">
            <text:p>Urb. Santa Juanita NG-1A Calle Qui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37" table:style-name="ce7">
            <text:p>12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ichies - Ricardo Vega Col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798693</text:p>
          </table:table-cell>
          <table:table-cell office:value-type="string" table:style-name="ce1">
            <text:p>Carretera #831 KM 4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38" table:style-name="ce7">
            <text:p>12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ober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3916</text:p>
          </table:table-cell>
          <table:table-cell office:value-type="string" table:style-name="ce1">
            <text:p>Urb. Villa Conte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39" table:style-name="ce7">
            <text:p>12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ennis Plaz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235263</text:p>
          </table:table-cell>
          <table:table-cell office:value-type="string" table:style-name="ce1">
            <text:p>Urb Santa Juani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40" table:style-name="ce7">
            <text:p>12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nás Negrón Fran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 Minil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41" table:style-name="ce7">
            <text:p>12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Quality Auto Body Pa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Comerio 336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42" table:style-name="ce7">
            <text:p>12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brera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aly5104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3764</text:p>
          </table:table-cell>
          <table:table-cell office:value-type="string" table:style-name="ce1">
            <text:p>CARR 830 KM 1 HM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43" table:style-name="ce7">
            <text:p>12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bón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10701</text:p>
          </table:table-cell>
          <table:table-cell office:value-type="string" table:style-name="ce1">
            <text:p>Calle 12 Bloque Z #1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44" table:style-name="ce7">
            <text:p>12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ar Body Shop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arbodyshop1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66414</text:p>
          </table:table-cell>
          <table:table-cell office:value-type="string" table:style-name="ce1">
            <text:p>Carr 831 Km 4.5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45" table:style-name="ce7">
            <text:p>12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Xtreme Auto Collision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308129</text:p>
          </table:table-cell>
          <table:table-cell office:value-type="string" table:style-name="ce1">
            <text:p>Carretera 872 Km. 0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46" table:style-name="ce7">
            <text:p>12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TAS LL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lamboyantire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Lomas Verdes 2S-11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47" table:style-name="ce7">
            <text:p>12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ddie Garcia Ros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13893</text:p>
          </table:table-cell>
          <table:table-cell office:value-type="string" table:style-name="ce1">
            <text:p>Carr. 862 Km 0.6 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48" table:style-name="ce7">
            <text:p>12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techniqu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Santa Rosa # 64 calle Esteban Padil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49" table:style-name="ce7">
            <text:p>12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uerto Rico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489864</text:p>
          </table:table-cell>
          <table:table-cell office:value-type="string" table:style-name="ce1">
            <text:p>Urb.Sierra Linda FF 3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50" table:style-name="ce7">
            <text:p>12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Cor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Villa Conte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51" table:style-name="ce7">
            <text:p>12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La Loma - Jose A Pizarro Giust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7506</text:p>
          </table:table-cell>
          <table:table-cell office:value-type="string" table:style-name="ce1">
            <text:p>Bo. Cerro Gordo Km.4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52" table:style-name="ce7">
            <text:p>12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urgos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.167 Km.11.1 Bo.Dajao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53" table:style-name="ce7">
            <text:p>12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El Profeta - Jorge Diaz Di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4685</text:p>
          </table:table-cell>
          <table:table-cell office:value-type="string" table:style-name="ce1">
            <text:p>Calle Comerio # 34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54" table:style-name="ce7">
            <text:p>12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La Famil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583255</text:p>
          </table:table-cell>
          <table:table-cell office:value-type="string" table:style-name="ce1">
            <text:p>AVE MAGNOLI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55" table:style-name="ce7">
            <text:p>12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ivera Machine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 Aldea Carr. 840 Km 0.9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56" table:style-name="ce7">
            <text:p>12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Di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30012</text:p>
          </table:table-cell>
          <table:table-cell office:value-type="string" table:style-name="ce1">
            <text:p>Calle Hiram Gonzalez #37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57" table:style-name="ce7">
            <text:p>12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Israel Truck Fingerlift Repair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 Buen Vis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58" table:style-name="ce7">
            <text:p>12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.M. Auto Service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167 Km 16.9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59" table:style-name="ce7">
            <text:p>12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C Motorspor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io Plantation #7 Calle 3 este<text:s text:c="2"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60" table:style-name="ce7">
            <text:p>12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M. Auto Service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 Buena Vis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61" table:style-name="ce7">
            <text:p>12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Ange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62" table:style-name="ce7">
            <text:p>12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ew Generation Bayamon Cor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.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63" table:style-name="ce7">
            <text:p>12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fael Rodriguez Diaz - Gomicentro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7800</text:p>
          </table:table-cell>
          <table:table-cell office:value-type="string" table:style-name="ce1">
            <text:p>Urb. Royal Palm Ave. Nog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64" table:style-name="ce7">
            <text:p>12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J Transmiss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gomezyz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70863</text:p>
          </table:table-cell>
          <table:table-cell office:value-type="string" table:style-name="ce1">
            <text:p>427 Calle Comerio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65" table:style-name="ce7">
            <text:p>12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yaltek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yaltek47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596184442</text:p>
          </table:table-cell>
          <table:table-cell office:value-type="string" table:style-name="ce1">
            <text:p>Urb 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66" table:style-name="ce7">
            <text:p>12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lvador Mathews Rod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Royal Palm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67" table:style-name="ce7">
            <text:p>12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Zambrana Auto Service And Part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iramirez@imgaccountingservices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1217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68" table:style-name="ce7">
            <text:p>12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Servicio Miraflor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7134</text:p>
          </table:table-cell>
          <table:table-cell office:value-type="string" table:style-name="ce1">
            <text:p>Urb Miraflor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69" table:style-name="ce7">
            <text:p>12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uru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0818</text:p>
          </table:table-cell>
          <table:table-cell office:value-type="string" table:style-name="ce1">
            <text:p>Calle Dr. Hiram González #34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70" table:style-name="ce7">
            <text:p>12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no Machine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6433</text:p>
          </table:table-cell>
          <table:table-cell office:value-type="string" table:style-name="ce1">
            <text:p>Avenida Las Cumbr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71" table:style-name="ce7">
            <text:p>12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R Auto - <text:s/>Mecanic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7178180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72" table:style-name="ce7">
            <text:p>12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ive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0228</text:p>
          </table:table-cell>
          <table:table-cell office:value-type="string" table:style-name="ce1">
            <text:p>Carretera 84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73" table:style-name="ce7">
            <text:p>12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20168</text:p>
          </table:table-cell>
          <table:table-cell office:value-type="string" table:style-name="ce1">
            <text:p>Carretera 81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74" table:style-name="ce7">
            <text:p>12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uben <text:s/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figueroa02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200504</text:p>
          </table:table-cell>
          <table:table-cell office:value-type="string" table:style-name="ce1">
            <text:p>Carretera #167 Km 22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75" table:style-name="ce7">
            <text:p>12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So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76" table:style-name="ce7">
            <text:p>12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Flor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loran@coqui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44098</text:p>
          </table:table-cell>
          <table:table-cell office:value-type="string" table:style-name="ce1">
            <text:p>Urb. Royal Tow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77" table:style-name="ce7">
            <text:p>12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Kar Joe Specialti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Comerio #43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78" table:style-name="ce7">
            <text:p>12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Jimm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58253</text:p>
          </table:table-cell>
          <table:table-cell office:value-type="string" table:style-name="ce1">
            <text:p>4 G-1 Calle Tulipán Urb.Lomas Verdes 4 G-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79" table:style-name="ce7">
            <text:p>12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ckey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Pájaros #5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80" table:style-name="ce7">
            <text:p>12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diadores Daja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4457</text:p>
          </table:table-cell>
          <table:table-cell office:value-type="string" table:style-name="ce1">
            <text:p>Bo.Dajaos #10 -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81" table:style-name="ce7">
            <text:p>12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B Auto Repai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betrcrd@ao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4724</text:p>
          </table:table-cell>
          <table:table-cell office:value-type="string" table:style-name="ce1">
            <text:p>Urb.Magnolia Gardens K-1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82" table:style-name="ce7">
            <text:p>12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os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97368</text:p>
          </table:table-cell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83" table:style-name="ce7">
            <text:p>12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ervicentro Buena Vista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ervicentrobuenavista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2008</text:p>
          </table:table-cell>
          <table:table-cell office:value-type="string" table:style-name="ce1">
            <text:p>Carretera 167 <text:s/>Km. 16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84" table:style-name="ce7">
            <text:p>12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ervicentro Card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6660</text:p>
          </table:table-cell>
          <table:table-cell office:value-type="string" table:style-name="ce1">
            <text:p>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85" table:style-name="ce7">
            <text:p>12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Arrie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5469</text:p>
          </table:table-cell>
          <table:table-cell office:value-type="string" table:style-name="ce1">
            <text:p>Sierra Bayamon 55 -11 Calle 46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86" table:style-name="ce7">
            <text:p>12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Aviles - Carlos I Avilez Gonzal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azmania@onelinkpr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8949</text:p>
          </table:table-cell>
          <table:table-cell office:value-type="string" table:style-name="ce1">
            <text:p>Santa Juanita #206 sec 1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87" table:style-name="ce7">
            <text:p>12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Giral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0371</text:p>
          </table:table-cell>
          <table:table-cell office:value-type="string" table:style-name="ce1">
            <text:p>Reparto Teresita #2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88" table:style-name="ce7">
            <text:p>12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Mi Sang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4115</text:p>
          </table:table-cell>
          <table:table-cell office:value-type="string" table:style-name="ce1">
            <text:p>Avenida Lomas Verdes DD-4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89" table:style-name="ce7">
            <text:p>12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Rosado - Eduardo Rosado Montalv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623693</text:p>
          </table:table-cell>
          <table:table-cell office:value-type="string" table:style-name="ce1">
            <text:p>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90" table:style-name="ce7">
            <text:p>12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ransmi - Z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8402</text:p>
          </table:table-cell>
          <table:table-cell office:value-type="string" table:style-name="ce1">
            <text:p>Bo.Cerro Gordo Km.2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91" table:style-name="ce7">
            <text:p>12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Zambrana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1217</text:p>
          </table:table-cell>
          <table:table-cell office:value-type="string" table:style-name="ce1">
            <text:p>Urb. Royal Palm IL-2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92" table:style-name="ce7">
            <text:p>12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benecer Machine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5728</text:p>
          </table:table-cell>
          <table:table-cell office:value-type="string" table:style-name="ce1">
            <text:p>377 Hiram Gonzál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93" table:style-name="ce7">
            <text:p>12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pert Tune 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Sierra Bayamón Blq.31 #1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94" table:style-name="ce7">
            <text:p>12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Edw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95" table:style-name="ce7">
            <text:p>12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&amp;F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fer.migdalia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53987</text:p>
          </table:table-cell>
          <table:table-cell office:value-type="string" table:style-name="ce1">
            <text:p>Bo. Guaragua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96" table:style-name="ce7">
            <text:p>12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ZC Auto Servic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imi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97450</text:p>
          </table:table-cell>
          <table:table-cell office:value-type="string" table:style-name="ce1">
            <text:p>Carr. 872 Km. 1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97" table:style-name="ce7">
            <text:p>12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ca Eric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861 Km 2.4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98" table:style-name="ce7">
            <text:p>12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a Mónica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lga6267@liv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41550</text:p>
          </table:table-cell>
          <table:table-cell office:value-type="string" table:style-name="ce1">
            <text:p>URB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299" table:style-name="ce7">
            <text:p>12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ck W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epato Valenci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00" table:style-name="ce7">
            <text:p>13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Va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Hato Tejas #8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01" table:style-name="ce7">
            <text:p>13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XL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35938</text:p>
          </table:table-cell>
          <table:table-cell office:value-type="string" table:style-name="ce1">
            <text:p>Bo. Pueblo #265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02" table:style-name="ce7">
            <text:p>13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egritos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camacho1977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2598</text:p>
          </table:table-cell>
          <table:table-cell office:value-type="string" table:style-name="ce1">
            <text:p>Miraflores 7-46 calle 14 (Ave. Los Dominicos)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03" table:style-name="ce7">
            <text:p>13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doms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29014</text:p>
          </table:table-cell>
          <table:table-cell office:value-type="string" table:style-name="ce1">
            <text:p>Carr 872 Km 1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04" table:style-name="ce7">
            <text:p>13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xi Service Al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46666</text:p>
          </table:table-cell>
          <table:table-cell office:value-type="string" table:style-name="ce1">
            <text:p>Urb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05" table:style-name="ce7">
            <text:p>13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Emmanuel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lendaliz329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50912</text:p>
          </table:table-cell>
          <table:table-cell office:value-type="string" table:style-name="ce1">
            <text:p>Ave 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06" table:style-name="ce7">
            <text:p>13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rman Evo Technolog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rmansargadoflash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9114</text:p>
          </table:table-cell>
          <table:table-cell office:value-type="string" table:style-name="ce1">
            <text:p>Urb 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07" table:style-name="ce7">
            <text:p>13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not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861 Blq A # 9 Sector Vista Al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08" table:style-name="ce7">
            <text:p>13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eparto Flamingo - Ivan Torres Col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ckysnoppy@prw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0254</text:p>
          </table:table-cell>
          <table:table-cell office:value-type="string" table:style-name="ce1">
            <text:p>Urb Hermanas Davil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09" table:style-name="ce7">
            <text:p>13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F Auto Solu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Comerio 270-272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10" table:style-name="ce7">
            <text:p>13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urbo Diese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9698829</text:p>
          </table:table-cell>
          <table:table-cell office:value-type="string" table:style-name="ce1">
            <text:p>Bo Pueblo # 145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11" table:style-name="ce7">
            <text:p>13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hepo Auto Repai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ucycordova55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91508</text:p>
          </table:table-cell>
          <table:table-cell office:value-type="string" table:style-name="ce1">
            <text:p>Carr. 864 Km. 1.0 <text:s/>#6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12" table:style-name="ce7">
            <text:p>13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estige Auto Ca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oman@maccaccounting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84113</text:p>
          </table:table-cell>
          <table:table-cell office:value-type="string" table:style-name="ce1">
            <text:p>Urb. Magnolia Garden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13" table:style-name="ce7">
            <text:p>13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Xpres Auto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54059</text:p>
          </table:table-cell>
          <table:table-cell office:value-type="string" table:style-name="ce1">
            <text:p>Urb. 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14" table:style-name="ce7">
            <text:p>13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ecno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37809</text:p>
          </table:table-cell>
          <table:table-cell office:value-type="string" table:style-name="ce1">
            <text:p>Urb Alturas de Flamboyan # 30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15" table:style-name="ce7">
            <text:p>13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J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axes.sas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32 km 12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16" table:style-name="ce7">
            <text:p>13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 Professional Part &amp;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74760</text:p>
          </table:table-cell>
          <table:table-cell office:value-type="string" table:style-name="ce1">
            <text:p>Ave. Cementerio Nacional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17" table:style-name="ce7">
            <text:p>13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lion Auto Tech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pa.erodriguez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28523</text:p>
          </table:table-cell>
          <table:table-cell office:value-type="string" table:style-name="ce1">
            <text:p>Urb Santa Catalin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18" table:style-name="ce7">
            <text:p>13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press Lu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unezjoseantonio@y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11394</text:p>
          </table:table-cell>
          <table:table-cell office:value-type="string" table:style-name="ce1">
            <text:p>Carr. 872 Km. 0.9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19" table:style-name="ce7">
            <text:p>13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Quiñones Tire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ohnduran1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7890</text:p>
          </table:table-cell>
          <table:table-cell office:value-type="string" table:style-name="ce1">
            <text:p>Urb. 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20" table:style-name="ce7">
            <text:p>13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lias Quick Service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yolacpa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5181</text:p>
          </table:table-cell>
          <table:table-cell office:value-type="string" table:style-name="ce1">
            <text:p>Carr. 167 Km. 10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21" table:style-name="ce7">
            <text:p>13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omera Los Perseverant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2381</text:p>
          </table:table-cell>
          <table:table-cell office:value-type="string" table:style-name="ce1">
            <text:p>Marginal 167 km 20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22" table:style-name="ce7">
            <text:p>13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iberty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malia103057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671831</text:p>
          </table:table-cell>
          <table:table-cell office:value-type="string" table:style-name="ce1">
            <text:p>Carretera 829 Km. 10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23" table:style-name="ce7">
            <text:p>13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l Services Group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630350</text:p>
          </table:table-cell>
          <table:table-cell office:value-type="string" table:style-name="ce1">
            <text:p>Bo. Pueblo #350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24" table:style-name="ce7">
            <text:p>13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vo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leuroservice@yahoo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ierra Bayam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25" table:style-name="ce7">
            <text:p>13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ma Performance &amp;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manuellaureano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 Lomas Verd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26" table:style-name="ce7">
            <text:p>13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D 1 One Auto Parts &amp; Services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105718</text:p>
          </table:table-cell>
          <table:table-cell office:value-type="string" table:style-name="ce1">
            <text:p>Urb Hermanas Davilas # 60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27" table:style-name="ce7">
            <text:p>13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aniel Rodríguez Dí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28" table:style-name="ce7">
            <text:p>13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ex EuroTe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034537</text:p>
          </table:table-cell>
          <table:table-cell office:value-type="string" table:style-name="ce1">
            <text:p>Calle 167 Km 15.5 Bo,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29" table:style-name="ce7">
            <text:p>13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idal Tire Center - Juan Rodriguez Marq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idaltire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30" table:style-name="ce7">
            <text:p>13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onda Te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872 Km. 12 #2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31" table:style-name="ce7">
            <text:p>13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de Mecanica y Tienda de Cartech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artechautomotivep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01000</text:p>
          </table:table-cell>
          <table:table-cell office:value-type="string" table:style-name="ce1">
            <text:p>Urb. Santa Juani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32" table:style-name="ce7">
            <text:p>13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83 Fast Fix &amp; Parts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172240</text:p>
          </table:table-cell>
          <table:table-cell office:value-type="string" table:style-name="ce1">
            <text:p>Reparto industrial Corre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33" table:style-name="ce7">
            <text:p>13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Quality Parts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2160923</text:p>
          </table:table-cell>
          <table:table-cell office:value-type="string" table:style-name="ce1">
            <text:p>Bo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34" table:style-name="ce7">
            <text:p>13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varez Auto Servi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alvarez_23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5181</text:p>
          </table:table-cell>
          <table:table-cell office:value-type="string" table:style-name="ce1">
            <text:p>Carretera 167 <text:s/>Km. 10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35" table:style-name="ce7">
            <text:p>13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Kimo Volv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kimovolvo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1529</text:p>
          </table:table-cell>
          <table:table-cell office:value-type="string" table:style-name="ce1">
            <text:p>Avenida Comerí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36" table:style-name="ce7">
            <text:p>13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. R. A. Muffle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Comerio #34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37" table:style-name="ce7">
            <text:p>13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po Racing Muffler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56553</text:p>
          </table:table-cell>
          <table:table-cell office:value-type="string" table:style-name="ce1">
            <text:p>Avenida Laurel 2E-1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38" table:style-name="ce7">
            <text:p>13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EY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. Santa Juani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39" table:style-name="ce7">
            <text:p>13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iguel A. Gonzalez h/n/c MGC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438656</text:p>
          </table:table-cell>
          <table:table-cell office:value-type="string" table:style-name="ce1">
            <text:p># 396 Calle Comerio Local <text:s/>#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40" table:style-name="ce7">
            <text:p>13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fessional Auto Solutions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86544</text:p>
          </table:table-cell>
          <table:table-cell office:value-type="string" table:style-name="ce1">
            <text:p>Carr 174 Km 3 <text:s/>Minilla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41" table:style-name="ce7">
            <text:p>13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costa Ti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costa_tire23@hot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42" table:style-name="ce7">
            <text:p>13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paraciones Moriviví,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283881</text:p>
          </table:table-cell>
          <table:table-cell office:value-type="string" table:style-name="ce1">
            <text:p>Bo Minillas Sector Las Guav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43" table:style-name="ce7">
            <text:p>13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Pablito Transmis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5142</text:p>
          </table:table-cell>
          <table:table-cell office:value-type="string" table:style-name="ce1">
            <text:p>8 Ave. Laurel Final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44" table:style-name="ce7">
            <text:p>13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pito 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4696</text:p>
          </table:table-cell>
          <table:table-cell office:value-type="string" table:style-name="ce1">
            <text:p>Urb. Magnolia G arden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45" table:style-name="ce7">
            <text:p>13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scot 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Hato Tejas Lote #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46" table:style-name="ce7">
            <text:p>13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M 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yosy07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6309</text:p>
          </table:table-cell>
          <table:table-cell office:value-type="string" table:style-name="ce1">
            <text:p>10 RIO PLANTATIO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47" table:style-name="ce7">
            <text:p>13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uto Elect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collazocpa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2932</text:p>
          </table:table-cell>
          <table:table-cell office:value-type="string" table:style-name="ce1">
            <text:p>Urb. Sierra Bayamó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48" table:style-name="ce7">
            <text:p>13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RUNILDA VIERA MARCA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/PAJARO #86-A INT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49" table:style-name="ce7">
            <text:p>13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Auto Electric - Jose B Rivera Ram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2012</text:p>
          </table:table-cell>
          <table:table-cell office:value-type="string" table:style-name="ce1">
            <text:p>Urb Valenci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50" table:style-name="ce7">
            <text:p>13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bril Auto Work's - Victor Abril Apon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brilautocollition@hot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. 840 Km. 0.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51" table:style-name="ce7">
            <text:p>13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 Miguel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79414</text:p>
          </table:table-cell>
          <table:table-cell office:value-type="string" table:style-name="ce1">
            <text:p>Carretera 840 Km.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52" table:style-name="ce7">
            <text:p>13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Charlie (ck devuelto #2008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167 Sector El Coquí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53" table:style-name="ce7">
            <text:p>13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Chiqu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arcelas Van Scoy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54" table:style-name="ce7">
            <text:p>13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Willi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1900</text:p>
          </table:table-cell>
          <table:table-cell office:value-type="string" table:style-name="ce1">
            <text:p>Bo. Cerro Gordo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55" table:style-name="ce7">
            <text:p>13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Mele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4281</text:p>
          </table:table-cell>
          <table:table-cell office:value-type="string" table:style-name="ce1">
            <text:p>Carr. 829 km 7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56" table:style-name="ce7">
            <text:p>13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Santi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57093</text:p>
          </table:table-cell>
          <table:table-cell office:value-type="string" table:style-name="ce1">
            <text:p>Carr. 831 km. 2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57" table:style-name="ce7">
            <text:p>13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G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861 Km. 20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58" table:style-name="ce7">
            <text:p>13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jao Auto Colli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80596</text:p>
          </table:table-cell>
          <table:table-cell office:value-type="string" table:style-name="ce1">
            <text:p>Bo Buena Vis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59" table:style-name="ce7">
            <text:p>13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8 Auto Body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eparto Industrial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60" table:style-name="ce7">
            <text:p>13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Ro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Dr. Hiram González #52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61" table:style-name="ce7">
            <text:p>13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Toni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224022</text:p>
          </table:table-cell>
          <table:table-cell office:value-type="string" table:style-name="ce1">
            <text:p>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62" table:style-name="ce7">
            <text:p>13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uan M Arrufat Re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adrianr7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980450</text:p>
          </table:table-cell>
          <table:table-cell office:value-type="string" table:style-name="ce1">
            <text:p>Carretera 167 Ramal 81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63" table:style-name="ce7">
            <text:p>13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R Car Paint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4782</text:p>
          </table:table-cell>
          <table:table-cell office:value-type="string" table:style-name="ce1">
            <text:p>Barrio <text:s/>Buena Vis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64" table:style-name="ce7">
            <text:p>13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Grajales Multi Work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 Cementerio Nacional #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65" table:style-name="ce7">
            <text:p>13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varez Car Paint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lvarezcarpainting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4782</text:p>
          </table:table-cell>
          <table:table-cell office:value-type="string" table:style-name="ce1">
            <text:p>Bo.Dajaos KM.10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66" table:style-name="ce7">
            <text:p>13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regorio Auto Coll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46457</text:p>
          </table:table-cell>
          <table:table-cell office:value-type="string" table:style-name="ce1">
            <text:p>Carretera 872 <text:s/>Km. 1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67" table:style-name="ce7">
            <text:p>13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ller Mecanica El Pediat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90155</text:p>
          </table:table-cell>
          <table:table-cell office:value-type="string" table:style-name="ce1">
            <text:p>D-1 Calle Fenix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68" table:style-name="ce7">
            <text:p>13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ecanipiezas 20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3839</text:p>
          </table:table-cell>
          <table:table-cell office:value-type="string" table:style-name="ce1">
            <text:p>Urb. Santa Monic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69" table:style-name="ce7">
            <text:p>13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UTO Automob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palexpr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085</text:p>
          </table:table-cell>
          <table:table-cell office:value-type="string" table:style-name="ce1">
            <text:p>URB 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70" table:style-name="ce7">
            <text:p>13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mecánica Báez - Cruz E Baez Acos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96345</text:p>
          </table:table-cell>
          <table:table-cell office:value-type="string" table:style-name="ce1">
            <text:p>Calle Comerio 41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71" table:style-name="ce7">
            <text:p>13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mpuka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8400</text:p>
          </table:table-cell>
          <table:table-cell office:value-type="string" table:style-name="ce1">
            <text:p>Carretera #2 km 13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72" table:style-name="ce7">
            <text:p>13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El Men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5212</text:p>
          </table:table-cell>
          <table:table-cell office:value-type="string" table:style-name="ce1">
            <text:p>Bo. Santa Olay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73" table:style-name="ce7">
            <text:p>13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iram Auto Repair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#65 Calle Comerío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74" table:style-name="ce7">
            <text:p>13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ose Auto Technicia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garciaacc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50914</text:p>
          </table:table-cell>
          <table:table-cell office:value-type="string" table:style-name="ce1">
            <text:p>Ave. Carlos Andalu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75" table:style-name="ce7">
            <text:p>13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ny Silva Auto Transmis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onysilvaautotransmision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185916</text:p>
          </table:table-cell>
          <table:table-cell office:value-type="string" table:style-name="ce1">
            <text:p>Carretera 167 KM20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76" table:style-name="ce7">
            <text:p>13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osper Auto Rep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aleriannevazquez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787184</text:p>
          </table:table-cell>
          <table:table-cell office:value-type="string" table:style-name="ce1">
            <text:p><text:s/>Calle Comerio #28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77" table:style-name="ce7">
            <text:p>13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ecision Diesel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recisiondiesel.p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8156</text:p>
          </table:table-cell>
          <table:table-cell office:value-type="string" table:style-name="ce1">
            <text:p>Carretera 864 Km. 2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78" table:style-name="ce7">
            <text:p>13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pean Auto Performan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79" table:style-name="ce7">
            <text:p>13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be Rac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6991</text:p>
          </table:table-cell>
          <table:table-cell office:value-type="string" table:style-name="ce1">
            <text:p>Bo. Buena Vis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80" table:style-name="ce7">
            <text:p>13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alter Rivera Romá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ord@lordaccountants.net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. Cementerio Naciona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81" table:style-name="ce7">
            <text:p>13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uro Xperts Auto Parts &amp; Repai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597614</text:p>
          </table:table-cell>
          <table:table-cell office:value-type="string" table:style-name="ce1">
            <text:p>Bo. Juan Sa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82" table:style-name="ce7">
            <text:p>13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Orlando Technical Mo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Hermanas Dá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83" table:style-name="ce7">
            <text:p>13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nuel E Henriquez More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allermanuelhenriquez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044</text:p>
          </table:table-cell>
          <table:table-cell office:value-type="string" table:style-name="ce1">
            <text:p>Barrio Minillas Setor Las Guav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84" table:style-name="ce7">
            <text:p>13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ge Don Millo - Jose M Soto Figuero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022350</text:p>
          </table:table-cell>
          <table:table-cell office:value-type="string" table:style-name="ce1">
            <text:p>Ext. Francisco Oller <text:s/>D-9 Calle 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85" table:style-name="ce7">
            <text:p>13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rman <text:s/>EVO Tecnologi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9114</text:p>
          </table:table-cell>
          <table:table-cell office:value-type="string" table:style-name="ce1">
            <text:p>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86" table:style-name="ce7">
            <text:p>13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R Diesel Tech Systems,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rdieseltech03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105121</text:p>
          </table:table-cell>
          <table:table-cell office:value-type="string" table:style-name="ce1">
            <text:p>Carr 827 Km 15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87" table:style-name="ce7">
            <text:p>13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araje Malib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74703</text:p>
          </table:table-cell>
          <table:table-cell office:value-type="string" table:style-name="ce1">
            <text:p>Bo. Minillas Km 4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88" table:style-name="ce7">
            <text:p>13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diadores RJ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ercadofremaint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6901</text:p>
          </table:table-cell>
          <table:table-cell office:value-type="string" table:style-name="ce1">
            <text:p>Carr 167 Km 20.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89" table:style-name="ce7">
            <text:p>13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lorao Advanced Mechanical Service - Colorao Rad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obert.colorao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8790</text:p>
          </table:table-cell>
          <table:table-cell office:value-type="string" table:style-name="ce1">
            <text:p>Carretera 872 Km. 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90" table:style-name="ce7">
            <text:p>13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yamon Carburator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44nh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8715</text:p>
          </table:table-cell>
          <table:table-cell office:value-type="string" table:style-name="ce1">
            <text:p>Urb. 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91" table:style-name="ce7">
            <text:p>13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rancisco de Jesus Rosa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1089</text:p>
          </table:table-cell>
          <table:table-cell office:value-type="string" table:style-name="ce1">
            <text:p>Van Scoy A-8 Calle #1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92" table:style-name="ce7">
            <text:p>13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DW Factory, Inc. - Proco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dwfactory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806174</text:p>
          </table:table-cell>
          <table:table-cell office:value-type="string" table:style-name="ce1">
            <text:p>Urb. Hermanas Da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93" table:style-name="ce7">
            <text:p>13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 Q R Transmission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94" table:style-name="ce7">
            <text:p>13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ector I. Colón Cru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arrio Ald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95" table:style-name="ce7">
            <text:p>13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C Auto Ai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ayannacruzgarcia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7800</text:p>
          </table:table-cell>
          <table:table-cell office:value-type="string" table:style-name="ce1">
            <text:p>Ave.Nogal 4X-1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96" table:style-name="ce7">
            <text:p>13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steban Premium Outlet - Grupo EPEM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ruiz@toyotadebayamon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40077</text:p>
          </table:table-cell>
          <table:table-cell office:value-type="string" table:style-name="ce1">
            <text:p>PR 2 KM 12 LOTE 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97" table:style-name="ce7">
            <text:p>13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over All Auto Detailing y A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167 Urb. River View 2A-17 Ba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98" table:style-name="ce7">
            <text:p>13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quero Auto Gall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Magnolia Garde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399" table:style-name="ce7">
            <text:p>13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lagship Volkswagen - Bella Auto Group Del Su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xvillanueva@bellagroup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207010</text:p>
          </table:table-cell>
          <table:table-cell office:value-type="string" table:style-name="ce1">
            <text:p>Carr 2 Km 14.7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00" table:style-name="ce7">
            <text:p>140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l Brand Auto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cpr1848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24103</text:p>
          </table:table-cell>
          <table:table-cell office:value-type="string" table:style-name="ce1">
            <text:p>Calle Marginal PR- 2 km 8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01" table:style-name="ce7">
            <text:p>140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ikai PR Corp. - Mazda Baya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racelis@cpagove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074244</text:p>
          </table:table-cell>
          <table:table-cell office:value-type="string" table:style-name="ce1">
            <text:p>Reparto Correa Carr. 2km 12.1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02" table:style-name="ce7">
            <text:p>14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brera Auto Group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808080</text:p>
          </table:table-cell>
          <table:table-cell office:value-type="string" table:style-name="ce1">
            <text:p>Plaza Del Sol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03" table:style-name="ce7">
            <text:p>140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ebo y Mike Auto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IEVES_CPA@LIVE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518900</text:p>
          </table:table-cell>
          <table:table-cell office:value-type="string" table:style-name="ce1">
            <text:p>Carr. 174 Km. 1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04" table:style-name="ce7">
            <text:p>140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R Parts Connection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Farol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05" table:style-name="ce7">
            <text:p>140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PH Motor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entro Comercial Rio Ho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06" table:style-name="ce7">
            <text:p>140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VH Motor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Rio Hondo Shopping Center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07" table:style-name="ce7">
            <text:p>140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aif Motor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Estacionamiento Centro Comercial Rio Hond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08" table:style-name="ce7">
            <text:p>140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MC Motor Corp. Evento 16 sep/16 oct 20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Bo. Pajaros Carr. 167 Km 2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09" table:style-name="ce7">
            <text:p>140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asy Auto Anagement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030005</text:p>
          </table:table-cell>
          <table:table-cell office:value-type="string" table:style-name="ce1">
            <text:p>Urb. Alturas de Flamboyá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10" table:style-name="ce7">
            <text:p>141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ield Formula Auto, Corp.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92001</text:p>
          </table:table-cell>
          <table:table-cell office:value-type="string" table:style-name="ce1">
            <text:p>Carretera #2 Km 14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11" table:style-name="ce7">
            <text:p>141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uriel Auto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lice@metrotoyotap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255700</text:p>
          </table:table-cell>
          <table:table-cell office:value-type="string" table:style-name="ce1">
            <text:p>MARGINAL BO JUAN SANCH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12" table:style-name="ce7">
            <text:p>141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rupo EPEM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ruiz@toyotadebayamon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30240</text:p>
          </table:table-cell>
          <table:table-cell office:value-type="string" table:style-name="ce1">
            <text:p>Carretera 167 Marginal A-1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13" table:style-name="ce7">
            <text:p>141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gazine Auto Sal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3939</text:p>
          </table:table-cell>
          <table:table-cell office:value-type="string" table:style-name="ce1">
            <text:p>Avenida Cementerio Nacional #16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14" table:style-name="ce7">
            <text:p>141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imay Auto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ocpr1848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12828</text:p>
          </table:table-cell>
          <table:table-cell office:value-type="string" table:style-name="ce1">
            <text:p>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15" table:style-name="ce7">
            <text:p>141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icardo Caballero Auto Corp Mitsubish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571001</text:p>
          </table:table-cell>
          <table:table-cell office:value-type="string" table:style-name="ce1">
            <text:p>Carr. 167 Km. 18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16" table:style-name="ce7">
            <text:p>141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nati Auto LLC h/n/c D'Show Au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441111</text:p>
          </table:table-cell>
          <table:table-cell office:value-type="string" table:style-name="ce1">
            <text:p>Reparto Correa Solar 5 y 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17" table:style-name="ce7">
            <text:p>141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yo Toyota Auto Sal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dwinauto@jun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6930</text:p>
          </table:table-cell>
          <table:table-cell office:value-type="string" table:style-name="ce1">
            <text:p>Avenida Teniente Nelson Martínez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18" table:style-name="ce7">
            <text:p>141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emium Motor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emapremiumcars1987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015</text:p>
          </table:table-cell>
          <table:table-cell office:value-type="string" table:style-name="ce1">
            <text:p>Santa Ro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19" table:style-name="ce7">
            <text:p>141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edica Distribution Center,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 # 2 km 12.2 Edif 190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20" table:style-name="ce7">
            <text:p>142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Zymas Auto S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zymasmv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094346</text:p>
          </table:table-cell>
          <table:table-cell office:value-type="string" table:style-name="ce1">
            <text:p>Urb. Rexville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21" table:style-name="ce7">
            <text:p>142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LOI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238744</text:p>
          </table:table-cell>
          <table:table-cell office:value-type="string" table:style-name="ce1">
            <text:p>Carr. #2 Km. 15.8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22" table:style-name="ce7">
            <text:p>142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uriel Auto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255700</text:p>
          </table:table-cell>
          <table:table-cell office:value-type="string" table:style-name="ce1">
            <text:p>Bo. Juan Sanchez Carr. num. 2 Km. 8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23" table:style-name="ce7">
            <text:p>142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D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ilmamjoel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683410</text:p>
          </table:table-cell>
          <table:table-cell office:value-type="string" table:style-name="ce1">
            <text:p>Calle 5 H- 16 Reparto Teresit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24" table:style-name="ce7">
            <text:p>142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&amp;K Auto Cr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Santa Juani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25" table:style-name="ce7">
            <text:p>142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ultimarca International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contralo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391269</text:p>
          </table:table-cell>
          <table:table-cell office:value-type="string" table:style-name="ce1">
            <text:p>Carr. 167 Km. 19.6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26" table:style-name="ce7">
            <text:p>142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n Scoy Auto Sal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5555</text:p>
          </table:table-cell>
          <table:table-cell office:value-type="string" table:style-name="ce1">
            <text:p>Carretera 829 161-B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27" table:style-name="ce7">
            <text:p>142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osada Auto Truck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anitzasantos@losadaaut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9190</text:p>
          </table:table-cell>
          <table:table-cell office:value-type="string" table:style-name="ce1">
            <text:p>Carr. # 2 Km. 1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28" table:style-name="ce7">
            <text:p>142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ella Retail Group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xvillanueva@bellagroup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874300</text:p>
          </table:table-cell>
          <table:table-cell office:value-type="string" table:style-name="ce1">
            <text:p>HATO TEJA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29" table:style-name="ce7">
            <text:p>142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entrocamion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48000</text:p>
          </table:table-cell>
          <table:table-cell office:value-type="string" table:style-name="ce1">
            <text:p>Carretera 167 <text:s/>Km. 21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30" table:style-name="ce7">
            <text:p>143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' Show Group, LLC H/N/C D' Show Au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pa@dshowaut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363714</text:p>
          </table:table-cell>
          <table:table-cell office:value-type="string" table:style-name="ce1">
            <text:p>Repto. Correa Solar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31" table:style-name="ce7">
            <text:p>143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marca - Venecars Int'l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contralor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9999001</text:p>
          </table:table-cell>
          <table:table-cell office:value-type="string" table:style-name="ce1">
            <text:p>Bo. Pájaro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32" table:style-name="ce7">
            <text:p>143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rive Time Auto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drivetimepr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1363</text:p>
          </table:table-cell>
          <table:table-cell office:value-type="string" table:style-name="ce1">
            <text:p>Carretera Número 2 Km. 15.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33" table:style-name="ce7">
            <text:p>143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quero Auto Sale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1313</text:p>
          </table:table-cell>
          <table:table-cell office:value-type="string" table:style-name="ce1">
            <text:p>Urb. Magnolia Gardens A-25 Marginal <text:s/>y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34" table:style-name="ce7">
            <text:p>143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TRO DE BAT. ACDELCO LOMAS VERDES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titanpower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38436</text:p>
          </table:table-cell>
          <table:table-cell office:value-type="string" table:style-name="ce1">
            <text:p>Urb Royal Palm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35" table:style-name="ce7">
            <text:p>143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.R. <text:s/>Battery &amp; Tire- Samuel Rodrigu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4138716</text:p>
          </table:table-cell>
          <table:table-cell office:value-type="string" table:style-name="ce1">
            <text:p>Urb. Royal Palm IC-2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36" table:style-name="ce7">
            <text:p>143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R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zautoworld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5404</text:p>
          </table:table-cell>
          <table:table-cell office:value-type="string" table:style-name="ce1">
            <text:p>Avenida Main Bloque 51 #3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37" table:style-name="ce7">
            <text:p>143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umer Appliance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gumerapplianceparts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67695</text:p>
          </table:table-cell>
          <table:table-cell office:value-type="string" table:style-name="ce1">
            <text:p>Marginal D-4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38" table:style-name="ce7">
            <text:p>143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by Auto Repair &amp; Air Conditioning Serv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alter_zemog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1051</text:p>
          </table:table-cell>
          <table:table-cell office:value-type="string" table:style-name="ce1">
            <text:p>Ave Minillas NK 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39" table:style-name="ce7">
            <text:p>143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CI Parts Incoporat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 Lomas Verde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40" table:style-name="ce7">
            <text:p>144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ina Auto Parts Deliver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840 Kilómetro 2.5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41" table:style-name="ce7">
            <text:p>144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ires Para Auto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ontabilidad@larservices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8054</text:p>
          </table:table-cell>
          <table:table-cell office:value-type="string" table:style-name="ce1">
            <text:p>Urb. Alhambr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42" table:style-name="ce7">
            <text:p>144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evolution Auto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.fariaautoparts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6940</text:p>
          </table:table-cell>
          <table:table-cell office:value-type="string" table:style-name="ce1">
            <text:p>Urb. Hermanas Dávil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43" table:style-name="ce7">
            <text:p>144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cceso Toyota, Inc. (Edriel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14715</text:p>
          </table:table-cell>
          <table:table-cell office:value-type="string" table:style-name="ce1">
            <text:p>Carretera #2 Km 15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44" table:style-name="ce7">
            <text:p>144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ccesorios y Piezas Daja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ccesorios.dajaos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7877</text:p>
          </table:table-cell>
          <table:table-cell office:value-type="string" table:style-name="ce1">
            <text:p>Bo.Dajao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45" table:style-name="ce7">
            <text:p>144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Discount Auto Body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8999</text:p>
          </table:table-cell>
          <table:table-cell office:value-type="string" table:style-name="ce1">
            <text:p>Barrio Minillas Carretera 831 Km 4.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46" table:style-name="ce7">
            <text:p>144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azaro Auto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1903</text:p>
          </table:table-cell>
          <table:table-cell office:value-type="string" table:style-name="ce1">
            <text:p>Urb.Sierra Bayamon Blq.16 #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47" table:style-name="ce7">
            <text:p>144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T Piez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trexville-autopartstoyota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2742</text:p>
          </table:table-cell>
          <table:table-cell office:value-type="string" table:style-name="ce1">
            <text:p>Calle 49 AA5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48" table:style-name="ce7">
            <text:p>144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arvaez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7329</text:p>
          </table:table-cell>
          <table:table-cell office:value-type="string" table:style-name="ce1">
            <text:p>Urb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49" table:style-name="ce7">
            <text:p>144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batier <text:s/>Supply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abatiersupplyivu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9400</text:p>
          </table:table-cell>
          <table:table-cell office:value-type="string" table:style-name="ce1">
            <text:p>Calle Correa #1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50" table:style-name="ce7">
            <text:p>145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yo Outlet Expres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oman@maccaccounting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 Royal Tow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51" table:style-name="ce7">
            <text:p>145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Extreme Auto Body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rcem13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8999</text:p>
          </table:table-cell>
          <table:table-cell office:value-type="string" table:style-name="ce1">
            <text:p>Carr. 831 <text:s/>Km. 4.3 Bo. Minilla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52" table:style-name="ce7">
            <text:p>145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UTO Automobi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utoautomobile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4085</text:p>
          </table:table-cell>
          <table:table-cell office:value-type="string" table:style-name="ce1">
            <text:p>Urb Santa Monic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53" table:style-name="ce7">
            <text:p>145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 Auto Service And Body Parts - Agosto Hernande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ilka_ago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739311</text:p>
          </table:table-cell>
          <table:table-cell office:value-type="string" table:style-name="ce1">
            <text:p>Urb.Alturas De Flamboyan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54" table:style-name="ce7">
            <text:p>145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orldpac Puerto Rico L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eslie.shanahan@gpi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505625</text:p>
          </table:table-cell>
          <table:table-cell office:value-type="string" table:style-name="ce1">
            <text:p>Soleras Industrial Park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55" table:style-name="ce7">
            <text:p>145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Piezas Minilla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ucycordova55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4865</text:p>
          </table:table-cell>
          <table:table-cell office:value-type="string" table:style-name="ce1">
            <text:p>Urb Santa Juanita D-C-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56" table:style-name="ce7">
            <text:p>145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Tronic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Urb. Sierra Bayamó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57" table:style-name="ce7">
            <text:p>145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afa Auto Body Cor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afaautobody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77170</text:p>
          </table:table-cell>
          <table:table-cell office:value-type="string" table:style-name="ce1">
            <text:p>Lomas Verdes 3V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58" table:style-name="ce7">
            <text:p>145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Rotary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zuheilnails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9801</text:p>
          </table:table-cell>
          <table:table-cell office:value-type="string" table:style-name="ce1">
            <text:p>Braulio Dueñ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59" table:style-name="ce7">
            <text:p>145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iezasmax,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piezasmax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3345</text:p>
          </table:table-cell>
          <table:table-cell office:value-type="string" table:style-name="ce1">
            <text:p>Lomas Verdes IC-16 ave. Lomas 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60" table:style-name="ce7">
            <text:p>146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entro Piezas Guaraguao, LL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centropiezasguaraguaollc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719714</text:p>
          </table:table-cell>
          <table:table-cell office:value-type="string" table:style-name="ce1">
            <text:p>Barrio Guaraguao Carr 174 Km.8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61" table:style-name="ce7">
            <text:p>146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ruck Parts Cent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entro Comercial Pitus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62" table:style-name="ce7">
            <text:p>146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idraulic Chromo Shop, Dr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861 <text:s/>Bloque A #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63" table:style-name="ce7">
            <text:p>146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a Rosa Body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nida Main 30-1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64" table:style-name="ce7">
            <text:p>146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Guaraguo Mot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shikse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508805</text:p>
          </table:table-cell>
          <table:table-cell office:value-type="string" table:style-name="ce1">
            <text:p>Carr 174 Km 8.4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65" table:style-name="ce7">
            <text:p>146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uerto Rico Transmatic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54003</text:p>
          </table:table-cell>
          <table:table-cell office:value-type="string" table:style-name="ce1">
            <text:p>A-10 Ave. 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66" table:style-name="ce7">
            <text:p>146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R Auto Trading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311 Calle Comeri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67" table:style-name="ce7">
            <text:p>146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abon Body Sho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971700</text:p>
          </table:table-cell>
          <table:table-cell office:value-type="string" table:style-name="ce1">
            <text:p>Urb Santa Monica Z-1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68" table:style-name="ce7">
            <text:p>146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 &amp; Diaz Auto Parts Express And Accessori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ucycordova55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047152</text:p>
          </table:table-cell>
          <table:table-cell office:value-type="string" table:style-name="ce1">
            <text:p>Carr. 862 Km 0.6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69" table:style-name="ce7">
            <text:p>146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Piezas del Caribe P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pcaribe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787363</text:p>
          </table:table-cell>
          <table:table-cell office:value-type="string" table:style-name="ce1">
            <text:p>Urb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70" table:style-name="ce7">
            <text:p>147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Bayamón Truck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rgroup.pr@gmail.com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Parque Industrial Luchetti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71" table:style-name="ce7">
            <text:p>14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enry W Soto Ale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hwsoto54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64888</text:p>
          </table:table-cell>
          <table:table-cell office:value-type="string" table:style-name="ce1">
            <text:p>Flamboyán Garden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72" table:style-name="ce7">
            <text:p>147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anta Juanita Toyota Parts - Jenuvid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87249</text:p>
          </table:table-cell>
          <table:table-cell office:value-type="string" table:style-name="ce1">
            <text:p>Urb. Santa Juanita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73" table:style-name="ce7">
            <text:p>147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ar y Truck Bouti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Avenida West Mai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74" table:style-name="ce7">
            <text:p>147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 &amp; A Auto Parts In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ulyserrano2008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96700</text:p>
          </table:table-cell>
          <table:table-cell office:value-type="string" table:style-name="ce1">
            <text:p>Bo Cerro Gordo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75" table:style-name="ce7">
            <text:p>147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he Parts Expe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rperez@rodzperez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20340</text:p>
          </table:table-cell>
          <table:table-cell office:value-type="string" table:style-name="ce1">
            <text:p>Vista Alegre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76" table:style-name="ce7">
            <text:p>147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Servicio Datsun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1075</text:p>
          </table:table-cell>
          <table:table-cell office:value-type="string" table:style-name="ce1">
            <text:p>Carretera # 2 Esquina Correa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77" table:style-name="ce7">
            <text:p>147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Quality Parts Remanufacturer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026666</text:p>
          </table:table-cell>
          <table:table-cell office:value-type="string" table:style-name="ce1">
            <text:p>Bo. Buena Vista Carr. 167 Km. 15.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78" table:style-name="ce7">
            <text:p>147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FJ Autoservice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garciaacc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9396302375</text:p>
          </table:table-cell>
          <table:table-cell office:value-type="string" table:style-name="ce1">
            <text:p>Calle Uruguay E-4 Ext. Forest Hill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79" table:style-name="ce7">
            <text:p>147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yo Spot - Manuel E Bueiz Giro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44386</text:p>
          </table:table-cell>
          <table:table-cell office:value-type="string" table:style-name="ce1">
            <text:p>Quintas del Norte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80" table:style-name="ce7">
            <text:p>148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yoisuzu Auto Parts - Empresas R&amp;R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8595246</text:p>
          </table:table-cell>
          <table:table-cell office:value-type="string" table:style-name="ce1">
            <text:p>F-12 Avenida 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81" table:style-name="ce7">
            <text:p>148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LAE Auto Air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883112</text:p>
          </table:table-cell>
          <table:table-cell office:value-type="string" table:style-name="ce1">
            <text:p>Avenida North Main <text:s text:c="2"/>Bloque 7 <text:s/>#8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82" table:style-name="ce7">
            <text:p>148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M Enterpri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678672</text:p>
          </table:table-cell>
          <table:table-cell office:value-type="string" table:style-name="ce1">
            <text:p>Urb Villa Rieta A-18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83" table:style-name="ce7">
            <text:p>148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far International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lle Correa #2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84" table:style-name="ce7">
            <text:p>148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J&amp;M All Part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3879500</text:p>
          </table:table-cell>
          <table:table-cell office:value-type="string" table:style-name="ce1">
            <text:p>Urb. Santa Rosa Bloq. 51#3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85" table:style-name="ce7">
            <text:p>148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rio Sound Center - MB Sound Alarm System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ariosoundcenter@yahoo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2614312</text:p>
          </table:table-cell>
          <table:table-cell office:value-type="string" table:style-name="ce1">
            <text:p>M - 7 y 8 Avenida Betanc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86" table:style-name="ce7">
            <text:p>14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uto Honda Body &amp; Parts - Markal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lizbethmercado@aifcpa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9041</text:p>
          </table:table-cell>
          <table:table-cell office:value-type="string" table:style-name="ce1">
            <text:p>Avenida Comerío ZA-1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87" table:style-name="ce7">
            <text:p>148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l Auto Body Parts Dist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etera 174 Km 8.0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88" table:style-name="ce7">
            <text:p>148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u Discount Ford Auto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83350</text:p>
          </table:table-cell>
          <table:table-cell office:value-type="string" table:style-name="ce1">
            <text:p>Urb. Lomas Verdes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89" table:style-name="ce7">
            <text:p>14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Toyomax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jpmoreno@prtc.net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6447540</text:p>
          </table:table-cell>
          <table:table-cell office:value-type="string" table:style-name="ce1">
            <text:p>Urb. Sierra Bayamón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90" table:style-name="ce7">
            <text:p>149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Alvarez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305181</text:p>
          </table:table-cell>
          <table:table-cell office:value-type="string" table:style-name="ce1">
            <text:p>Carretera 167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91" table:style-name="ce7">
            <text:p>149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B Imports Tansamerica Corpor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229999</text:p>
          </table:table-cell>
          <table:table-cell office:value-type="string" table:style-name="ce1">
            <text:p>1) Carr. Industrial Corujo Esq. Carr. #2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92" table:style-name="ce7">
            <text:p>14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Chinea Auto Par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table:style-name="ce1"/>
          <table:table-cell office:value-type="string" table:style-name="ce1">
            <text:p>Carr. 174 Bo. Guaragua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93" table:style-name="ce7">
            <text:p>14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Maldonado Auto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mmaldo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4477</text:p>
          </table:table-cell>
          <table:table-cell office:value-type="string" table:style-name="ce1">
            <text:p>Avenida Los Millones D-94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94" table:style-name="ce7">
            <text:p>149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aqueuro Auto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vaqueroautoparts@hot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8437</text:p>
          </table:table-cell>
          <table:table-cell office:value-type="string" table:style-name="ce1">
            <text:p>Marginal #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95" table:style-name="ce7">
            <text:p>14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Wesco Transmissions Parts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mortiz@wescotrans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6643</text:p>
          </table:table-cell>
          <table:table-cell office:value-type="string" table:style-name="ce1">
            <text:p>N-24 <text:s/>Avenida Lomas <text:s/>Verdes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96" table:style-name="ce7">
            <text:p>149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Hydraulic Supplies Components Corp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5939117</text:p>
          </table:table-cell>
          <table:table-cell office:value-type="string" table:style-name="ce1">
            <text:p>Carr 872 Km 1.4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97" table:style-name="ce7">
            <text:p>1497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Su Tienda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wperez@sutiendamopar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800010</text:p>
          </table:table-cell>
          <table:table-cell office:value-type="string" table:style-name="ce1">
            <text:p>Urb. Hnas Dávila Ave. Betances #43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98" table:style-name="ce7">
            <text:p>1498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Pichin Auto Part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acct.solutions.tax@gmail.com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978445</text:p>
          </table:table-cell>
          <table:table-cell office:value-type="string" table:style-name="ce1">
            <text:p>Carretera 167 K.M. 15.4 El <text:s/>Ocho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office:value-type="float" office:value="1499" table:style-name="ce7">
            <text:p>149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Aplica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Volky Performance, Inc.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No/Disponible</text:p>
          </table:table-cell>
          <table:table-cell office:value-type="string" table:style-name="ce1">
            <text:p>7877403730</text:p>
          </table:table-cell>
          <table:table-cell office:value-type="string" table:style-name="ce1">
            <text:p>IL - 31 Avenida Carlos J Andaluz<text:s/></text:p>
          </table:table-cell>
          <table:table-cell office:value-type="string" table:style-name="ce5">
            <text:p>Bayam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ccesorios</text:p>
          </table:table-cell>
          <table:table-cell table:number-columns-repeated="16369"/>
        </table:table-row>
        <table:table-row table:style-name="ro1">
          <table:table-cell table:style-name="ce7"/>
          <table:table-cell table:style-name="ce6"/>
          <table:table-cell table:number-columns-repeated="16382" table:style-name="ce1"/>
        </table:table-row>
        <table:table-row table:number-rows-repeated="10472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BERT</meta:initial-creator>
    <dc:creator>ROBERT</dc:creator>
    <meta:creation-date>2020-06-08T21:24:47Z</meta:creation-date>
    <dc:date>2020-06-10T06:28:04Z</dc:date>
  </office:meta>
</office:document-meta>
</file>